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4" style:family="table-column">
      <style:table-column-properties fo:break-before="auto" style:column-width="0.2047in"/>
    </style:style>
    <style:style style:name="co25" style:family="table-column">
      <style:table-column-properties fo:break-before="auto" style:column-width="1.3327in"/>
    </style:style>
    <style:style style:name="co23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0.1965in"/>
    </style:style>
    <style:style style:name="co21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0.2in"/>
    </style:style>
    <style:style style:name="co7" style:family="table-column">
      <style:table-column-properties fo:break-before="auto" style:column-width="0.3673in"/>
    </style:style>
    <style:style style:name="co8" style:family="table-column">
      <style:table-column-properties fo:break-before="auto" style:column-width="0.6681in"/>
    </style:style>
    <style:style style:name="co9" style:family="table-column">
      <style:table-column-properties fo:break-before="auto" style:column-width="0.5283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6252in"/>
    </style:style>
    <style:style style:name="co12" style:family="table-column">
      <style:table-column-properties fo:break-before="auto" style:column-width="0.861in"/>
    </style:style>
    <style:style style:name="co14" style:family="table-column">
      <style:table-column-properties fo:break-before="auto" style:column-width="0.8071in"/>
    </style:style>
    <style:style style:name="co15" style:family="table-column">
      <style:table-column-properties fo:break-before="auto" style:column-width="0.6354in"/>
    </style:style>
    <style:style style:name="co16" style:family="table-column">
      <style:table-column-properties fo:break-before="auto" style:column-width="0.5717in"/>
    </style:style>
    <style:style style:name="co17" style:family="table-column">
      <style:table-column-properties fo:break-before="auto" style:column-width="0.7646in"/>
    </style:style>
    <style:style style:name="co18" style:family="table-column">
      <style:table-column-properties fo:break-before="auto" style:column-width="0.7217in"/>
    </style:style>
    <style:style style:name="co19" style:family="table-column">
      <style:table-column-properties fo:break-before="auto" style:column-width="0.7752in"/>
    </style:style>
    <style:style style:name="co20" style:family="table-column">
      <style:table-column-properties fo:break-before="auto" style:column-width="0.7102in"/>
    </style:style>
    <style:style style:name="co22" style:family="table-column">
      <style:table-column-properties fo:break-before="auto" style:column-width="0.5602in"/>
    </style:style>
    <style:style style:name="co27" style:family="table-column">
      <style:table-column-properties fo:break-before="auto" style:column-width="0.85in"/>
    </style:style>
    <style:style style:name="co28" style:family="table-column">
      <style:table-column-properties fo:break-before="auto" style:column-width="0.539in"/>
    </style:style>
    <style:style style:name="co29" style:family="table-column">
      <style:table-column-properties fo:break-before="auto" style:column-width="0.6035in"/>
    </style:style>
    <style:style style:name="co30" style:family="table-column">
      <style:table-column-properties fo:break-before="auto" style:column-width="0.9252in"/>
    </style:style>
    <style:style style:name="co31" style:family="table-column">
      <style:table-column-properties fo:break-before="auto" style:column-width="1.6437in"/>
    </style:style>
    <style:style style:name="co32" style:family="table-column">
      <style:table-column-properties fo:break-before="auto" style:column-width="1.6543in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7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6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71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3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</style:style>
    <style:style style:name="ce1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7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8" style:family="table-cell" style:parent-style-name="Default" style:data-style-name="N126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9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84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8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8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88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9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6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75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88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21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17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 style:data-style-name="N126">
      <style:table-cell-properties fo:background-color="#808080"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17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9" style:family="table-cell" style:parent-style-name="Default" style:data-style-name="N126">
      <style:table-cell-properties fo:background-color="#808080" style:text-align-source="fix" style:repeat-content="false"/>
      <style:paragraph-properties fo:text-align="center" fo:margin-left="0in"/>
    </style:style>
    <style:style style:name="ce81" style:family="table-cell" style:parent-style-name="Default" style:data-style-name="N126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8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5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4" style:family="table-cell" style:parent-style-name="Default" style:data-style-name="N126">
      <style:table-cell-properties fo:background-color="#808080" style:text-align-source="fix" style:repeat-content="false"/>
      <style:paragraph-properties fo:text-align="center" fo:margin-left="0in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8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46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8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</style:style>
    <style:style style:name="ce1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2" style:family="table-cell" style:parent-style-name="Default" style:data-style-name="N126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5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6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63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4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xperiment description" table:style-name="ta1">
        <office:forms form:automatic-focus="false" form:apply-design-mode="false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14" table:number-columns-repeated="3" table:default-cell-style-name="ce35"/>
        <table:table-column table:style-name="co15" table:default-cell-style-name="ce35"/>
        <table:table-column table:style-name="co11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13" table:default-cell-style-name="ce35"/>
        <table:table-column table:style-name="co20" table:default-cell-style-name="ce123"/>
        <table:table-column table:style-name="co22" table:default-cell-style-name="ce132"/>
        <table:table-column table:style-name="co14" table:default-cell-style-name="ce132"/>
        <table:table-column table:style-name="co27" table:default-cell-style-name="ce147"/>
        <table:table-column table:style-name="co28" table:default-cell-style-name="ce153"/>
        <table:table-column table:style-name="co29" table:default-cell-style-name="ce161"/>
        <table:table-column table:style-name="co28" table:default-cell-style-name="ce167"/>
        <table:table-column table:style-name="co20" table:default-cell-style-name="ce172"/>
        <table:table-column table:style-name="co30" table:default-cell-style-name="ce177"/>
        <table:table-column table:style-name="co11" table:default-cell-style-name="ce182"/>
        <table:table-column table:style-name="co31" table:default-cell-style-name="ce35"/>
        <table:table-column table:style-name="co21" table:default-cell-style-name="ce35"/>
        <table:table-column table:style-name="co32" table:default-cell-style-name="ce35"/>
        <table:table-column table:style-name="co23" table:number-columns-repeated="35" table:default-cell-style-name="ce35"/>
        <table:table-row table:style-name="ro5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Optim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Moment</text:p>
          </table:table-cell>
          <table:table-cell table:style-name="ce1" office:value-type="string" calcext:value-type="string">
            <text:p>Stance loss</text:p>
          </table:table-cell>
          <table:table-cell table:style-name="ce1" office:value-type="string" calcext:value-type="string">
            <text:p>max_post_</text:p>
            <text:p>per_thread</text:p>
          </table:table-cell>
          <table:table-cell table:style-name="ce1" office:value-type="string" calcext:value-type="string">
            <text:p>Exposed_</text:p>
            <text:p>posts</text:p>
          </table:table-cell>
          <table:table-cell table:style-name="ce1" office:value-type="string" calcext:value-type="string">
            <text:p>max_post_</text:p>
            <text:p>length</text:p>
          </table:table-cell>
          <table:table-cell table:style-name="ce1" office:value-type="string" calcext:value-type="string">
            <text:p>Stance_</text:p>
            <text:p>classes</text:p>
          </table:table-cell>
          <table:table-cell table:style-name="ce1" office:value-type="string" calcext:value-type="string">
            <text:p>Length_</text:p>
            <text:p>classes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num_gpus</text:p>
          </table:table-cell>
          <table:table-cell table:style-name="ce1" office:value-type="string" calcext:value-type="string">
            <text:p>minibatch</text:p>
          </table:table-cell>
          <table:table-cell table:style-name="ce1" office:value-type="string" calcext:value-type="string">
            <text:p>time taken</text:p>
          </table:table-cell>
          <table:table-cell table:style-name="ce1"/>
          <table:table-cell table:style-name="ce39" office:value-type="string" calcext:value-type="string">
            <text:p>Disagree/</text:p>
            <text:p><text:span text:style-name="T1">Deny </text:span>F1</text:p>
          </table:table-cell>
          <table:table-cell table:style-name="ce33" office:value-type="string" calcext:value-type="string">
            <text:p>Stance</text:p>
            <text:p>F1</text:p>
          </table:table-cell>
          <table:table-cell table:style-name="ce33" office:value-type="string" calcext:value-type="string">
            <text:p><text:span text:style-name="T1">Wei Avg</text:span></text:p>
            <text:p>Stance F1 </text:p>
          </table:table-cell>
          <table:table-cell table:style-name="ce46" office:value-type="string" calcext:value-type="string">
            <text:p>Rescaled</text:p>
            <text:p>Stance F1</text:p>
          </table:table-cell>
          <table:table-cell table:style-name="ce36" office:value-type="string" calcext:value-type="string">
            <text:p>Stance </text:p>
            <text:p>Acc</text:p>
          </table:table-cell>
          <table:table-cell table:style-name="ce52" office:value-type="string" calcext:value-type="string">
            <text:p>Length</text:p>
            <text:p>F1</text:p>
          </table:table-cell>
          <table:table-cell table:style-name="ce55" office:value-type="string" calcext:value-type="string">
            <text:p>Length</text:p>
            <text:p>Acc</text:p>
          </table:table-cell>
          <table:table-cell table:style-name="ce76" office:value-type="string" calcext:value-type="string">
            <text:p>Harmonic</text:p>
            <text:p>Mean F1</text:p>
          </table:table-cell>
          <table:table-cell table:style-name="ce60" office:value-type="string" calcext:value-type="string">
            <text:p>Harm. Mean </text:p>
            <text:p>F1 Rescaled</text:p>
          </table:table-cell>
          <table:table-cell table:style-name="ce81" office:value-type="string" calcext:value-type="string">
            <text:p>SRQ F1</text:p>
          </table:table-cell>
          <table:table-cell table:style-name="ce1" office:value-type="string" calcext:value-type="string">
            <text:p>Remarks</text:p>
          </table:table-cell>
          <table:table-cell/>
          <table:table-cell table:style-name="Default" office:value-type="string" calcext:value-type="string">
            <text:p>Notes</text:p>
          </table:table-cell>
          <table:table-cell table:style-name="Default"/>
          <table:table-cell table:number-columns-repeated="3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125" calcext:value-type="float">
            <text:p>0.1250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 table:style-name="Default"/>
          <table:table-cell table:style-name="ce41" table:formula="of:=[$Results_01_12.E4]" office:value-type="float" office:value="0" calcext:value-type="float">
            <text:p>0.0000</text:p>
          </table:table-cell>
          <table:table-cell table:style-name="ce34" table:formula="of:=[$Results_01_12.E8]" office:value-type="float" office:value="0.6914" calcext:value-type="float">
            <text:p>0.6914</text:p>
          </table:table-cell>
          <table:table-cell table:style-name="ce34" table:formula="of:=[$Results_01_12.E9]" office:value-type="float" office:value="0.842010393964795" calcext:value-type="float">
            <text:p>0.8420</text:p>
          </table:table-cell>
          <table:table-cell table:style-name="ce47" table:formula="of:=([.R2]-0.2)*5/4" office:value-type="float" office:value="0.61425" calcext:value-type="float">
            <text:p>0.6143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E14]" office:value-type="float" office:value="0.6653" calcext:value-type="float">
            <text:p>0.6653</text:p>
          </table:table-cell>
          <table:table-cell table:style-name="ce56" table:formula="of:=[$Results_01_12.E15]" office:value-type="percentage" office:value="0.681" calcext:value-type="percentage">
            <text:p>68.1%</text:p>
          </table:table-cell>
          <table:table-cell table:formula="of:=2*[.R2]*[.V2]/([.R2]+[.V2])" office:value-type="float" office:value="0.678098945971844" calcext:value-type="float">
            <text:p>0.6781</text:p>
          </table:table-cell>
          <table:table-cell table:formula="of:=2*[.T2]*[.V2]/([.T2]+[.V2])" office:value-type="float" office:value="0.638756633191356" calcext:value-type="float">
            <text:p>0.6388</text:p>
          </table:table-cell>
          <table:table-cell/>
          <table:table-cell table:style-name="ce130" office:value-type="string" calcext:value-type="string" table:number-columns-spanned="1" table:number-rows-spanned="3">
            <text:p>Lost model, </text:p>
            <text:p>stance acc </text:p>
            <text:p>results for these 3</text:p>
          </table:table-cell>
          <table:table-cell/>
          <table:table-cell table:style-name="ce135" office:value-type="string" calcext:value-type="string" table:number-columns-spanned="1" table:number-rows-spanned="3">
            <text:p>1. Rescaled F1 is to </text:p>
            <text:p>remove the effect </text:p>
            <text:p>of isEmpty labels</text:p>
          </table:table-cell>
          <table:table-cell table:number-columns-repeated="3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25" calcext:value-type="float">
            <text:p>0.2500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/>
          <table:table-cell table:style-name="ce41" table:formula="of:=[$Results_01_12.K4]" office:value-type="float" office:value="0" calcext:value-type="float">
            <text:p>0.0000</text:p>
          </table:table-cell>
          <table:table-cell table:style-name="ce34" table:formula="of:=[$Results_01_12.K8]" office:value-type="float" office:value="0.6661" calcext:value-type="float">
            <text:p>0.6661</text:p>
          </table:table-cell>
          <table:table-cell table:style-name="ce34" table:formula="of:=[$Results_01_12.K9]" office:value-type="float" office:value="0.843512293936854" calcext:value-type="float">
            <text:p>0.8435</text:p>
          </table:table-cell>
          <table:table-cell table:style-name="ce47" table:formula="of:=([.R3]-0.2)*5/4" office:value-type="float" office:value="0.582625" calcext:value-type="float">
            <text:p>0.5826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K14]" office:value-type="float" office:value="0.6856" calcext:value-type="float">
            <text:p>0.6856</text:p>
          </table:table-cell>
          <table:table-cell table:style-name="ce56" table:formula="of:=[$Results_01_12.K15]" office:value-type="percentage" office:value="0.671" calcext:value-type="percentage">
            <text:p>67.1%</text:p>
          </table:table-cell>
          <table:table-cell table:formula="of:=2*[.R3]*[.V3]/([.R3]+[.V3])" office:value-type="float" office:value="0.675709343789302" calcext:value-type="float">
            <text:p>0.6757</text:p>
          </table:table-cell>
          <table:table-cell table:formula="of:=2*[.T3]*[.V3]/([.T3]+[.V3])" office:value-type="float" office:value="0.62993191271265" calcext:value-type="float">
            <text:p>0.6299</text:p>
          </table:table-cell>
          <table:table-cell/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5" calcext:value-type="float">
            <text:p>0.5000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/>
          <table:table-cell table:style-name="ce41" table:formula="of:=[$Results_01_12.Q4]" office:value-type="float" office:value="0.0488" calcext:value-type="float">
            <text:p>0.0488</text:p>
          </table:table-cell>
          <table:table-cell table:style-name="ce34" table:formula="of:=[$Results_01_12.Q8]" office:value-type="float" office:value="0.706" calcext:value-type="float">
            <text:p>0.7060</text:p>
          </table:table-cell>
          <table:table-cell table:style-name="ce34" table:formula="of:=[$Results_01_12.Q9]" office:value-type="float" office:value="0.859191813355686" calcext:value-type="float">
            <text:p>0.8592</text:p>
          </table:table-cell>
          <table:table-cell table:style-name="ce47" table:formula="of:=([.R4]-0.2)*5/4" office:value-type="float" office:value="0.6325" calcext:value-type="float">
            <text:p>0.6325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Q14]" office:value-type="float" office:value="0.6627" calcext:value-type="float">
            <text:p>0.6627</text:p>
          </table:table-cell>
          <table:table-cell table:style-name="ce56" table:formula="of:=[$Results_01_12.Q15]" office:value-type="percentage" office:value="0.673" calcext:value-type="percentage">
            <text:p>67.3%</text:p>
          </table:table-cell>
          <table:table-cell table:formula="of:=2*[.R4]*[.V4]/([.R4]+[.V4])" office:value-type="float" office:value="0.683665083656024" calcext:value-type="float">
            <text:p>0.6837</text:p>
          </table:table-cell>
          <table:table-cell table:formula="of:=2*[.T4]*[.V4]/([.T4]+[.V4])" office:value-type="float" office:value="0.647247915379864" calcext:value-type="float">
            <text:p>0.6472</text:p>
          </table:table-cell>
          <table:table-cell/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5" calcext:value-type="float">
            <text:p>0.00005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W4]" office:value-type="float" office:value="0.092" calcext:value-type="float">
            <text:p>0.0920</text:p>
          </table:table-cell>
          <table:table-cell table:style-name="ce34" table:formula="of:=[$Results_01_12.W8]" office:value-type="float" office:value="0.7258" calcext:value-type="float">
            <text:p>0.7258</text:p>
          </table:table-cell>
          <table:table-cell table:style-name="ce34" table:formula="of:=[$Results_01_12.W9]" office:value-type="float" office:value="0.87286999161777" calcext:value-type="float">
            <text:p>0.8729</text:p>
          </table:table-cell>
          <table:table-cell table:style-name="ce47" table:formula="of:=([.R5]-0.2)*5/4" office:value-type="float" office:value="0.65725" calcext:value-type="float">
            <text:p>0.6573</text:p>
          </table:table-cell>
          <table:table-cell table:style-name="ce37" table:formula="of:=[$Results_01_12.W10]" office:value-type="percentage" office:value="0.8909" calcext:value-type="percentage">
            <text:p>89.1%</text:p>
          </table:table-cell>
          <table:table-cell table:style-name="ce53" table:formula="of:=[$Results_01_12.W15]" office:value-type="float" office:value="0.651" calcext:value-type="float">
            <text:p>0.6510</text:p>
          </table:table-cell>
          <table:table-cell table:style-name="ce56" table:formula="of:=[$Results_01_12.W16]" office:value-type="percentage" office:value="0.6534" calcext:value-type="percentage">
            <text:p>65.3%</text:p>
          </table:table-cell>
          <table:table-cell table:formula="of:=2*[.R5]*[.V5]/([.R5]+[.V5])" office:value-type="float" office:value="0.686368099941894" calcext:value-type="float">
            <text:p>0.6864</text:p>
          </table:table-cell>
          <table:table-cell table:formula="of:=2*[.T5]*[.V5]/([.T5]+[.V5])" office:value-type="float" office:value="0.654110070705141" calcext:value-type="float">
            <text:p>0.6541</text:p>
          </table:table-cell>
          <table:table-cell office:value-type="float" office:value="0.3843" calcext:value-type="float">
            <text:p>0.3843</text:p>
          </table:table-cell>
          <table:table-cell office:value-type="string" calcext:value-type="string">
            <text:p>Deleted model</text:p>
          </table:table-cell>
          <table:table-cell table:number-columns-repeated="3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E21]" office:value-type="float" office:value="0.1719" calcext:value-type="float">
            <text:p>0.1719</text:p>
          </table:table-cell>
          <table:table-cell table:style-name="ce34" table:formula="of:=[$Results_01_12.E25]" office:value-type="float" office:value="0.7372" calcext:value-type="float">
            <text:p>0.7372</text:p>
          </table:table-cell>
          <table:table-cell table:style-name="ce34" table:formula="of:=[$Results_01_12.E26]" office:value-type="float" office:value="0.864947611064543" calcext:value-type="float">
            <text:p>0.8649</text:p>
          </table:table-cell>
          <table:table-cell table:style-name="ce47" table:formula="of:=([.R6]-0.2)*5/4" office:value-type="float" office:value="0.6715" calcext:value-type="float">
            <text:p>0.6715</text:p>
          </table:table-cell>
          <table:table-cell table:style-name="ce37" table:formula="of:=[$Results_01_12.E27]" office:value-type="percentage" office:value="0.8787" calcext:value-type="percentage">
            <text:p>87.9%</text:p>
          </table:table-cell>
          <table:table-cell table:style-name="ce53" table:formula="of:=[$Results_01_12.E32]" office:value-type="float" office:value="0.6465" calcext:value-type="float">
            <text:p>0.6465</text:p>
          </table:table-cell>
          <table:table-cell table:style-name="ce56" table:formula="of:=[$Results_01_12.E33]" office:value-type="percentage" office:value="0.6534" calcext:value-type="percentage">
            <text:p>65.3%</text:p>
          </table:table-cell>
          <table:table-cell table:formula="of:=2*[.R6]*[.V6]/([.R6]+[.V6])" office:value-type="float" office:value="0.688877357808774" calcext:value-type="float">
            <text:p>0.6889</text:p>
          </table:table-cell>
          <table:table-cell table:formula="of:=2*[.T6]*[.V6]/([.T6]+[.V6])" office:value-type="float" office:value="0.658762898330804" calcext:value-type="float">
            <text:p>0.6588</text:p>
          </table:table-cell>
          <table:table-cell office:value-type="float" office:value="0.3779" calcext:value-type="float">
            <text:p>0.3779</text:p>
          </table:table-cell>
          <table:table-cell table:number-columns-repeated="2"/>
          <table:table-cell table:style-name="Default"/>
          <table:table-cell table:number-columns-repeated="3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2" calcext:value-type="float">
            <text:p>0.00020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K21]" office:value-type="float" office:value="0" calcext:value-type="float">
            <text:p>0.0000</text:p>
          </table:table-cell>
          <table:table-cell table:style-name="ce34" table:formula="of:=[$Results_01_12.K25]" office:value-type="float" office:value="0.1448" calcext:value-type="float">
            <text:p>0.1448</text:p>
          </table:table-cell>
          <table:table-cell table:style-name="ce34" table:formula="of:=[$Results_01_12.K26]" office:value-type="float" office:value="0.450564599050014" calcext:value-type="float">
            <text:p>0.4506</text:p>
          </table:table-cell>
          <table:table-cell table:style-name="ce47" table:formula="of:=([.R7])*5/4" office:value-type="float" office:value="0.181" calcext:value-type="float">
            <text:p>0.1810</text:p>
          </table:table-cell>
          <table:table-cell table:style-name="ce37" table:formula="of:=[$Results_01_12.K27]" office:value-type="percentage" office:value="0.5675" calcext:value-type="percentage">
            <text:p>56.8%</text:p>
          </table:table-cell>
          <table:table-cell table:style-name="ce53" table:formula="of:=[$Results_01_12.K32]" office:value-type="float" office:value="0.662" calcext:value-type="float">
            <text:p>0.6620</text:p>
          </table:table-cell>
          <table:table-cell table:style-name="ce56" table:formula="of:=[$Results_01_12.K33]" office:value-type="percentage" office:value="0.6809" calcext:value-type="percentage">
            <text:p>68.1%</text:p>
          </table:table-cell>
          <table:table-cell table:formula="of:=2*[.R7]*[.V7]/([.R7]+[.V7])" office:value-type="float" office:value="0.237624194348042" calcext:value-type="float">
            <text:p>0.2376</text:p>
          </table:table-cell>
          <table:table-cell table:formula="of:=2*[.T7]*[.V7]/([.T7]+[.V7])" office:value-type="float" office:value="0.284275207591934" calcext:value-type="float">
            <text:p>0.2843</text:p>
          </table:table-cell>
          <table:table-cell office:value-type="float" office:value="0.11" calcext:value-type="float">
            <text:p>0.1100</text:p>
          </table:table-cell>
          <table:table-cell office:value-type="string" calcext:value-type="string">
            <text:p>Deleted model</text:p>
          </table:table-cell>
          <table:table-cell/>
          <table:table-cell table:style-name="ce136"/>
          <table:table-cell table:number-columns-repeated="3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Q21]" office:value-type="float" office:value="0.2051" calcext:value-type="float">
            <text:p>0.2051</text:p>
          </table:table-cell>
          <table:table-cell table:style-name="ce34" table:formula="of:=[$Results_01_12.Q25]" office:value-type="float" office:value="0.7313" calcext:value-type="float">
            <text:p>0.7313</text:p>
          </table:table-cell>
          <table:table-cell table:style-name="ce34" table:formula="of:=[$Results_01_12.Q26]" office:value-type="float" office:value="0.860562419670299" calcext:value-type="float">
            <text:p>0.8606</text:p>
          </table:table-cell>
          <table:table-cell table:style-name="ce47" table:formula="of:=([.R8]-0.2)*5/4" office:value-type="float" office:value="0.664125" calcext:value-type="float">
            <text:p>0.6641</text:p>
          </table:table-cell>
          <table:table-cell table:style-name="ce37" table:formula="of:=[$Results_01_12.Q27]" office:value-type="percentage" office:value="0.8739" calcext:value-type="percentage">
            <text:p>87.4%</text:p>
          </table:table-cell>
          <table:table-cell table:style-name="ce53" table:formula="of:=[$Results_01_12.Q32]" office:value-type="float" office:value="0.6471" calcext:value-type="float">
            <text:p>0.6471</text:p>
          </table:table-cell>
          <table:table-cell table:style-name="ce56" table:formula="of:=[$Results_01_12.Q33]" office:value-type="percentage" office:value="0.6524" calcext:value-type="percentage">
            <text:p>65.2%</text:p>
          </table:table-cell>
          <table:table-cell table:formula="of:=2*[.R8]*[.V8]/([.R8]+[.V8])" office:value-type="float" office:value="0.686628308183401" calcext:value-type="float">
            <text:p>0.6866</text:p>
          </table:table-cell>
          <table:table-cell table:formula="of:=2*[.T8]*[.V8]/([.T8]+[.V8])" office:value-type="float" office:value="0.655501973345536" calcext:value-type="float">
            <text:p>0.6555</text:p>
          </table:table-cell>
          <table:table-cell office:value-type="float" office:value="0.4062" calcext:value-type="float">
            <text:p>0.4062</text:p>
          </table:table-cell>
          <table:table-cell table:number-columns-repeated="2"/>
          <table:table-cell table:style-name="ce136"/>
          <table:table-cell table:number-columns-repeated="3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2" calcext:value-type="float">
            <text:p>0.00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W21]" office:value-type="float" office:value="0.1386" calcext:value-type="float">
            <text:p>0.1386</text:p>
          </table:table-cell>
          <table:table-cell table:style-name="ce34" table:formula="of:=[$Results_01_12.W25]" office:value-type="float" office:value="0.7229" calcext:value-type="float">
            <text:p>0.7229</text:p>
          </table:table-cell>
          <table:table-cell table:style-name="ce34" table:formula="of:=[$Results_01_12.W26]" office:value-type="float" office:value="0.859091841296451" calcext:value-type="float">
            <text:p>0.8591</text:p>
          </table:table-cell>
          <table:table-cell table:style-name="ce47" table:formula="of:=([.R9]-0.2)*5/4" office:value-type="float" office:value="0.653625" calcext:value-type="float">
            <text:p>0.6536</text:p>
          </table:table-cell>
          <table:table-cell table:style-name="ce37" table:formula="of:=[$Results_01_12.W27]" office:value-type="percentage" office:value="0.866" calcext:value-type="percentage">
            <text:p>86.6%</text:p>
          </table:table-cell>
          <table:table-cell table:style-name="ce53" table:formula="of:=[$Results_01_12.W32]" office:value-type="float" office:value="0.6385" calcext:value-type="float">
            <text:p>0.6385</text:p>
          </table:table-cell>
          <table:table-cell table:style-name="ce56" table:formula="of:=[$Results_01_12.W33]" office:value-type="percentage" office:value="0.6504" calcext:value-type="percentage">
            <text:p>65.0%</text:p>
          </table:table-cell>
          <table:table-cell table:formula="of:=2*[.R9]*[.V9]/([.R9]+[.V9])" office:value-type="float" office:value="0.678083810783017" calcext:value-type="float">
            <text:p>0.6781</text:p>
          </table:table-cell>
          <table:table-cell table:formula="of:=2*[.T9]*[.V9]/([.T9]+[.V9])" office:value-type="float" office:value="0.645973976975912" calcext:value-type="float">
            <text:p>0.6460</text:p>
          </table:table-cell>
          <table:table-cell office:value-type="float" office:value="0.4194" calcext:value-type="float">
            <text:p>0.4194</text:p>
          </table:table-cell>
          <table:table-cell table:number-columns-repeated="2"/>
          <table:table-cell table:style-name="ce135" table:number-columns-spanned="1" table:number-rows-spanned="2"/>
          <table:table-cell table:number-columns-repeated="3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5" calcext:value-type="float">
            <text:p>0.00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E38]" office:value-type="float" office:value="0.1941" calcext:value-type="float">
            <text:p>0.1941</text:p>
          </table:table-cell>
          <table:table-cell table:style-name="ce34" table:formula="of:=[$Results_01_12.E42]" office:value-type="float" office:value="0.7379" calcext:value-type="float">
            <text:p>0.7379</text:p>
          </table:table-cell>
          <table:table-cell table:style-name="ce34" table:formula="of:=[$Results_01_12.E43]" office:value-type="float" office:value="0.859298379435596" calcext:value-type="float">
            <text:p>0.8593</text:p>
          </table:table-cell>
          <table:table-cell table:style-name="ce47" table:formula="of:=([.R10]-0.2)*5/4" office:value-type="float" office:value="0.672375" calcext:value-type="float">
            <text:p>0.6724</text:p>
          </table:table-cell>
          <table:table-cell table:style-name="ce37" table:formula="of:=[$Results_01_12.E44]" office:value-type="percentage" office:value="0.8642" calcext:value-type="percentage">
            <text:p>86.4%</text:p>
          </table:table-cell>
          <table:table-cell table:style-name="ce53" table:formula="of:=[$Results_01_12.E49]" office:value-type="float" office:value="0.671" calcext:value-type="float">
            <text:p>0.6710</text:p>
          </table:table-cell>
          <table:table-cell table:style-name="ce56" table:formula="of:=[$Results_01_12.E50]" office:value-type="percentage" office:value="0.6789" calcext:value-type="percentage">
            <text:p>67.9%</text:p>
          </table:table-cell>
          <table:table-cell table:formula="of:=2*[.R10]*[.V10]/([.R10]+[.V10])" office:value-type="float" office:value="0.702861665128824" calcext:value-type="float">
            <text:p>0.7029</text:p>
          </table:table-cell>
          <table:table-cell table:formula="of:=2*[.T10]*[.V10]/([.T10]+[.V10])" office:value-type="float" office:value="0.671686796315251" calcext:value-type="float">
            <text:p>0.6717</text:p>
          </table:table-cell>
          <table:table-cell office:value-type="float" office:value="0.4069" calcext:value-type="float">
            <text:p>0.4069</text:p>
          </table:table-cell>
          <table:table-cell table:number-columns-repeated="2"/>
          <table:covered-table-cell table:style-name="ce136"/>
          <table:table-cell table:number-columns-repeated="3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style-name="ce41" table:formula="of:=[$Results_01_12.K38]" office:value-type="float" office:value="0" calcext:value-type="float">
            <text:p>0.0000</text:p>
          </table:table-cell>
          <table:table-cell table:style-name="ce34" table:formula="of:=[$Results_01_12.K42]" office:value-type="float" office:value="0.1448" calcext:value-type="float">
            <text:p>0.1448</text:p>
          </table:table-cell>
          <table:table-cell table:style-name="ce34" table:formula="of:=[$Results_01_12.K43]" office:value-type="float" office:value="0.450564599050014" calcext:value-type="float">
            <text:p>0.4506</text:p>
          </table:table-cell>
          <table:table-cell table:style-name="ce47" table:formula="of:=([.R11])*5/4" office:value-type="float" office:value="0.181" calcext:value-type="float">
            <text:p>0.1810</text:p>
          </table:table-cell>
          <table:table-cell table:style-name="ce37" table:formula="of:=[$Results_01_12.K44]" office:value-type="percentage" office:value="0.5675" calcext:value-type="percentage">
            <text:p>56.8%</text:p>
          </table:table-cell>
          <table:table-cell table:style-name="ce53" table:formula="of:=[$Results_01_12.K49]" office:value-type="float" office:value="0.3434" calcext:value-type="float">
            <text:p>0.3434</text:p>
          </table:table-cell>
          <table:table-cell table:style-name="ce56" table:formula="of:=[$Results_01_12.K50]" office:value-type="percentage" office:value="0.5229" calcext:value-type="percentage">
            <text:p>52.3%</text:p>
          </table:table-cell>
          <table:table-cell table:formula="of:=2*[.R11]*[.V11]/([.R11]+[.V11])" office:value-type="float" office:value="0.203704711183941" calcext:value-type="float">
            <text:p>0.2037</text:p>
          </table:table-cell>
          <table:table-cell table:formula="of:=2*[.T11]*[.V11]/([.T11]+[.V11])" office:value-type="float" office:value="0.237053394355454" calcext:value-type="float">
            <text:p>0.2371</text:p>
          </table:table-cell>
          <table:table-cell office:value-type="float" office:value="0.11" calcext:value-type="float">
            <text:p>0.1100</text:p>
          </table:table-cell>
          <table:table-cell office:value-type="string" calcext:value-type="string">
            <text:p>Deleted model</text:p>
          </table:table-cell>
          <table:table-cell/>
          <table:table-cell table:style-name="ce135" office:value-type="string" calcext:value-type="string" table:number-columns-spanned="1" table:number-rows-spanned="2">
            <text:p>2. Red means worst </text:p>
            <text:p>perf in that column</text:p>
          </table:table-cell>
          <table:table-cell table:number-columns-repeated="3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2" calcext:value-type="float">
            <text:p>0.00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style-name="ce41" table:formula="of:=[$Results_01_12.Q38]" office:value-type="float" office:value="0" calcext:value-type="float">
            <text:p>0.0000</text:p>
          </table:table-cell>
          <table:table-cell table:style-name="ce34" table:formula="of:=[$Results_01_12.Q42]" office:value-type="float" office:value="0.3807" calcext:value-type="float">
            <text:p>0.3807</text:p>
          </table:table-cell>
          <table:table-cell table:style-name="ce34" table:formula="of:=[$Results_01_12.Q43]" office:value-type="float" office:value="0.494511036602403" calcext:value-type="float">
            <text:p>0.4945</text:p>
          </table:table-cell>
          <table:table-cell table:style-name="ce47" table:formula="of:=([.R12]-0.2)*5/4" office:value-type="float" office:value="0.225875" calcext:value-type="float">
            <text:p>0.2259</text:p>
          </table:table-cell>
          <table:table-cell table:style-name="ce37" table:formula="of:=[$Results_01_12.Q44]" office:value-type="percentage" office:value="0.6279" calcext:value-type="percentage">
            <text:p>62.8%</text:p>
          </table:table-cell>
          <table:table-cell table:style-name="ce53" table:formula="of:=[$Results_01_12.Q49]" office:value-type="float" office:value="0.6698" calcext:value-type="float">
            <text:p>0.6698</text:p>
          </table:table-cell>
          <table:table-cell table:style-name="ce56" table:formula="of:=[$Results_01_12.Q50]" office:value-type="percentage" office:value="0.6922" calcext:value-type="percentage">
            <text:p>69.2%</text:p>
          </table:table-cell>
          <table:table-cell table:formula="of:=2*[.R12]*[.V12]/([.R12]+[.V12])" office:value-type="float" office:value="0.485469509757259" calcext:value-type="float">
            <text:p>0.4855</text:p>
          </table:table-cell>
          <table:table-cell table:formula="of:=2*[.T12]*[.V12]/([.T12]+[.V12])" office:value-type="float" office:value="0.337825829681525" calcext:value-type="float">
            <text:p>0.3378</text:p>
          </table:table-cell>
          <table:table-cell office:value-type="float" office:value="0.114" calcext:value-type="float">
            <text:p>0.1140</text:p>
          </table:table-cell>
          <table:table-cell office:value-type="string" calcext:value-type="string">
            <text:p>Deleted model</text:p>
          </table:table-cell>
          <table:table-cell/>
          <table:covered-table-cell/>
          <table:table-cell table:number-columns-repeated="35"/>
        </table:table-row>
        <table:table-row table:style-name="ro2">
          <table:table-cell table:number-columns-repeated="3"/>
          <table:table-cell table:style-name="ce3"/>
          <table:table-cell table:number-columns-repeated="12"/>
          <table:table-cell table:style-name="ce41"/>
          <table:table-cell table:style-name="ce34" table:number-columns-repeated="2"/>
          <table:table-cell table:style-name="ce47"/>
          <table:table-cell table:style-name="ce37"/>
          <table:table-cell table:style-name="ce53"/>
          <table:table-cell table:style-name="ce56"/>
          <table:table-cell table:number-columns-repeated="41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15m</text:p>
          </table:table-cell>
          <table:table-cell/>
          <table:table-cell table:formula="of:=[$Results_01_12.W38]" office:value-type="float" office:value="0.2297" calcext:value-type="float">
            <text:p>0.2297</text:p>
          </table:table-cell>
          <table:table-cell table:style-name="ce34" table:formula="of:=[$Results_01_12.W42]" office:value-type="float" office:value="0.74" calcext:value-type="float">
            <text:p>0.7400</text:p>
          </table:table-cell>
          <table:table-cell table:style-name="ce34" table:formula="of:=[$Results_01_12.W43]" office:value-type="float" office:value="0.856477088572227" calcext:value-type="float">
            <text:p>0.8565</text:p>
          </table:table-cell>
          <table:table-cell table:style-name="ce47" table:formula="of:=([.R14]-0.2)*5/4" office:value-type="float" office:value="0.675" calcext:value-type="float">
            <text:p>0.6750</text:p>
          </table:table-cell>
          <table:table-cell table:style-name="ce37" table:formula="of:=[$Results_01_12.W44]" office:value-type="percentage" office:value="0.8639" calcext:value-type="percentage">
            <text:p>86.4%</text:p>
          </table:table-cell>
          <table:table-cell table:style-name="ce53" table:formula="of:=[$Results_01_12.W49]" office:value-type="float" office:value="0.6593" calcext:value-type="float">
            <text:p>0.6593</text:p>
          </table:table-cell>
          <table:table-cell table:style-name="ce56" table:formula="of:=[$Results_01_12.W50]" office:value-type="percentage" office:value="0.6779" calcext:value-type="percentage">
            <text:p>67.8%</text:p>
          </table:table-cell>
          <table:table-cell table:formula="of:=2*[.R14]*[.V14]/([.R14]+[.V14])" office:value-type="float" office:value="0.69732294718788" calcext:value-type="float">
            <text:p>0.6973</text:p>
          </table:table-cell>
          <table:table-cell table:formula="of:=2*[.T14]*[.V14]/([.T14]+[.V14])" office:value-type="float" office:value="0.667057633215918" calcext:value-type="float">
            <text:p>0.6671</text:p>
          </table:table-cell>
          <table:table-cell office:value-type="float" office:value="0.4282" calcext:value-type="float">
            <text:p>0.4282</text:p>
          </table:table-cell>
          <table:table-cell office:value-type="string" calcext:value-type="string">
            <text:p>2<text:span text:style-name="T2">nd</text:span> best SRQ/deny</text:p>
          </table:table-cell>
          <table:table-cell/>
          <table:table-cell office:value-type="string" calcext:value-type="string">
            <text:p>3. Green means best </text:p>
          </table:table-cell>
          <table:table-cell table:number-columns-repeated="3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delB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</text:p>
          </table:table-cell>
          <table:table-cell/>
          <table:table-cell table:formula="of:=[$Results_13_24.E4]" office:value-type="float" office:value="0.2094" calcext:value-type="float">
            <text:p>0.2094</text:p>
          </table:table-cell>
          <table:table-cell table:style-name="ce34" table:formula="of:=[$Results_13_24.E8]" office:value-type="float" office:value="0.7451" calcext:value-type="float">
            <text:p>0.7451</text:p>
          </table:table-cell>
          <table:table-cell table:style-name="ce34" table:formula="of:=[$Results_13_24.E9]" office:value-type="float" office:value="0.862309891031014" calcext:value-type="float">
            <text:p>0.8623</text:p>
          </table:table-cell>
          <table:table-cell table:style-name="ce47" table:formula="of:=([.R15]-0.2)*5/4" office:value-type="float" office:value="0.681375" calcext:value-type="float">
            <text:p>0.6814</text:p>
          </table:table-cell>
          <table:table-cell table:style-name="ce37" table:formula="of:=[$Results_13_24.E10]" office:value-type="percentage" office:value="0.8703" calcext:value-type="percentage">
            <text:p>87.0%</text:p>
          </table:table-cell>
          <table:table-cell table:style-name="ce53" table:formula="of:=[$Results_13_24.E15]" office:value-type="float" office:value="0.6718" calcext:value-type="float">
            <text:p>0.6718</text:p>
          </table:table-cell>
          <table:table-cell table:style-name="ce56" table:formula="of:=[$Results_13_24.E16]" office:value-type="percentage" office:value="0.6789" calcext:value-type="percentage">
            <text:p>67.9%</text:p>
          </table:table-cell>
          <table:table-cell table:formula="of:=2*[.R15]*[.V15]/([.R15]+[.V15])" office:value-type="float" office:value="0.706553998165008" calcext:value-type="float">
            <text:p>0.7066</text:p>
          </table:table-cell>
          <table:table-cell table:formula="of:=2*[.T15]*[.V15]/([.T15]+[.V15])" office:value-type="float" office:value="0.676553623884568" calcext:value-type="float">
            <text:p>0.6766</text:p>
          </table:table-cell>
          <table:table-cell office:value-type="float" office:value="0.4003" calcext:value-type="float">
            <text:p>0.4003</text:p>
          </table:table-cell>
          <table:table-cell table:number-columns-repeated="2"/>
          <table:table-cell office:value-type="string" calcext:value-type="string">
            <text:p>Perf in that col</text:p>
          </table:table-cell>
          <table:table-cell table:number-columns-repeated="3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45m</text:p>
          </table:table-cell>
          <table:table-cell/>
          <table:table-cell table:formula="of:=[$Results_13_24.K4]" office:value-type="float" office:value="0.229" calcext:value-type="float">
            <text:p>0.229</text:p>
          </table:table-cell>
          <table:table-cell table:style-name="ce34" table:formula="of:=[$Results_13_24.K8]" office:value-type="float" office:value="0.7379" calcext:value-type="float">
            <text:p>0.7379</text:p>
          </table:table-cell>
          <table:table-cell table:style-name="ce34" table:formula="of:=[$Results_13_24.K9]" office:value-type="float" office:value="0.846545822855546" calcext:value-type="float">
            <text:p>0.8465</text:p>
          </table:table-cell>
          <table:table-cell table:style-name="ce47" table:formula="of:=([.R16]-0.2)*5/4" office:value-type="float" office:value="0.672375" calcext:value-type="float">
            <text:p>0.6724</text:p>
          </table:table-cell>
          <table:table-cell table:style-name="ce37" table:formula="of:=[$Results_13_24.K10]" office:value-type="percentage" office:value="0.8504" calcext:value-type="percentage">
            <text:p>85.0%</text:p>
          </table:table-cell>
          <table:table-cell table:style-name="ce53" table:formula="of:=[$Results_13_24.K15]" office:value-type="float" office:value="0.6523" calcext:value-type="float">
            <text:p>0.6523</text:p>
          </table:table-cell>
          <table:table-cell table:style-name="ce56" table:formula="of:=[$Results_13_24.K16]" office:value-type="percentage" office:value="0.6555" calcext:value-type="percentage">
            <text:p>65.6%</text:p>
          </table:table-cell>
          <table:table-cell table:formula="of:=2*[.R16]*[.V16]/([.R16]+[.V16])" office:value-type="float" office:value="0.692464638181557" calcext:value-type="float">
            <text:p>0.6925</text:p>
          </table:table-cell>
          <table:table-cell table:formula="of:=2*[.T16]*[.V16]/([.T16]+[.V16])" office:value-type="float" office:value="0.662185385094457" calcext:value-type="float">
            <text:p>0.6622</text:p>
          </table:table-cell>
          <table:table-cell office:value-type="float" office:value="0.4219" calcext:value-type="float">
            <text:p>0.4219</text:p>
          </table:table-cell>
          <table:table-cell table:number-columns-repeated="3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delB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30m</text:p>
          </table:table-cell>
          <table:table-cell/>
          <table:table-cell table:formula="of:=[$Results_13_24.Q4]" office:value-type="float" office:value="0.1772" calcext:value-type="float">
            <text:p>0.1772</text:p>
          </table:table-cell>
          <table:table-cell table:style-name="ce34" table:formula="of:=[$Results_13_24.Q8]" office:value-type="float" office:value="0.7258" calcext:value-type="float">
            <text:p>0.7258</text:p>
          </table:table-cell>
          <table:table-cell table:style-name="ce34" table:formula="of:=[$Results_13_24.Q9]" office:value-type="float" office:value="0.849900055881531" calcext:value-type="float">
            <text:p>0.8499</text:p>
          </table:table-cell>
          <table:table-cell table:style-name="ce47" table:formula="of:=([.R17]-0.2)*5/4" office:value-type="float" office:value="0.65725" calcext:value-type="float">
            <text:p>0.6573</text:p>
          </table:table-cell>
          <table:table-cell table:style-name="ce37" table:formula="of:=[$Results_13_24.Q10]" office:value-type="percentage" office:value="0.8621" calcext:value-type="percentage">
            <text:p>86.2%</text:p>
          </table:table-cell>
          <table:table-cell table:style-name="ce53" table:formula="of:=[$Results_13_24.Q15]" office:value-type="float" office:value="0.6213" calcext:value-type="float">
            <text:p>0.6213</text:p>
          </table:table-cell>
          <table:table-cell table:style-name="ce56" table:formula="of:=[$Results_13_24.Q16]" office:value-type="percentage" office:value="0.6249" calcext:value-type="percentage">
            <text:p>62.5%</text:p>
          </table:table-cell>
          <table:table-cell table:formula="of:=2*[.R17]*[.V17]/([.R17]+[.V17])" office:value-type="float" office:value="0.669496755994358" calcext:value-type="float">
            <text:p>0.6695</text:p>
          </table:table-cell>
          <table:table-cell table:formula="of:=2*[.T17]*[.V17]/([.T17]+[.V17])" office:value-type="float" office:value="0.638769582730437" calcext:value-type="float">
            <text:p>0.6388</text:p>
          </table:table-cell>
          <table:table-cell office:value-type="float" office:value="0.3972" calcext:value-type="float">
            <text:p>0.3972</text:p>
          </table:table-cell>
          <table:table-cell table:number-columns-repeated="3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15m</text:p>
          </table:table-cell>
          <table:table-cell/>
          <table:table-cell table:formula="of:=[$Results_13_24.W4]" office:value-type="float" office:value="0.1818" calcext:value-type="float">
            <text:p>0.1818</text:p>
          </table:table-cell>
          <table:table-cell table:style-name="ce34" table:formula="of:=[$Results_13_24.W8]" office:value-type="float" office:value="0.7324" calcext:value-type="float">
            <text:p>0.7324</text:p>
          </table:table-cell>
          <table:table-cell table:style-name="ce34" table:formula="of:=[$Results_13_24.W9]" office:value-type="float" office:value="0.862887119307069" calcext:value-type="float">
            <text:p>0.8629</text:p>
          </table:table-cell>
          <table:table-cell table:style-name="ce47" table:formula="of:=([.R18]-0.2)*5/4" office:value-type="float" office:value="0.6655" calcext:value-type="float">
            <text:p>0.6655</text:p>
          </table:table-cell>
          <table:table-cell table:style-name="ce37" table:formula="of:=[$Results_13_24.W10]" office:value-type="percentage" office:value="0.8759" calcext:value-type="percentage">
            <text:p>87.6%</text:p>
          </table:table-cell>
          <table:table-cell table:style-name="ce53" table:formula="of:=[$Results_13_24.W15]" office:value-type="float" office:value="0.6234" calcext:value-type="float">
            <text:p>0.6234</text:p>
          </table:table-cell>
          <table:table-cell table:style-name="ce56" table:formula="of:=[$Results_13_24.W16]" office:value-type="percentage" office:value="0.6269" calcext:value-type="percentage">
            <text:p>62.7%</text:p>
          </table:table-cell>
          <table:table-cell table:formula="of:=2*[.R18]*[.V18]/([.R18]+[.V18])" office:value-type="float" office:value="0.67351845404927" calcext:value-type="float">
            <text:p>0.6735</text:p>
          </table:table-cell>
          <table:table-cell table:formula="of:=2*[.T18]*[.V18]/([.T18]+[.V18])" office:value-type="float" office:value="0.643762433082473" calcext:value-type="float">
            <text:p>0.6438</text:p>
          </table:table-cell>
          <table:table-cell office:value-type="float" office:value="0.4035" calcext:value-type="float">
            <text:p>0.4035</text:p>
          </table:table-cell>
          <table:table-cell table:number-columns-repeated="3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delB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</text:p>
          </table:table-cell>
          <table:table-cell/>
          <table:table-cell table:formula="of:=[$Results_13_24.E21]" office:value-type="float" office:value="0.2018" calcext:value-type="float">
            <text:p>0.2018</text:p>
          </table:table-cell>
          <table:table-cell table:style-name="ce34" table:formula="of:=[$Results_13_24.E25]" office:value-type="float" office:value="0.739" calcext:value-type="float">
            <text:p>0.7390</text:p>
          </table:table-cell>
          <table:table-cell table:style-name="ce34" table:formula="of:=[$Results_13_24.E26]" office:value-type="float" office:value="0.862981223805532" calcext:value-type="float">
            <text:p>0.8630</text:p>
          </table:table-cell>
          <table:table-cell table:style-name="ce47" table:formula="of:=([.R19]-0.2)*5/4" office:value-type="float" office:value="0.67375" calcext:value-type="float">
            <text:p>0.6738</text:p>
          </table:table-cell>
          <table:table-cell table:style-name="ce37" table:formula="of:=[$Results_13_24.E27]" office:value-type="percentage" office:value="0.8784" calcext:value-type="percentage">
            <text:p>87.8%</text:p>
          </table:table-cell>
          <table:table-cell table:style-name="ce53" table:formula="of:=[$Results_13_24.E32]" office:value-type="float" office:value="0.6189" calcext:value-type="float">
            <text:p>0.6189</text:p>
          </table:table-cell>
          <table:table-cell table:style-name="ce56" table:formula="of:=[$Results_13_24.E33]" office:value-type="percentage" office:value="0.6218" calcext:value-type="percentage">
            <text:p>62.2%</text:p>
          </table:table-cell>
          <table:table-cell table:formula="of:=2*[.R19]*[.V19]/([.R19]+[.V19])" office:value-type="float" office:value="0.673638854112969" calcext:value-type="float">
            <text:p>0.6736</text:p>
          </table:table-cell>
          <table:table-cell table:formula="of:=2*[.T19]*[.V19]/([.T19]+[.V19])" office:value-type="float" office:value="0.645161296561327" calcext:value-type="float">
            <text:p>0.6452</text:p>
          </table:table-cell>
          <table:table-cell office:value-type="float" office:value="0.3517" calcext:value-type="float">
            <text:p>0.3517</text:p>
          </table:table-cell>
          <table:table-cell table:number-columns-repeated="3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h45m</text:p>
          </table:table-cell>
          <table:table-cell/>
          <table:table-cell table:formula="of:=[$Results_13_24.K21]" office:value-type="float" office:value="0.1474" calcext:value-type="float">
            <text:p>0.1474</text:p>
          </table:table-cell>
          <table:table-cell table:style-name="ce34" table:formula="of:=[$Results_13_24.K25]" office:value-type="float" office:value="0.7342" calcext:value-type="float">
            <text:p>0.7342</text:p>
          </table:table-cell>
          <table:table-cell table:style-name="ce34" table:formula="of:=[$Results_13_24.K26]" office:value-type="float" office:value="0.870694244202291" calcext:value-type="float">
            <text:p>0.8707</text:p>
          </table:table-cell>
          <table:table-cell table:style-name="ce47" table:formula="of:=([.R20]-0.2)*5/4" office:value-type="float" office:value="0.66775" calcext:value-type="float">
            <text:p>0.6678</text:p>
          </table:table-cell>
          <table:table-cell table:style-name="ce37" table:formula="of:=[$Results_13_24.K27]" office:value-type="percentage" office:value="0.8879" calcext:value-type="percentage">
            <text:p>88.8%</text:p>
          </table:table-cell>
          <table:table-cell table:style-name="ce53" table:formula="of:=[$Results_13_24.K32]" office:value-type="float" office:value="0.6515" calcext:value-type="float">
            <text:p>0.6515</text:p>
          </table:table-cell>
          <table:table-cell table:style-name="ce56" table:formula="of:=[$Results_13_24.K33]" office:value-type="percentage" office:value="0.6575" calcext:value-type="percentage">
            <text:p>65.8%</text:p>
          </table:table-cell>
          <table:table-cell table:formula="of:=2*[.R20]*[.V20]/([.R20]+[.V20])" office:value-type="float" office:value="0.690382189507108" calcext:value-type="float">
            <text:p>0.6904</text:p>
          </table:table-cell>
          <table:table-cell table:formula="of:=2*[.T20]*[.V20]/([.T20]+[.V20])" office:value-type="float" office:value="0.659524919461815" calcext:value-type="float">
            <text:p>0.6595</text:p>
          </table:table-cell>
          <table:table-cell office:value-type="float" office:value="0.368" calcext:value-type="float">
            <text:p>0.3680</text:p>
          </table:table-cell>
          <table:table-cell table:number-columns-repeated="2"/>
          <table:table-cell office:value-type="string" calcext:value-type="string">
            <text:p>Max F1 Stance</text:p>
          </table:table-cell>
          <table:table-cell table:number-columns-repeated="3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odelB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h30m</text:p>
          </table:table-cell>
          <table:table-cell/>
          <table:table-cell table:formula="of:=[$Results_13_24.Q21]" office:value-type="float" office:value="0.1595" calcext:value-type="float">
            <text:p>0.1595</text:p>
          </table:table-cell>
          <table:table-cell table:style-name="ce34" table:formula="of:=[$Results_13_24.Q25]" office:value-type="float" office:value="0.7252" calcext:value-type="float">
            <text:p>0.7252</text:p>
          </table:table-cell>
          <table:table-cell table:style-name="ce34" table:formula="of:=[$Results_13_24.Q26]" office:value-type="float" office:value="0.860155602123498" calcext:value-type="float">
            <text:p>0.8602</text:p>
          </table:table-cell>
          <table:table-cell table:style-name="ce47" table:formula="of:=([.R21]-0.2)*5/4" office:value-type="float" office:value="0.6565" calcext:value-type="float">
            <text:p>0.6565</text:p>
          </table:table-cell>
          <table:table-cell table:style-name="ce37" table:formula="of:=[$Results_13_24.Q27]" office:value-type="percentage" office:value="0.8721" calcext:value-type="percentage">
            <text:p>87.2%</text:p>
          </table:table-cell>
          <table:table-cell table:style-name="ce53" table:formula="of:=[$Results_13_24.Q32]" office:value-type="float" office:value="0.6364" calcext:value-type="float">
            <text:p>0.6364</text:p>
          </table:table-cell>
          <table:table-cell table:style-name="ce56" table:formula="of:=[$Results_13_24.Q33]" office:value-type="percentage" office:value="0.6381" calcext:value-type="percentage">
            <text:p>63.8%</text:p>
          </table:table-cell>
          <table:table-cell table:formula="of:=2*[.R21]*[.V21]/([.R21]+[.V21])" office:value-type="float" office:value="0.677904347826087" calcext:value-type="float">
            <text:p>0.6779</text:p>
          </table:table-cell>
          <table:table-cell table:formula="of:=2*[.T21]*[.V21]/([.T21]+[.V21])" office:value-type="float" office:value="0.64629375821796" calcext:value-type="float">
            <text:p>0.6463</text:p>
          </table:table-cell>
          <table:table-cell office:value-type="float" office:value="0.4084" calcext:value-type="float">
            <text:p>0.4084</text:p>
          </table:table-cell>
          <table:table-cell table:number-columns-repeated="2"/>
          <table:table-cell table:style-name="ce4" table:formula="of:=MAX([.T$1:.T$1048576])" office:value-type="float" office:value="0.688375" calcext:value-type="float">
            <text:p>0.6884</text:p>
          </table:table-cell>
          <table:table-cell table:number-columns-repeated="35"/>
        </table:table-row>
        <table:table-row table:style-name="ro2">
          <table:table-cell table:number-columns-repeated="3"/>
          <table:table-cell table:style-name="ce3"/>
          <table:table-cell table:number-columns-repeated="6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delC4</text:p>
          </table:table-cell>
          <table:table-cell office:value-type="string" calcext:value-type="string">
            <text:p>ADAM</text:p>
          </table:table-cell>
          <table:table-cell table:style-name="ce31" office:value-type="string" calcext:value-type="string" table:number-columns-spanned="1" table:number-rows-spanned="4">
            <text:p>Sta=0.0001</text:p>
            <text:p>Len=0.0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h</text:p>
          </table:table-cell>
          <table:table-cell/>
          <table:table-cell table:formula="of:=[$Results_13_24.W21]" office:value-type="float" office:value="0.2014" calcext:value-type="float">
            <text:p>0.2014</text:p>
          </table:table-cell>
          <table:table-cell table:formula="of:=[$Results_13_24.W25]" office:value-type="float" office:value="0.6895" calcext:value-type="float">
            <text:p>0.6895</text:p>
          </table:table-cell>
          <table:table-cell table:style-name="ce75" table:formula="of:=[$Results_13_24.W26]" office:value-type="float" office:value="0.808067504889634" calcext:value-type="float">
            <text:p>0.8081</text:p>
          </table:table-cell>
          <table:table-cell table:formula="of:=([.R23]-0.2)*5/4" office:value-type="float" office:value="0.611875" calcext:value-type="float">
            <text:p>0.611875</text:p>
          </table:table-cell>
          <table:table-cell table:style-name="ce37" table:formula="of:=[$Results_13_24.W27]" office:value-type="percentage" office:value="0.8076" calcext:value-type="percentage">
            <text:p>80.8%</text:p>
          </table:table-cell>
          <table:table-cell table:formula="of:=[$Results_13_24.W32]" office:value-type="float" office:value="0.6717" calcext:value-type="float">
            <text:p>0.6717</text:p>
          </table:table-cell>
          <table:table-cell table:style-name="ce56" table:formula="of:=[$Results_13_24.W33]" office:value-type="percentage" office:value="0.6922" calcext:value-type="percentage">
            <text:p>69.2%</text:p>
          </table:table-cell>
          <table:table-cell table:formula="of:=2*[.R23]*[.V23]/([.R23]+[.V23])" office:value-type="float" office:value="0.680483617396415" calcext:value-type="float">
            <text:p>0.6805</text:p>
          </table:table-cell>
          <table:table-cell table:formula="of:=2*[.T23]*[.V23]/([.T23]+[.V23])" office:value-type="float" office:value="0.640393335021327" calcext:value-type="float">
            <text:p>0.6404</text:p>
          </table:table-cell>
          <table:table-cell office:value-type="float" office:value="0.3021" calcext:value-type="float">
            <text:p>0.3021</text:p>
          </table:table-cell>
          <table:table-cell table:style-name="Default"/>
          <table:table-cell/>
          <table:table-cell table:style-name="ce130" office:value-type="string" calcext:value-type="string" table:number-columns-spanned="1" table:number-rows-spanned="2">
            <text:p>Probably slow cos</text:p>
            <text:p>of others on GPU</text:p>
          </table:table-cell>
          <table:table-cell table:number-columns-repeated="3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delC3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45m</text:p>
          </table:table-cell>
          <table:table-cell/>
          <table:table-cell table:formula="of:=[$Results_13_24.E38]" office:value-type="float" office:value="0.1301" calcext:value-type="float">
            <text:p>0.1301</text:p>
          </table:table-cell>
          <table:table-cell table:formula="of:=[$Results_13_24.E42]" office:value-type="float" office:value="0.719" calcext:value-type="float">
            <text:p>0.719</text:p>
          </table:table-cell>
          <table:table-cell table:style-name="ce75" table:formula="of:=[$Results_13_24.E43]" office:value-type="float" office:value="0.854075719474714" calcext:value-type="float">
            <text:p>0.8541</text:p>
          </table:table-cell>
          <table:table-cell table:formula="of:=([.R24]-0.2)*5/4" office:value-type="float" office:value="0.64875" calcext:value-type="float">
            <text:p>0.64875</text:p>
          </table:table-cell>
          <table:table-cell table:style-name="ce37" table:formula="of:=[$Results_13_24.E44]" office:value-type="percentage" office:value="0.869" calcext:value-type="percentage">
            <text:p>86.9%</text:p>
          </table:table-cell>
          <table:table-cell table:formula="of:=[$Results_13_24.E49]" office:value-type="float" office:value="0.6228" calcext:value-type="float">
            <text:p>0.6228</text:p>
          </table:table-cell>
          <table:table-cell table:style-name="ce56" table:formula="of:=[$Results_13_24.E50]" office:value-type="percentage" office:value="0.6228" calcext:value-type="percentage">
            <text:p>62.3%</text:p>
          </table:table-cell>
          <table:table-cell table:formula="of:=2*[.R24]*[.V24]/([.R24]+[.V24])" office:value-type="float" office:value="0.667451483082427" calcext:value-type="float">
            <text:p>0.6675</text:p>
          </table:table-cell>
          <table:table-cell table:formula="of:=2*[.T24]*[.V24]/([.T24]+[.V24])" office:value-type="float" office:value="0.635510204081633" calcext:value-type="float">
            <text:p>0.6355</text:p>
          </table:table-cell>
          <table:table-cell office:value-type="float" office:value="0.4004" calcext:value-type="float">
            <text:p>0.4004</text:p>
          </table:table-cell>
          <table:table-cell table:style-name="ce11"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odelC2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h15m</text:p>
          </table:table-cell>
          <table:table-cell/>
          <table:table-cell table:formula="of:=[$Results_13_24.K38]" office:value-type="float" office:value="0.1325" calcext:value-type="float">
            <text:p>0.1325</text:p>
          </table:table-cell>
          <table:table-cell table:formula="of:=[$Results_13_24.K42]" office:value-type="float" office:value="0.7203" calcext:value-type="float">
            <text:p>0.7203</text:p>
          </table:table-cell>
          <table:table-cell table:style-name="ce75" table:formula="of:=[$Results_13_24.K43]" office:value-type="float" office:value="0.854860491757474" calcext:value-type="float">
            <text:p>0.8549</text:p>
          </table:table-cell>
          <table:table-cell table:formula="of:=([.R25]-0.2)*5/4" office:value-type="float" office:value="0.650375" calcext:value-type="float">
            <text:p>0.650375</text:p>
          </table:table-cell>
          <table:table-cell table:style-name="ce37" table:formula="of:=[$Results_13_24.K44]" office:value-type="percentage" office:value="0.8665" calcext:value-type="percentage">
            <text:p>86.7%</text:p>
          </table:table-cell>
          <table:table-cell table:formula="of:=[$Results_13_24.K49]" office:value-type="float" office:value="0.6333" calcext:value-type="float">
            <text:p>0.6333</text:p>
          </table:table-cell>
          <table:table-cell table:style-name="ce56" table:formula="of:=[$Results_13_24.K50]" office:value-type="percentage" office:value="0.6351" calcext:value-type="percentage">
            <text:p>63.5%</text:p>
          </table:table-cell>
          <table:table-cell table:formula="of:=2*[.R25]*[.V25]/([.R25]+[.V25])" office:value-type="float" office:value="0.674004122340426" calcext:value-type="float">
            <text:p>0.6740</text:p>
          </table:table-cell>
          <table:table-cell table:formula="of:=2*[.T25]*[.V25]/([.T25]+[.V25])" office:value-type="float" office:value="0.64172393713362" calcext:value-type="float">
            <text:p>0.6417</text:p>
          </table:table-cell>
          <table:table-cell office:value-type="float" office:value="0.4101" calcext:value-type="float">
            <text:p>0.4101</text:p>
          </table:table-cell>
          <table:table-cell table:number-columns-repeated="3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odelC1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h</text:p>
          </table:table-cell>
          <table:table-cell/>
          <table:table-cell table:formula="of:=[$Results_13_24.Q38]" office:value-type="float" office:value="0.1791" calcext:value-type="float">
            <text:p>0.1791</text:p>
          </table:table-cell>
          <table:table-cell table:formula="of:=[$Results_13_24.Q42]" office:value-type="float" office:value="0.7206" calcext:value-type="float">
            <text:p>0.7206</text:p>
          </table:table-cell>
          <table:table-cell table:style-name="ce75" table:formula="of:=[$Results_13_24.Q43]" office:value-type="float" office:value="0.851364543168483" calcext:value-type="float">
            <text:p>0.8514</text:p>
          </table:table-cell>
          <table:table-cell table:formula="of:=([.R26]-0.2)*5/4" office:value-type="float" office:value="0.65075" calcext:value-type="float">
            <text:p>0.65075</text:p>
          </table:table-cell>
          <table:table-cell table:style-name="ce37" table:formula="of:=[$Results_13_24.Q44]" office:value-type="percentage" office:value="0.8631" calcext:value-type="percentage">
            <text:p>86.3%</text:p>
          </table:table-cell>
          <table:table-cell table:formula="of:=[$Results_13_24.Q49]" office:value-type="float" office:value="0.6391" calcext:value-type="float">
            <text:p>0.6391</text:p>
          </table:table-cell>
          <table:table-cell table:style-name="ce56" table:formula="of:=[$Results_13_24.Q50]" office:value-type="percentage" office:value="0.6412" calcext:value-type="percentage">
            <text:p>64.1%</text:p>
          </table:table-cell>
          <table:table-cell table:formula="of:=2*[.R26]*[.V26]/([.R26]+[.V26])" office:value-type="float" office:value="0.677407457527396" calcext:value-type="float">
            <text:p>0.6774</text:p>
          </table:table-cell>
          <table:table-cell table:formula="of:=2*[.T26]*[.V26]/([.T26]+[.V26])" office:value-type="float" office:value="0.644872388262201" calcext:value-type="float">
            <text:p>0.6449</text:p>
          </table:table-cell>
          <table:table-cell office:value-type="float" office:value="0.3876" calcext:value-type="float">
            <text:p>0.3876</text:p>
          </table:table-cell>
          <table:table-cell table:number-columns-repeated="38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odelC4</text:p>
          </table:table-cell>
          <table:table-cell office:value-type="string" calcext:value-type="string">
            <text:p>ADAM</text:p>
          </table:table-cell>
          <table:table-cell table:style-name="ce31" office:value-type="string" calcext:value-type="string" table:number-columns-spanned="1" table:number-rows-spanned="4">
            <text:p>Sta=0.0001</text:p>
            <text:p>Len=0.0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h15m</text:p>
          </table:table-cell>
          <table:table-cell/>
          <table:table-cell table:style-name="ce41" table:formula="of:=[$Results_13_24.W38]" office:value-type="float" office:value="0" calcext:value-type="float">
            <text:p>0.0000</text:p>
          </table:table-cell>
          <table:table-cell table:style-name="ce34" table:formula="of:=[$Results_13_24.W42]" office:value-type="float" office:value="0.6791" calcext:value-type="float">
            <text:p>0.6791</text:p>
          </table:table-cell>
          <table:table-cell table:style-name="ce75" table:formula="of:=[$Results_13_24.W43]" office:value-type="float" office:value="0.833681195864767" calcext:value-type="float">
            <text:p>0.8337</text:p>
          </table:table-cell>
          <table:table-cell table:formula="of:=([.R28]-0.2)*5/4" office:value-type="float" office:value="0.598875" calcext:value-type="float">
            <text:p>0.598875</text:p>
          </table:table-cell>
          <table:table-cell table:style-name="ce37" table:formula="of:=[$Results_13_24.W44]" office:value-type="percentage" office:value="0.8565" calcext:value-type="percentage">
            <text:p>85.7%</text:p>
          </table:table-cell>
          <table:table-cell table:style-name="ce53" table:formula="of:=[$Results_13_24.W49]" office:value-type="float" office:value="0.6677" calcext:value-type="float">
            <text:p>0.6677</text:p>
          </table:table-cell>
          <table:table-cell table:style-name="ce56" table:formula="of:=[$Results_13_24.W50]" office:value-type="percentage" office:value="0.6901" calcext:value-type="percentage">
            <text:p>69.0%</text:p>
          </table:table-cell>
          <table:table-cell table:formula="of:=2*[.R28]*[.V28]/([.R28]+[.V28])" office:value-type="float" office:value="0.673351752301752" calcext:value-type="float">
            <text:p>0.6734</text:p>
          </table:table-cell>
          <table:table-cell table:formula="of:=2*[.T28]*[.V28]/([.T28]+[.V28])" office:value-type="float" office:value="0.63141754337485" calcext:value-type="float">
            <text:p>0.6314</text:p>
          </table:table-cell>
          <table:table-cell office:value-type="float" office:value="0.263" calcext:value-type="float">
            <text:p>0.2630</text:p>
          </table:table-cell>
          <table:table-cell table:number-columns-repeated="3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odelC3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15m</text:p>
          </table:table-cell>
          <table:table-cell/>
          <table:table-cell table:formula="of:=[$Results_25_30.E4]" office:value-type="float" office:value="0.1565" calcext:value-type="float">
            <text:p>0.1565</text:p>
          </table:table-cell>
          <table:table-cell table:formula="of:=[$Results_25_30.E8]" office:value-type="float" office:value="0.7171" calcext:value-type="float">
            <text:p>0.7171</text:p>
          </table:table-cell>
          <table:table-cell table:style-name="ce75" table:formula="of:=[$Results_25_30.E9]" office:value-type="float" office:value="0.852850796311819" calcext:value-type="float">
            <text:p>0.8529</text:p>
          </table:table-cell>
          <table:table-cell table:formula="of:=([.R29]-0.2)*5/4" office:value-type="float" office:value="0.646375" calcext:value-type="float">
            <text:p>0.646375</text:p>
          </table:table-cell>
          <table:table-cell table:style-name="ce37" table:formula="of:=[$Results_25_30.E10]" office:value-type="percentage" office:value="0.8703" calcext:value-type="percentage">
            <text:p>87.0%</text:p>
          </table:table-cell>
          <table:table-cell table:formula="of:=[$Results_25_30.E15]" office:value-type="float" office:value="0.6091" calcext:value-type="float">
            <text:p>0.6091</text:p>
          </table:table-cell>
          <table:table-cell table:style-name="ce56" table:formula="of:=[$Results_25_30.E16]" office:value-type="percentage" office:value="0.6106" calcext:value-type="percentage">
            <text:p>61.1%</text:p>
          </table:table-cell>
          <table:table-cell table:formula="of:=2*[.R29]*[.V29]/([.R29]+[.V29])" office:value-type="float" office:value="0.65870247323179" calcext:value-type="float">
            <text:p>0.6587</text:p>
          </table:table-cell>
          <table:table-cell table:formula="of:=2*[.T29]*[.V29]/([.T29]+[.V29])" office:value-type="float" office:value="0.627184153408073" calcext:value-type="float">
            <text:p>0.6272</text:p>
          </table:table-cell>
          <table:table-cell office:value-type="float" office:value="0.3476" calcext:value-type="float">
            <text:p>0.3476</text:p>
          </table:table-cell>
          <table:table-cell table:style-name="ce130" office:value-type="string" calcext:value-type="string" table:number-columns-spanned="1" table:number-rows-spanned="3">
            <text:p>Really poor at deny</text:p>
          </table:table-cell>
          <table:table-cell table:number-columns-repeated="3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odelC2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15m</text:p>
          </table:table-cell>
          <table:table-cell/>
          <table:table-cell table:formula="of:=[$Results_25_30.K4]" office:value-type="float" office:value="0.0471" calcext:value-type="float">
            <text:p>0.0471</text:p>
          </table:table-cell>
          <table:table-cell table:formula="of:=[$Results_25_30.K8]" office:value-type="float" office:value="0.6952" calcext:value-type="float">
            <text:p>0.6952</text:p>
          </table:table-cell>
          <table:table-cell table:style-name="ce75" table:formula="of:=[$Results_25_30.K9]" office:value-type="float" office:value="0.85335060072646" calcext:value-type="float">
            <text:p>0.8534</text:p>
          </table:table-cell>
          <table:table-cell table:formula="of:=([.R30]-0.2)*5/4" office:value-type="float" office:value="0.619" calcext:value-type="float">
            <text:p>0.619</text:p>
          </table:table-cell>
          <table:table-cell table:style-name="ce37" table:formula="of:=[$Results_25_30.K10]" office:value-type="percentage" office:value="0.8751" calcext:value-type="percentage">
            <text:p>87.5%</text:p>
          </table:table-cell>
          <table:table-cell table:formula="of:=[$Results_25_30.K15]" office:value-type="float" office:value="0.6303" calcext:value-type="float">
            <text:p>0.6303</text:p>
          </table:table-cell>
          <table:table-cell table:style-name="ce56" table:formula="of:=[$Results_25_30.K16]" office:value-type="percentage" office:value="0.631" calcext:value-type="percentage">
            <text:p>63.1%</text:p>
          </table:table-cell>
          <table:table-cell table:formula="of:=2*[.R30]*[.V30]/([.R30]+[.V30])" office:value-type="float" office:value="0.661161161825726" calcext:value-type="float">
            <text:p>0.6612</text:p>
          </table:table-cell>
          <table:table-cell table:formula="of:=2*[.T30]*[.V30]/([.T30]+[.V30])" office:value-type="float" office:value="0.624598895381414" calcext:value-type="float">
            <text:p>0.6246</text:p>
          </table:table-cell>
          <table:table-cell office:value-type="float" office:value="0.3801" calcext:value-type="float">
            <text:p>0.3801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odelC1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</text:p>
          </table:table-cell>
          <table:table-cell/>
          <table:table-cell table:formula="of:=[$Results_25_30.Q4]" office:value-type="float" office:value="0.1087" calcext:value-type="float">
            <text:p>0.1087</text:p>
          </table:table-cell>
          <table:table-cell table:formula="of:=[$Results_25_30.Q8]" office:value-type="float" office:value="0.7166" calcext:value-type="float">
            <text:p>0.7166</text:p>
          </table:table-cell>
          <table:table-cell table:style-name="ce75" table:formula="of:=[$Results_25_30.Q9]" office:value-type="float" office:value="0.858778345906678" calcext:value-type="float">
            <text:p>0.8588</text:p>
          </table:table-cell>
          <table:table-cell table:formula="of:=([.R31]-0.2)*5/4" office:value-type="float" office:value="0.64575" calcext:value-type="float">
            <text:p>0.64575</text:p>
          </table:table-cell>
          <table:table-cell table:style-name="ce37" table:formula="of:=[$Results_25_30.Q10]" office:value-type="percentage" office:value="0.8761" calcext:value-type="percentage">
            <text:p>87.6%</text:p>
          </table:table-cell>
          <table:table-cell table:formula="of:=[$Results_25_30.Q15]" office:value-type="float" office:value="0.6373" calcext:value-type="float">
            <text:p>0.6373</text:p>
          </table:table-cell>
          <table:table-cell table:style-name="ce56" table:formula="of:=[$Results_25_30.Q16]" office:value-type="percentage" office:value="0.6473" calcext:value-type="percentage">
            <text:p>64.7%</text:p>
          </table:table-cell>
          <table:table-cell table:formula="of:=2*[.R31]*[.V31]/([.R31]+[.V31])" office:value-type="float" office:value="0.674627638673462" calcext:value-type="float">
            <text:p>0.6746</text:p>
          </table:table-cell>
          <table:table-cell table:formula="of:=2*[.T31]*[.V31]/([.T31]+[.V31])" office:value-type="float" office:value="0.641497174700908" calcext:value-type="float">
            <text:p>0.6415</text:p>
          </table:table-cell>
          <table:table-cell office:value-type="float" office:value="0.3716" calcext:value-type="float">
            <text:p>0.3716</text:p>
          </table:table-cell>
          <table:covered-table-cell/>
          <table:table-cell table:number-columns-repeated="37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30m</text:p>
          </table:table-cell>
          <table:table-cell/>
          <table:table-cell table:formula="of:=[$Results_25_30.W4]" office:value-type="float" office:value="0.2148" calcext:value-type="float">
            <text:p>0.2148</text:p>
          </table:table-cell>
          <table:table-cell table:formula="of:=[$Results_25_30.W8]" office:value-type="float" office:value="0.7424" calcext:value-type="float">
            <text:p>0.7424</text:p>
          </table:table-cell>
          <table:table-cell table:style-name="ce75" table:formula="of:=[$Results_25_30.W9]" office:value-type="float" office:value="0.865516596814753" calcext:value-type="float">
            <text:p>0.8655</text:p>
          </table:table-cell>
          <table:table-cell table:style-name="ce47" table:formula="of:=([.R33]-0.2)*5/4" office:value-type="float" office:value="0.678" calcext:value-type="float">
            <text:p>0.6780</text:p>
          </table:table-cell>
          <table:table-cell table:style-name="ce37" table:formula="of:=[$Results_25_30.W10]" office:value-type="percentage" office:value="0.8774" calcext:value-type="percentage">
            <text:p>87.7%</text:p>
          </table:table-cell>
          <table:table-cell table:style-name="ce53" table:formula="of:=[$Results_25_30.W15]" office:value-type="float" office:value="0.626" calcext:value-type="float">
            <text:p>0.6260</text:p>
          </table:table-cell>
          <table:table-cell table:style-name="ce56" table:formula="of:=[$Results_25_30.W16]" office:value-type="percentage" office:value="0.6279" calcext:value-type="percentage">
            <text:p>62.8%</text:p>
          </table:table-cell>
          <table:table-cell table:formula="of:=2*[.R33]*[.V33]/([.R33]+[.V33])" office:value-type="float" office:value="0.679249342297574" calcext:value-type="float">
            <text:p>0.6792</text:p>
          </table:table-cell>
          <table:table-cell table:formula="of:=2*[.T33]*[.V33]/([.T33]+[.V33])" office:value-type="float" office:value="0.650963190184049" calcext:value-type="float">
            <text:p>0.6510</text:p>
          </table:table-cell>
          <table:table-cell office:value-type="float" office:value="0.4134" calcext:value-type="float">
            <text:p>0.4134</text:p>
          </table:table-cell>
          <table:table-cell table:style-name="ce130" office:value-type="string" calcext:value-type="string" table:number-columns-spanned="1" table:number-rows-spanned="3">
            <text:p>Double step length</text:p>
            <text:p>Best in SRQ, deny, </text:p>
            <text:p>length so far</text:p>
          </table:table-cell>
          <table:table-cell table:number-columns-repeated="37"/>
        </table:table-row>
        <table:table-row table:style-name="ro2"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ModelB3</text:p>
          </table:table-cell>
          <table:table-cell table:style-name="ce38" office:value-type="string" calcext:value-type="string">
            <text:p>ADAM</text:p>
          </table:table-cell>
          <table:table-cell table:style-name="ce44" office:value-type="float" office:value="0.0001" calcext:value-type="float">
            <text:p>0.00010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string" calcext:value-type="string">
            <text:p>weighted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5h15m</text:p>
          </table:table-cell>
          <table:table-cell table:style-name="ce38"/>
          <table:table-cell table:style-name="ce59" table:formula="of:=[$Results_25_30.E21]" office:value-type="float" office:value="0.2517" calcext:value-type="float">
            <text:p>0.2517</text:p>
          </table:table-cell>
          <table:table-cell table:style-name="ce65" table:formula="of:=[$Results_25_30.E25]" office:value-type="float" office:value="0.7507" calcext:value-type="float">
            <text:p>0.7507</text:p>
          </table:table-cell>
          <table:table-cell table:style-name="ce93" table:formula="of:=[$Results_25_30.E26]" office:value-type="float" office:value="0.864298183850238" calcext:value-type="float">
            <text:p>0.8643</text:p>
          </table:table-cell>
          <table:table-cell table:style-name="ce85" table:formula="of:=([.R34]-0.2)*5/4" office:value-type="float" office:value="0.688375" calcext:value-type="float">
            <text:p>0.6884</text:p>
          </table:table-cell>
          <table:table-cell table:style-name="ce73" table:formula="of:=[$Results_25_30.E27]" office:value-type="percentage" office:value="0.8767" calcext:value-type="percentage">
            <text:p>87.7%</text:p>
          </table:table-cell>
          <table:table-cell table:style-name="ce100" table:formula="of:=[$Results_25_30.E32]" office:value-type="float" office:value="0.6818" calcext:value-type="float">
            <text:p>0.6818</text:p>
          </table:table-cell>
          <table:table-cell table:style-name="ce86" table:formula="of:=[$Results_25_30.E33]" office:value-type="percentage" office:value="0.6911" calcext:value-type="percentage">
            <text:p>69.1%</text:p>
          </table:table-cell>
          <table:table-cell table:style-name="ce89" table:formula="of:=2*[.R34]*[.V34]/([.R34]+[.V34])" office:value-type="float" office:value="0.714593033158813" calcext:value-type="float">
            <text:p>0.7146</text:p>
          </table:table-cell>
          <table:table-cell table:style-name="ce92" table:formula="of:=2*[.T34]*[.V34]/([.T34]+[.V34])" office:value-type="float" office:value="0.685071724414765" calcext:value-type="float">
            <text:p>0.6851</text:p>
          </table:table-cell>
          <table:table-cell table:style-name="ce95" office:value-type="float" office:value="0.4303" calcext:value-type="float">
            <text:p>0.4303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</text:p>
          </table:table-cell>
          <table:table-cell/>
          <table:table-cell table:formula="of:=[$Results_25_30.K21]" office:value-type="float" office:value="0.15" calcext:value-type="float">
            <text:p>0.15</text:p>
          </table:table-cell>
          <table:table-cell table:formula="of:=[$Results_25_30.K25]" office:value-type="float" office:value="0.73" calcext:value-type="float">
            <text:p>0.73</text:p>
          </table:table-cell>
          <table:table-cell table:style-name="ce75" table:formula="of:=[$Results_25_30.K26]" office:value-type="float" office:value="0.862369796032411" calcext:value-type="float">
            <text:p>0.8624</text:p>
          </table:table-cell>
          <table:table-cell table:formula="of:=([.R35]-0.2)*5/4" office:value-type="float" office:value="0.6625" calcext:value-type="float">
            <text:p>0.6625</text:p>
          </table:table-cell>
          <table:table-cell table:style-name="ce37" table:formula="of:=[$Results_25_30.K27]" office:value-type="percentage" office:value="0.8767" calcext:value-type="percentage">
            <text:p>87.7%</text:p>
          </table:table-cell>
          <table:table-cell table:style-name="ce101" table:formula="of:=[$Results_25_30.K32]" office:value-type="float" office:value="0.6312" calcext:value-type="float">
            <text:p>0.6312</text:p>
          </table:table-cell>
          <table:table-cell table:style-name="ce56" table:formula="of:=[$Results_25_30.K33]" office:value-type="percentage" office:value="0.633" calcext:value-type="percentage">
            <text:p>63.3%</text:p>
          </table:table-cell>
          <table:table-cell table:formula="of:=2*[.R35]*[.V35]/([.R35]+[.V35])" office:value-type="float" office:value="0.677014399059653" calcext:value-type="float">
            <text:p>0.6770</text:p>
          </table:table-cell>
          <table:table-cell table:formula="of:=2*[.T35]*[.V35]/([.T35]+[.V35])" office:value-type="float" office:value="0.646471361212028" calcext:value-type="float">
            <text:p>0.6465</text:p>
          </table:table-cell>
          <table:table-cell office:value-type="float" office:value="0.4205" calcext:value-type="float">
            <text:p>0.4205</text:p>
          </table:table-cell>
          <table:covered-table-cell/>
          <table:table-cell table:number-columns-repeated="37"/>
        </table:table-row>
        <table:table-row table:style-name="ro2">
          <table:table-cell table:number-columns-repeated="64"/>
        </table:table-row>
        <table:table-row table:style-name="ro2">
          <table:table-cell table:style-name="ce32" office:value-type="string" calcext:value-type="string" table:number-columns-spanned="26" table:number-rows-spanned="1">
            <text:p>Coarse Discourse only</text:p>
          </table:table-cell>
          <table:covered-table-cell table:style-name="ce45"/>
          <table:covered-table-cell table:number-columns-repeated="14" table:style-name="ce49"/>
          <table:covered-table-cell table:style-name="ce70"/>
          <table:covered-table-cell table:number-columns-repeated="2" table:style-name="ce84"/>
          <table:covered-table-cell table:style-name="ce103"/>
          <table:covered-table-cell table:style-name="ce112"/>
          <table:covered-table-cell table:style-name="ce121"/>
          <table:covered-table-cell table:style-name="ce127"/>
          <table:covered-table-cell table:style-name="ce134"/>
          <table:covered-table-cell table:style-name="ce139"/>
          <table:covered-table-cell table:style-name="ce144"/>
          <table:table-cell table:number-columns-repeated="3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odelD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h15m</text:p>
          </table:table-cell>
          <table:table-cell/>
          <table:table-cell table:formula="of:=[$Results_31_38.E9]" office:value-type="float" office:value="0.3552" calcext:value-type="float">
            <text:p>0.3552</text:p>
          </table:table-cell>
          <table:table-cell table:style-name="ce75" table:formula="of:=[$Results_31_38.E14]" office:value-type="float" office:value="0.512936363636364" calcext:value-type="float">
            <text:p>0.5129</text:p>
          </table:table-cell>
          <table:table-cell table:style-name="ce75" table:formula="of:=[$Results_31_38.E16]" office:value-type="float" office:value="0.653246287157796" calcext:value-type="float">
            <text:p>0.6532</text:p>
          </table:table-cell>
          <table:table-cell table:style-name="ce88" table:formula="of:=[$Results_31_38.E15]" office:value-type="float" office:value="0.46423" calcext:value-type="float">
            <text:p>0.4642</text:p>
          </table:table-cell>
          <table:table-cell table:style-name="ce37" table:formula="of:=[$Results_31_38.E17]" office:value-type="percentage" office:value="0.6732" calcext:value-type="percentage">
            <text:p>67.3%</text:p>
          </table:table-cell>
          <table:table-cell table:formula="of:=[$Results_31_38.E22]" office:value-type="float" office:value="0.54485" calcext:value-type="float">
            <text:p>0.54485</text:p>
          </table:table-cell>
          <table:table-cell table:style-name="ce56" table:formula="of:=[$Results_31_38.E23]" office:value-type="percentage" office:value="0.6417" calcext:value-type="percentage">
            <text:p>64.2%</text:p>
          </table:table-cell>
          <table:table-cell table:formula="of:=2*[.R38]*[.V38]/([.R38]+[.V38])" office:value-type="float" office:value="0.528411761268172" calcext:value-type="float">
            <text:p>0.5284</text:p>
          </table:table-cell>
          <table:table-cell table:formula="of:=2*[.T38]*[.V38]/([.T38]+[.V38])" office:value-type="float" office:value="0.501319450390455" calcext:value-type="float">
            <text:p>0.5013</text:p>
          </table:table-cell>
          <table:table-cell office:value-type="float" office:value="0.3319" calcext:value-type="float">
            <text:p>0.3319</text:p>
          </table:table-cell>
          <table:table-cell table:style-name="ce130" office:value-type="string" calcext:value-type="string" table:number-columns-spanned="1" table:number-rows-spanned="8">
            <text:p>Weights are 10x for</text:p>
            <text:p>deny, disagree</text:p>
            <text:p>Do badly for agree </text:p>
            <text:p>class</text:p>
          </table:table-cell>
          <table:table-cell/>
          <table:table-cell table:style-name="ce130" office:value-type="string" calcext:value-type="string" table:number-columns-spanned="1" table:number-rows-spanned="8">
            <text:p>This section naturally</text:p>
            <text:p>will do worse in stance </text:p>
            <text:p>F1 because the classes </text:p>
            <text:p>are spread over 11</text:p>
            <text:p>As compared to 5 above</text:p>
          </table:table-cell>
          <table:table-cell table:number-columns-repeated="3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odelD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h30m</text:p>
          </table:table-cell>
          <table:table-cell/>
          <table:table-cell table:formula="of:=[$Results_31_38.K9]" office:value-type="float" office:value="0.3537" calcext:value-type="float">
            <text:p>0.3537</text:p>
          </table:table-cell>
          <table:table-cell table:style-name="ce75" table:formula="of:=[$Results_31_38.K14]" office:value-type="float" office:value="0.511936363636364" calcext:value-type="float">
            <text:p>0.5119</text:p>
          </table:table-cell>
          <table:table-cell table:style-name="ce75" table:formula="of:=[$Results_31_38.K16]" office:value-type="float" office:value="0.659224785571613" calcext:value-type="float">
            <text:p>0.6592</text:p>
          </table:table-cell>
          <table:table-cell table:style-name="ce88" table:formula="of:=[$Results_31_38.K15]" office:value-type="float" office:value="0.46313" calcext:value-type="float">
            <text:p>0.4631</text:p>
          </table:table-cell>
          <table:table-cell table:style-name="ce37" table:formula="of:=[$Results_31_38.K17]" office:value-type="percentage" office:value="0.6778" calcext:value-type="percentage">
            <text:p>67.8%</text:p>
          </table:table-cell>
          <table:table-cell table:formula="of:=[$Results_31_38.K22]" office:value-type="float" office:value="0.5191" calcext:value-type="float">
            <text:p>0.5191</text:p>
          </table:table-cell>
          <table:table-cell table:style-name="ce56" table:formula="of:=[$Results_31_38.K23]" office:value-type="percentage" office:value="0.6224" calcext:value-type="percentage">
            <text:p>62.2%</text:p>
          </table:table-cell>
          <table:table-cell table:formula="of:=2*[.R39]*[.V39]/([.R39]+[.V39])" office:value-type="float" office:value="0.515493295360361" calcext:value-type="float">
            <text:p>0.5155</text:p>
          </table:table-cell>
          <table:table-cell table:formula="of:=2*[.T39]*[.V39]/([.T39]+[.V39])" office:value-type="float" office:value="0.489520342485976" calcext:value-type="float">
            <text:p>0.4895</text:p>
          </table:table-cell>
          <table:table-cell office:value-type="float" office:value="0.3566" calcext:value-type="float">
            <text:p>0.3566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h15m</text:p>
          </table:table-cell>
          <table:table-cell/>
          <table:table-cell table:formula="of:=[$Results_31_38.Q9]" office:value-type="float" office:value="0.2893" calcext:value-type="float">
            <text:p>0.2893</text:p>
          </table:table-cell>
          <table:table-cell table:style-name="ce75" table:formula="of:=[$Results_31_38.Q14]" office:value-type="float" office:value="0.482218181818182" calcext:value-type="float">
            <text:p>0.4822</text:p>
          </table:table-cell>
          <table:table-cell table:style-name="ce75" table:formula="of:=[$Results_31_38.Q16]" office:value-type="float" office:value="0.634227270591" calcext:value-type="float">
            <text:p>0.6342</text:p>
          </table:table-cell>
          <table:table-cell table:style-name="ce88" table:formula="of:=[$Results_31_38.Q15]" office:value-type="float" office:value="0.43044" calcext:value-type="float">
            <text:p>0.4304</text:p>
          </table:table-cell>
          <table:table-cell table:style-name="ce37" table:formula="of:=[$Results_31_38.Q17]" office:value-type="percentage" office:value="0.6476" calcext:value-type="percentage">
            <text:p>64.8%</text:p>
          </table:table-cell>
          <table:table-cell table:formula="of:=[$Results_31_38.Q22]" office:value-type="float" office:value="0.5454" calcext:value-type="float">
            <text:p>0.5454</text:p>
          </table:table-cell>
          <table:table-cell table:style-name="ce56" table:formula="of:=[$Results_31_38.Q23]" office:value-type="percentage" office:value="0.668" calcext:value-type="percentage">
            <text:p>66.8%</text:p>
          </table:table-cell>
          <table:table-cell table:formula="of:=2*[.R40]*[.V40]/([.R40]+[.V40])" office:value-type="float" office:value="0.511866763389303" calcext:value-type="float">
            <text:p>0.5119</text:p>
          </table:table-cell>
          <table:table-cell table:formula="of:=2*[.T40]*[.V40]/([.T40]+[.V40])" office:value-type="float" office:value="0.481148499754058" calcext:value-type="float">
            <text:p>0.4811</text:p>
          </table:table-cell>
          <table:table-cell office:value-type="float" office:value="0.3459" calcext:value-type="float">
            <text:p>0.3459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h30m</text:p>
          </table:table-cell>
          <table:table-cell/>
          <table:table-cell table:formula="of:=[$Results_31_38.W9]" office:value-type="float" office:value="0.3473" calcext:value-type="float">
            <text:p>0.3473</text:p>
          </table:table-cell>
          <table:table-cell table:style-name="ce75" table:formula="of:=[$Results_31_38.W14]" office:value-type="float" office:value="0.5027" calcext:value-type="float">
            <text:p>0.5027</text:p>
          </table:table-cell>
          <table:table-cell table:style-name="ce75" table:formula="of:=[$Results_31_38.W16]" office:value-type="float" office:value="0.642359528845024" calcext:value-type="float">
            <text:p>0.6424</text:p>
          </table:table-cell>
          <table:table-cell table:style-name="ce88" table:formula="of:=[$Results_31_38.W15]" office:value-type="float" office:value="0.45297" calcext:value-type="float">
            <text:p>0.4530</text:p>
          </table:table-cell>
          <table:table-cell table:style-name="ce37" table:formula="of:=[$Results_31_38.W17]" office:value-type="percentage" office:value="0.6649" calcext:value-type="percentage">
            <text:p>66.5%</text:p>
          </table:table-cell>
          <table:table-cell table:formula="of:=[$Results_31_38.W22]" office:value-type="float" office:value="0.539" calcext:value-type="float">
            <text:p>0.539</text:p>
          </table:table-cell>
          <table:table-cell table:style-name="ce56" table:formula="of:=[$Results_31_38.W23]" office:value-type="percentage" office:value="0.6663" calcext:value-type="percentage">
            <text:p>66.6%</text:p>
          </table:table-cell>
          <table:table-cell table:formula="of:=2*[.R41]*[.V41]/([.R41]+[.V41])" office:value-type="float" office:value="0.520217529039071" calcext:value-type="float">
            <text:p>0.5202</text:p>
          </table:table-cell>
          <table:table-cell table:formula="of:=2*[.T41]*[.V41]/([.T41]+[.V41])" office:value-type="float" office:value="0.492254463340625" calcext:value-type="float">
            <text:p>0.4923</text:p>
          </table:table-cell>
          <table:table-cell office:value-type="float" office:value="0.356" calcext:value-type="float">
            <text:p>0.3560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odelD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h30m</text:p>
          </table:table-cell>
          <table:table-cell/>
          <table:table-cell table:style-name="ce67" table:formula="of:=[$Results_31_38.E33]" office:value-type="float" office:value="0.3343" calcext:value-type="float">
            <text:p>0.3343</text:p>
          </table:table-cell>
          <table:table-cell table:style-name="ce75" table:formula="of:=[$Results_31_38.E38]" office:value-type="float" office:value="0.510136363636364" calcext:value-type="float">
            <text:p>0.5101</text:p>
          </table:table-cell>
          <table:table-cell table:style-name="ce75" table:formula="of:=[$Results_31_38.E40]" office:value-type="float" office:value="0.649604846669017" calcext:value-type="float">
            <text:p>0.6496</text:p>
          </table:table-cell>
          <table:table-cell table:style-name="ce88" table:formula="of:=[$Results_31_38.E39]" office:value-type="float" office:value="0.46115" calcext:value-type="float">
            <text:p>0.4612</text:p>
          </table:table-cell>
          <table:table-cell table:style-name="ce37" table:formula="of:=[$Results_31_38.E41]" office:value-type="percentage" office:value="0.6584" calcext:value-type="percentage">
            <text:p>65.8%</text:p>
          </table:table-cell>
          <table:table-cell table:formula="of:=[$Results_31_38.E46]" office:value-type="float" office:value="0.5548" calcext:value-type="float">
            <text:p>0.5548</text:p>
          </table:table-cell>
          <table:table-cell table:style-name="ce56" table:formula="of:=[$Results_31_38.E47]" office:value-type="percentage" office:value="0.667" calcext:value-type="percentage">
            <text:p>66.7%</text:p>
          </table:table-cell>
          <table:table-cell table:formula="of:=2*[.R42]*[.V42]/([.R42]+[.V42])" office:value-type="float" office:value="0.531531581059048" calcext:value-type="float">
            <text:p>0.5315</text:p>
          </table:table-cell>
          <table:table-cell table:formula="of:=2*[.T42]*[.V42]/([.T42]+[.V42])" office:value-type="float" office:value="0.503658683990354" calcext:value-type="float">
            <text:p>0.5037</text:p>
          </table:table-cell>
          <table:table-cell office:value-type="float" office:value="0.3845" calcext:value-type="float">
            <text:p>0.3845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odelD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h30m</text:p>
          </table:table-cell>
          <table:table-cell/>
          <table:table-cell table:formula="of:=[$Results_31_38.K33]" office:value-type="float" office:value="0.3288" calcext:value-type="float">
            <text:p>0.3288</text:p>
          </table:table-cell>
          <table:table-cell table:style-name="ce75" table:formula="of:=[$Results_31_38.K38]" office:value-type="float" office:value="0.484663636363636" calcext:value-type="float">
            <text:p>0.4847</text:p>
          </table:table-cell>
          <table:table-cell table:style-name="ce75" table:formula="of:=[$Results_31_38.K40]" office:value-type="float" office:value="0.63517018564211" calcext:value-type="float">
            <text:p>0.6352</text:p>
          </table:table-cell>
          <table:table-cell table:style-name="ce88" table:formula="of:=[$Results_31_38.K39]" office:value-type="float" office:value="0.43313" calcext:value-type="float">
            <text:p>0.4331</text:p>
          </table:table-cell>
          <table:table-cell table:style-name="ce37" table:formula="of:=[$Results_31_38.K41]" office:value-type="percentage" office:value="0.6443" calcext:value-type="percentage">
            <text:p>64.4%</text:p>
          </table:table-cell>
          <table:table-cell table:formula="of:=[$Results_31_38.K46]" office:value-type="float" office:value="0.5435" calcext:value-type="float">
            <text:p>0.5435</text:p>
          </table:table-cell>
          <table:table-cell table:style-name="ce56" table:formula="of:=[$Results_31_38.K47]" office:value-type="percentage" office:value="0.6762" calcext:value-type="percentage">
            <text:p>67.6%</text:p>
          </table:table-cell>
          <table:table-cell table:formula="of:=2*[.R43]*[.V43]/([.R43]+[.V43])" office:value-type="float" office:value="0.512398371323984" calcext:value-type="float">
            <text:p>0.5124</text:p>
          </table:table-cell>
          <table:table-cell table:formula="of:=2*[.T43]*[.V43]/([.T43]+[.V43])" office:value-type="float" office:value="0.482078484175174" calcext:value-type="float">
            <text:p>0.4821</text:p>
          </table:table-cell>
          <table:table-cell office:value-type="float" office:value="0.3635" calcext:value-type="float">
            <text:p>0.3635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h</text:p>
          </table:table-cell>
          <table:table-cell/>
          <table:table-cell table:formula="of:=[$Results_31_38.Q33]" office:value-type="float" office:value="0.3493" calcext:value-type="float">
            <text:p>0.3493</text:p>
          </table:table-cell>
          <table:table-cell table:style-name="ce75" table:formula="of:=[$Results_31_38.Q38]" office:value-type="float" office:value="0.516972727272727" calcext:value-type="float">
            <text:p>0.5170</text:p>
          </table:table-cell>
          <table:table-cell table:style-name="ce75" table:formula="of:=[$Results_31_38.Q40]" office:value-type="float" office:value="0.651200064622254" calcext:value-type="float">
            <text:p>0.6512</text:p>
          </table:table-cell>
          <table:table-cell table:style-name="ce88" table:formula="of:=[$Results_31_38.Q39]" office:value-type="float" office:value="0.46867" calcext:value-type="float">
            <text:p>0.4687</text:p>
          </table:table-cell>
          <table:table-cell table:style-name="ce37" table:formula="of:=[$Results_31_38.Q41]" office:value-type="percentage" office:value="0.6643" calcext:value-type="percentage">
            <text:p>66.4%</text:p>
          </table:table-cell>
          <table:table-cell table:formula="of:=[$Results_31_38.Q46]" office:value-type="float" office:value="0.53895" calcext:value-type="float">
            <text:p>0.53895</text:p>
          </table:table-cell>
          <table:table-cell table:style-name="ce56" table:formula="of:=[$Results_31_38.Q47]" office:value-type="percentage" office:value="0.6364" calcext:value-type="percentage">
            <text:p>63.6%</text:p>
          </table:table-cell>
          <table:table-cell table:formula="of:=2*[.R44]*[.V44]/([.R44]+[.V44])" office:value-type="float" office:value="0.527732653474127" calcext:value-type="float">
            <text:p>0.5277</text:p>
          </table:table-cell>
          <table:table-cell table:formula="of:=2*[.T44]*[.V44]/([.T44]+[.V44])" office:value-type="float" office:value="0.501359037137016" calcext:value-type="float">
            <text:p>0.5014</text:p>
          </table:table-cell>
          <table:table-cell office:value-type="float" office:value="0.3811" calcext:value-type="float">
            <text:p>0.3811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h</text:p>
          </table:table-cell>
          <table:table-cell/>
          <table:table-cell table:formula="of:=[$Results_31_38.W33]" office:value-type="float" office:value="0.3749" calcext:value-type="float">
            <text:p>0.3749</text:p>
          </table:table-cell>
          <table:table-cell table:style-name="ce75" table:formula="of:=[$Results_31_38.W38]" office:value-type="float" office:value="0.507045454545455" calcext:value-type="float">
            <text:p>0.5070</text:p>
          </table:table-cell>
          <table:table-cell table:style-name="ce75" table:formula="of:=[$Results_31_38.W40]" office:value-type="float" office:value="0.649351433439079" calcext:value-type="float">
            <text:p>0.6494</text:p>
          </table:table-cell>
          <table:table-cell table:style-name="ce88" table:formula="of:=[$Results_31_38.W39]" office:value-type="float" office:value="0.45775" calcext:value-type="float">
            <text:p>0.4578</text:p>
          </table:table-cell>
          <table:table-cell table:style-name="ce37" table:formula="of:=[$Results_31_38.W41]" office:value-type="percentage" office:value="0.6564" calcext:value-type="percentage">
            <text:p>65.6%</text:p>
          </table:table-cell>
          <table:table-cell table:formula="of:=[$Results_31_38.W46]" office:value-type="float" office:value="0.523" calcext:value-type="float">
            <text:p>0.523</text:p>
          </table:table-cell>
          <table:table-cell table:style-name="ce56" table:formula="of:=[$Results_31_38.W47]" office:value-type="percentage" office:value="0.6013" calcext:value-type="percentage">
            <text:p>60.1%</text:p>
          </table:table-cell>
          <table:table-cell table:formula="of:=2*[.R45]*[.V45]/([.R45]+[.V45])" office:value-type="float" office:value="0.514899165967963" calcext:value-type="float">
            <text:p>0.5149</text:p>
          </table:table-cell>
          <table:table-cell table:formula="of:=2*[.T45]*[.V45]/([.T45]+[.V45])" office:value-type="float" office:value="0.488204435381086" calcext:value-type="float">
            <text:p>0.4882</text:p>
          </table:table-cell>
          <table:table-cell office:value-type="float" office:value="0.3706" calcext:value-type="float">
            <text:p>0.3706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odelD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h30m</text:p>
          </table:table-cell>
          <table:table-cell/>
          <table:table-cell table:formula="of:=[$Results_39_46.E9]" office:value-type="float" office:value="0.2746" calcext:value-type="float">
            <text:p>0.2746</text:p>
          </table:table-cell>
          <table:table-cell table:style-name="ce75" table:formula="of:=[$Results_39_46.E14]" office:value-type="float" office:value="0.501836363636363" calcext:value-type="float">
            <text:p>0.5018</text:p>
          </table:table-cell>
          <table:table-cell table:style-name="ce75" table:formula="of:=[$Results_39_46.E16]" office:value-type="float" office:value="0.6445990894137" calcext:value-type="float">
            <text:p>0.6446</text:p>
          </table:table-cell>
          <table:table-cell table:style-name="ce88" table:formula="of:=[$Results_39_46.E15]" office:value-type="float" office:value="0.45202" calcext:value-type="float">
            <text:p>0.4520</text:p>
          </table:table-cell>
          <table:table-cell table:style-name="ce37" table:formula="of:=[$Results_39_46.E17]" office:value-type="percentage" office:value="0.6661" calcext:value-type="percentage">
            <text:p>66.6%</text:p>
          </table:table-cell>
          <table:table-cell table:formula="of:=[$Results_39_46.E22]" office:value-type="float" office:value="0.56365" calcext:value-type="float">
            <text:p>0.56365</text:p>
          </table:table-cell>
          <table:table-cell table:style-name="ce56" table:formula="of:=[$Results_39_46.E23]" office:value-type="percentage" office:value="0.7041" calcext:value-type="percentage">
            <text:p>70.4%</text:p>
          </table:table-cell>
          <table:table-cell table:formula="of:=2*[.R47]*[.V47]/([.R47]+[.V47])" office:value-type="float" office:value="0.530950138861041" calcext:value-type="float">
            <text:p>0.5310</text:p>
          </table:table-cell>
          <table:table-cell table:formula="of:=2*[.T47]*[.V47]/([.T47]+[.V47])" office:value-type="float" office:value="0.501700499177882" calcext:value-type="float">
            <text:p>0.5017</text:p>
          </table:table-cell>
          <table:table-cell office:value-type="float" office:value="0.3424" calcext:value-type="float">
            <text:p>0.3424</text:p>
          </table:table-cell>
          <table:table-cell table:style-name="ce11"/>
          <table:table-cell table:number-columns-repeated="3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odelD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h15m</text:p>
          </table:table-cell>
          <table:table-cell/>
          <table:table-cell table:formula="of:=[$Results_39_46.K9]" office:value-type="float" office:value="0.335" calcext:value-type="float">
            <text:p>0.335</text:p>
          </table:table-cell>
          <table:table-cell table:style-name="ce75" table:formula="of:=[$Results_39_46.K14]" office:value-type="float" office:value="0.520190909090909" calcext:value-type="float">
            <text:p>0.5202</text:p>
          </table:table-cell>
          <table:table-cell table:style-name="ce75" table:formula="of:=[$Results_39_46.K16]" office:value-type="float" office:value="0.658391193749266" calcext:value-type="float">
            <text:p>0.6584</text:p>
          </table:table-cell>
          <table:table-cell table:style-name="ce88" table:formula="of:=[$Results_39_46.K15]" office:value-type="float" office:value="0.47221" calcext:value-type="float">
            <text:p>0.4722</text:p>
          </table:table-cell>
          <table:table-cell table:style-name="ce37" table:formula="of:=[$Results_39_46.K17]" office:value-type="percentage" office:value="0.6604" calcext:value-type="percentage">
            <text:p>66.0%</text:p>
          </table:table-cell>
          <table:table-cell table:formula="of:=[$Results_39_46.K22]" office:value-type="float" office:value="0.54195" calcext:value-type="float">
            <text:p>0.54195</text:p>
          </table:table-cell>
          <table:table-cell table:style-name="ce56" table:formula="of:=[$Results_39_46.K23]" office:value-type="percentage" office:value="0.6707" calcext:value-type="percentage">
            <text:p>67.1%</text:p>
          </table:table-cell>
          <table:table-cell table:formula="of:=2*[.R48]*[.V48]/([.R48]+[.V48])" office:value-type="float" office:value="0.53084757543726" calcext:value-type="float">
            <text:p>0.5308</text:p>
          </table:table-cell>
          <table:table-cell table:formula="of:=2*[.T48]*[.V48]/([.T48]+[.V48])" office:value-type="float" office:value="0.504682120178276" calcext:value-type="float">
            <text:p>0.5047</text:p>
          </table:table-cell>
          <table:table-cell office:value-type="float" office:value="0.393" calcext:value-type="float">
            <text:p>0.3930</text:p>
          </table:table-cell>
          <table:table-cell table:number-columns-repeated="3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h30m</text:p>
          </table:table-cell>
          <table:table-cell/>
          <table:table-cell table:formula="of:=[$Results_39_46.Q9]" office:value-type="float" office:value="0.243" calcext:value-type="float">
            <text:p>0.243</text:p>
          </table:table-cell>
          <table:table-cell table:style-name="ce75" table:formula="of:=[$Results_39_46.Q14]" office:value-type="float" office:value="0.4968" calcext:value-type="float">
            <text:p>0.4968</text:p>
          </table:table-cell>
          <table:table-cell table:style-name="ce75" table:formula="of:=[$Results_39_46.Q16]" office:value-type="float" office:value="0.652453189989426" calcext:value-type="float">
            <text:p>0.6525</text:p>
          </table:table-cell>
          <table:table-cell table:style-name="ce88" table:formula="of:=[$Results_39_46.Q15]" office:value-type="float" office:value="0.44648" calcext:value-type="float">
            <text:p>0.4465</text:p>
          </table:table-cell>
          <table:table-cell table:style-name="ce37" table:formula="of:=[$Results_39_46.Q17]" office:value-type="percentage" office:value="0.6758" calcext:value-type="percentage">
            <text:p>67.6%</text:p>
          </table:table-cell>
          <table:table-cell table:formula="of:=[$Results_39_46.Q22]" office:value-type="float" office:value="0.57335" calcext:value-type="float">
            <text:p>0.57335</text:p>
          </table:table-cell>
          <table:table-cell table:style-name="ce56" table:formula="of:=[$Results_39_46.Q23]" office:value-type="percentage" office:value="0.7314" calcext:value-type="percentage">
            <text:p>73.1%</text:p>
          </table:table-cell>
          <table:table-cell table:formula="of:=2*[.R49]*[.V49]/([.R49]+[.V49])" office:value-type="float" office:value="0.532337111619866" calcext:value-type="float">
            <text:p>0.5323</text:p>
          </table:table-cell>
          <table:table-cell table:formula="of:=2*[.T49]*[.V49]/([.T49]+[.V49])" office:value-type="float" office:value="0.502023490189541" calcext:value-type="float">
            <text:p>0.5020</text:p>
          </table:table-cell>
          <table:table-cell office:value-type="float" office:value="0.318" calcext:value-type="float">
            <text:p>0.3180</text:p>
          </table:table-cell>
          <table:table-cell office:value-type="string" calcext:value-type="string">
            <text:p>Best in length</text:p>
          </table:table-cell>
          <table:table-cell table:number-columns-repeated="3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h</text:p>
          </table:table-cell>
          <table:table-cell/>
          <table:table-cell table:formula="of:=[$Results_39_46.W9]" office:value-type="float" office:value="0.3119" calcext:value-type="float">
            <text:p>0.3119</text:p>
          </table:table-cell>
          <table:table-cell table:style-name="ce75" table:formula="of:=[$Results_39_46.W14]" office:value-type="float" office:value="0.514772727272727" calcext:value-type="float">
            <text:p>0.5148</text:p>
          </table:table-cell>
          <table:table-cell table:style-name="ce75" table:formula="of:=[$Results_39_46.W16]" office:value-type="float" office:value="0.658267289390201" calcext:value-type="float">
            <text:p>0.6583</text:p>
          </table:table-cell>
          <table:table-cell table:style-name="ce88" table:formula="of:=[$Results_39_46.W15]" office:value-type="float" office:value="0.46625" calcext:value-type="float">
            <text:p>0.4663</text:p>
          </table:table-cell>
          <table:table-cell table:style-name="ce37" table:formula="of:=[$Results_39_46.W17]" office:value-type="percentage" office:value="0.6605" calcext:value-type="percentage">
            <text:p>66.1%</text:p>
          </table:table-cell>
          <table:table-cell table:formula="of:=[$Results_39_46.W22]" office:value-type="float" office:value="0.5117" calcext:value-type="float">
            <text:p>0.5117</text:p>
          </table:table-cell>
          <table:table-cell table:style-name="ce56" table:formula="of:=[$Results_39_46.W23]" office:value-type="percentage" office:value="0.605" calcext:value-type="percentage">
            <text:p>60.5%</text:p>
          </table:table-cell>
          <table:table-cell table:formula="of:=2*[.R50]*[.V50]/([.R50]+[.V50])" office:value-type="float" office:value="0.513231764560011" calcext:value-type="float">
            <text:p>0.5132</text:p>
          </table:table-cell>
          <table:table-cell table:formula="of:=2*[.T50]*[.V50]/([.T50]+[.V50])" office:value-type="float" office:value="0.487918860882458" calcext:value-type="float">
            <text:p>0.4879</text:p>
          </table:table-cell>
          <table:table-cell office:value-type="float" office:value="0.3761" calcext:value-type="float">
            <text:p>0.3761</text:p>
          </table:table-cell>
          <table:table-cell table:number-columns-repeated="38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odelD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h</text:p>
          </table:table-cell>
          <table:table-cell/>
          <table:table-cell table:formula="of:=[$Results_39_46.E33]" office:value-type="float" office:value="0.3096" calcext:value-type="float">
            <text:p>0.3096</text:p>
          </table:table-cell>
          <table:table-cell table:style-name="ce75" table:formula="of:=[$Results_39_46.E38]" office:value-type="float" office:value="0.486445454545455" calcext:value-type="float">
            <text:p>0.4864</text:p>
          </table:table-cell>
          <table:table-cell table:style-name="ce75" table:formula="of:=[$Results_39_46.E40]" office:value-type="float" office:value="0.625856644342616" calcext:value-type="float">
            <text:p>0.6259</text:p>
          </table:table-cell>
          <table:table-cell table:style-name="ce88" table:formula="of:=[$Results_39_46.E39]" office:value-type="float" office:value="0.43509" calcext:value-type="float">
            <text:p>0.4351</text:p>
          </table:table-cell>
          <table:table-cell table:style-name="ce37" table:formula="of:=[$Results_39_46.E41]" office:value-type="percentage" office:value="0.6342" calcext:value-type="percentage">
            <text:p>63.4%</text:p>
          </table:table-cell>
          <table:table-cell table:formula="of:=[$Results_39_46.E46]" office:value-type="float" office:value="0.54455" calcext:value-type="float">
            <text:p>0.54455</text:p>
          </table:table-cell>
          <table:table-cell table:style-name="ce56" table:formula="of:=[$Results_39_46.E41]" office:value-type="percentage" office:value="0.6342" calcext:value-type="percentage">
            <text:p>63.4%</text:p>
          </table:table-cell>
          <table:table-cell table:formula="of:=2*[.R52]*[.V52]/([.R52]+[.V52])" office:value-type="float" office:value="0.513860407637808" calcext:value-type="float">
            <text:p>0.5139</text:p>
          </table:table-cell>
          <table:table-cell table:formula="of:=2*[.T52]*[.V52]/([.T52]+[.V52])" office:value-type="float" office:value="0.483704747662407" calcext:value-type="float">
            <text:p>0.4837</text:p>
          </table:table-cell>
          <table:table-cell office:value-type="float" office:value="0.3887" calcext:value-type="float">
            <text:p>0.3887</text:p>
          </table:table-cell>
          <table:table-cell table:style-name="ce130" office:value-type="string" calcext:value-type="string" table:number-columns-spanned="1" table:number-rows-spanned="4">
            <text:p><text:span text:style-name="T1">Looks promising</text:span></text:p>
            <text:p><text:span text:style-name="T1">Weights: 10x for</text:span></text:p>
            <text:p><text:span text:style-name="T1">deny/agree/disagree</text:span></text:p>
            <text:p><text:span text:style-name="T1">Didn’t saturate</text:span></text:p>
          </table:table-cell>
          <table:table-cell table:number-columns-repeated="3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odelD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h</text:p>
          </table:table-cell>
          <table:table-cell/>
          <table:table-cell table:formula="of:=[$Results_39_46.K33]" office:value-type="float" office:value="0.3568" calcext:value-type="float">
            <text:p>0.3568</text:p>
          </table:table-cell>
          <table:table-cell table:style-name="ce75" table:formula="of:=[$Results_39_46.K38]" office:value-type="float" office:value="0.506" calcext:value-type="float">
            <text:p>0.5060</text:p>
          </table:table-cell>
          <table:table-cell table:style-name="ce75" table:formula="of:=[$Results_39_46.K40]" office:value-type="float" office:value="0.642810327811068" calcext:value-type="float">
            <text:p>0.6428</text:p>
          </table:table-cell>
          <table:table-cell table:style-name="ce88" table:formula="of:=[$Results_39_46.K39]" office:value-type="float" office:value="0.4566" calcext:value-type="float">
            <text:p>0.4566</text:p>
          </table:table-cell>
          <table:table-cell table:style-name="ce37" table:formula="of:=[$Results_39_46.K41]" office:value-type="percentage" office:value="0.6577" calcext:value-type="percentage">
            <text:p>65.8%</text:p>
          </table:table-cell>
          <table:table-cell table:formula="of:=[$Results_39_46.K46]" office:value-type="float" office:value="0.53545" calcext:value-type="float">
            <text:p>0.53545</text:p>
          </table:table-cell>
          <table:table-cell table:style-name="ce56" table:formula="of:=[$Results_39_46.K41]" office:value-type="percentage" office:value="0.6577" calcext:value-type="percentage">
            <text:p>65.8%</text:p>
          </table:table-cell>
          <table:table-cell table:formula="of:=2*[.R53]*[.V53]/([.R53]+[.V53])" office:value-type="float" office:value="0.520308608190504" calcext:value-type="float">
            <text:p>0.5203</text:p>
          </table:table-cell>
          <table:table-cell table:formula="of:=2*[.T53]*[.V53]/([.T53]+[.V53])" office:value-type="float" office:value="0.492891426843405" calcext:value-type="float">
            <text:p>0.4929</text:p>
          </table:table-cell>
          <table:table-cell office:value-type="float" office:value="0.3829" calcext:value-type="float">
            <text:p>0.3829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h15m</text:p>
          </table:table-cell>
          <table:table-cell/>
          <table:table-cell table:formula="of:=[$Results_39_46.Q33]" office:value-type="float" office:value="0.3445" calcext:value-type="float">
            <text:p>0.3445</text:p>
          </table:table-cell>
          <table:table-cell table:style-name="ce75" table:formula="of:=[$Results_39_46.Q38]" office:value-type="float" office:value="0.496154545454546" calcext:value-type="float">
            <text:p>0.4962</text:p>
          </table:table-cell>
          <table:table-cell table:style-name="ce75" table:formula="of:=[$Results_39_46.Q40]" office:value-type="float" office:value="0.633383233462578" calcext:value-type="float">
            <text:p>0.6334</text:p>
          </table:table-cell>
          <table:table-cell table:style-name="ce88" table:formula="of:=[$Results_39_46.Q39]" office:value-type="float" office:value="0.44577" calcext:value-type="float">
            <text:p>0.4458</text:p>
          </table:table-cell>
          <table:table-cell table:style-name="ce37" table:formula="of:=[$Results_39_46.Q41]" office:value-type="percentage" office:value="0.6473" calcext:value-type="percentage">
            <text:p>64.7%</text:p>
          </table:table-cell>
          <table:table-cell table:formula="of:=[$Results_39_46.Q46]" office:value-type="float" office:value="0.5375" calcext:value-type="float">
            <text:p>0.5375</text:p>
          </table:table-cell>
          <table:table-cell table:style-name="ce56" table:formula="of:=[$Results_39_46.Q41]" office:value-type="percentage" office:value="0.6473" calcext:value-type="percentage">
            <text:p>64.7%</text:p>
          </table:table-cell>
          <table:table-cell table:formula="of:=2*[.R54]*[.V54]/([.R54]+[.V54])" office:value-type="float" office:value="0.516000378181562" calcext:value-type="float">
            <text:p>0.5160</text:p>
          </table:table-cell>
          <table:table-cell table:formula="of:=2*[.T54]*[.V54]/([.T54]+[.V54])" office:value-type="float" office:value="0.487356219553124" calcext:value-type="float">
            <text:p>0.4874</text:p>
          </table:table-cell>
          <table:table-cell office:value-type="float" office:value="0.3927" calcext:value-type="float">
            <text:p>0.3927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h</text:p>
          </table:table-cell>
          <table:table-cell/>
          <table:table-cell table:formula="of:=[$Results_39_46.W33]" office:value-type="float" office:value="0.3469" calcext:value-type="float">
            <text:p>0.3469</text:p>
          </table:table-cell>
          <table:table-cell table:style-name="ce75" table:formula="of:=[$Results_39_46.W38]" office:value-type="float" office:value="0.507981818181818" calcext:value-type="float">
            <text:p>0.5080</text:p>
          </table:table-cell>
          <table:table-cell table:style-name="ce75" table:formula="of:=[$Results_39_46.W40]" office:value-type="float" office:value="0.640738949594642" calcext:value-type="float">
            <text:p>0.6407</text:p>
          </table:table-cell>
          <table:table-cell table:style-name="ce88" table:formula="of:=[$Results_39_46.W39]" office:value-type="float" office:value="0.45878" calcext:value-type="float">
            <text:p>0.4588</text:p>
          </table:table-cell>
          <table:table-cell table:style-name="ce37" table:formula="of:=[$Results_39_46.W41]" office:value-type="percentage" office:value="0.6481" calcext:value-type="percentage">
            <text:p>64.8%</text:p>
          </table:table-cell>
          <table:table-cell table:formula="of:=[$Results_39_46.W46]" office:value-type="float" office:value="0.553" calcext:value-type="float">
            <text:p>0.553</text:p>
          </table:table-cell>
          <table:table-cell table:style-name="ce56" table:formula="of:=[$Results_39_46.W41]" office:value-type="percentage" office:value="0.6481" calcext:value-type="percentage">
            <text:p>64.8%</text:p>
          </table:table-cell>
          <table:table-cell table:formula="of:=2*[.R55]*[.V55]/([.R55]+[.V55])" office:value-type="float" office:value="0.529535833019159" calcext:value-type="float">
            <text:p>0.5295</text:p>
          </table:table-cell>
          <table:table-cell table:formula="of:=2*[.T55]*[.V55]/([.T55]+[.V55])" office:value-type="float" office:value="0.50150297495503" calcext:value-type="float">
            <text:p>0.5015</text:p>
          </table:table-cell>
          <table:table-cell office:value-type="float" office:value="0.3993" calcext:value-type="float">
            <text:p>0.3993</text:p>
          </table:table-cell>
          <table:covered-table-cell/>
          <table:table-cell table:number-columns-repeated="37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2h15m</text:p>
          </table:table-cell>
          <table:table-cell/>
          <table:table-cell table:formula="of:=[$Results_47_54.E9]" office:value-type="float" office:value="0.3488" calcext:value-type="float">
            <text:p>0.3488</text:p>
          </table:table-cell>
          <table:table-cell table:style-name="ce75" table:formula="of:=[$Results_47_54.E14]" office:value-type="float" office:value="0.5053" calcext:value-type="float">
            <text:p>0.5053</text:p>
          </table:table-cell>
          <table:table-cell table:style-name="ce75" table:formula="of:=[$Results_47_54.E16]" office:value-type="float" office:value="0.636155105158031" calcext:value-type="float">
            <text:p>0.6362</text:p>
          </table:table-cell>
          <table:table-cell table:style-name="ce88" table:formula="of:=[$Results_47_54.E15]" office:value-type="float" office:value="0.45583" calcext:value-type="float">
            <text:p>0.4558</text:p>
          </table:table-cell>
          <table:table-cell table:style-name="ce37" table:formula="of:=[$Results_47_54.E17]" office:value-type="percentage" office:value="0.6321" calcext:value-type="percentage">
            <text:p>63.2%</text:p>
          </table:table-cell>
          <table:table-cell table:formula="of:=[$Results_47_54.E22]" office:value-type="float" office:value="0.52695" calcext:value-type="float">
            <text:p>0.52695</text:p>
          </table:table-cell>
          <table:table-cell table:style-name="ce56" table:formula="of:=[$Results_47_54.E23]" office:value-type="percentage" office:value="0.6151" calcext:value-type="percentage">
            <text:p>61.5%</text:p>
          </table:table-cell>
          <table:table-cell table:formula="of:=2*[.R57]*[.V57]/([.R57]+[.V57])" office:value-type="float" office:value="0.515897960765319" calcext:value-type="float">
            <text:p>0.5159</text:p>
          </table:table-cell>
          <table:table-cell table:formula="of:=2*[.T57]*[.V57]/([.T57]+[.V57])" office:value-type="float" office:value="0.488816659883189" calcext:value-type="float">
            <text:p>0.4888</text:p>
          </table:table-cell>
          <table:table-cell office:value-type="float" office:value="0.3921" calcext:value-type="float">
            <text:p>0.3921</text:p>
          </table:table-cell>
          <table:table-cell table:style-name="ce130" office:value-type="string" calcext:value-type="string" table:number-columns-spanned="1" table:number-rows-spanned="2">
            <text:p>Double step. 10x deny/</text:p>
            <text:p>disagree, 20x agree</text:p>
          </table:table-cell>
          <table:table-cell table:number-columns-repeated="3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h</text:p>
          </table:table-cell>
          <table:table-cell/>
          <table:table-cell table:formula="of:=[$Results_47_54.K9]" office:value-type="float" office:value="0.3201" calcext:value-type="float">
            <text:p>0.3201</text:p>
          </table:table-cell>
          <table:table-cell table:style-name="ce75" table:formula="of:=[$Results_47_54.K14]" office:value-type="float" office:value="0.491072727272727" calcext:value-type="float">
            <text:p>0.4911</text:p>
          </table:table-cell>
          <table:table-cell table:style-name="ce75" table:formula="of:=[$Results_47_54.K16]" office:value-type="float" office:value="0.630267213018447" calcext:value-type="float">
            <text:p>0.6303</text:p>
          </table:table-cell>
          <table:table-cell table:style-name="ce88" table:formula="of:=[$Results_47_54.K15]" office:value-type="float" office:value="0.44018" calcext:value-type="float">
            <text:p>0.4402</text:p>
          </table:table-cell>
          <table:table-cell table:style-name="ce37" table:formula="of:=[$Results_47_54.K17]" office:value-type="percentage" office:value="0.6418" calcext:value-type="percentage">
            <text:p>64.2%</text:p>
          </table:table-cell>
          <table:table-cell table:formula="of:=[$Results_47_54.K22]" office:value-type="float" office:value="0.5671" calcext:value-type="float">
            <text:p>0.5671</text:p>
          </table:table-cell>
          <table:table-cell table:style-name="ce56" table:formula="of:=[$Results_47_54.K23]" office:value-type="percentage" office:value="0.6871" calcext:value-type="percentage">
            <text:p>68.7%</text:p>
          </table:table-cell>
          <table:table-cell table:formula="of:=2*[.R58]*[.V58]/([.R58]+[.V58])" office:value-type="float" office:value="0.526355171436181" calcext:value-type="float">
            <text:p>0.5264</text:p>
          </table:table-cell>
          <table:table-cell table:formula="of:=2*[.T58]*[.V58]/([.T58]+[.V58])" office:value-type="float" office:value="0.495643868636328" calcext:value-type="float">
            <text:p>0.4956</text:p>
          </table:table-cell>
          <table:table-cell office:value-type="float" office:value="0.4042" calcext:value-type="float">
            <text:p>0.4042</text:p>
          </table:table-cell>
          <table:covered-table-cell/>
          <table:table-cell table:number-columns-repeated="37"/>
        </table:table-row>
        <table:table-row table:style-name="ro2">
          <table:table-cell table:number-columns-repeated="3"/>
          <table:table-cell table:style-name="ce3"/>
          <table:table-cell table:number-columns-repeated="13"/>
          <table:table-cell table:style-name="ce75" table:number-columns-repeated="2"/>
          <table:table-cell table:style-name="ce88"/>
          <table:table-cell table:style-name="ce37"/>
          <table:table-cell/>
          <table:table-cell table:style-name="ce56"/>
          <table:table-cell table:number-columns-repeated="4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odelE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6h</text:p>
          </table:table-cell>
          <table:table-cell/>
          <table:table-cell table:formula="of:=[$Results_47_54.Q9]" office:value-type="float" office:value="0.3374" calcext:value-type="float">
            <text:p>0.3374</text:p>
          </table:table-cell>
          <table:table-cell table:style-name="ce75" table:formula="of:=[$Results_47_54.Q14]" office:value-type="float" office:value="0.501445454545455" calcext:value-type="float">
            <text:p>0.5014</text:p>
          </table:table-cell>
          <table:table-cell table:style-name="ce75" table:formula="of:=[$Results_47_54.Q16]" office:value-type="float" office:value="0.637197256491599" calcext:value-type="float">
            <text:p>0.6372</text:p>
          </table:table-cell>
          <table:table-cell table:style-name="ce88" table:formula="of:=[$Results_47_54.Q15]" office:value-type="float" office:value="0.45159" calcext:value-type="float">
            <text:p>0.4516</text:p>
          </table:table-cell>
          <table:table-cell table:style-name="ce37" table:formula="of:=[$Results_47_54.Q17]" office:value-type="percentage" office:value="0.6488" calcext:value-type="percentage">
            <text:p>64.9%</text:p>
          </table:table-cell>
          <table:table-cell table:formula="of:=[$Results_47_54.Q22]" office:value-type="float" office:value="0.5552" calcext:value-type="float">
            <text:p>0.5552</text:p>
          </table:table-cell>
          <table:table-cell table:style-name="ce56" table:formula="of:=[$Results_47_54.Q23]" office:value-type="percentage" office:value="0.6803" calcext:value-type="percentage">
            <text:p>68.0%</text:p>
          </table:table-cell>
          <table:table-cell table:formula="of:=2*[.R60]*[.V60]/([.R60]+[.V60])" office:value-type="float" office:value="0.526955404324148" calcext:value-type="float">
            <text:p>0.5270</text:p>
          </table:table-cell>
          <table:table-cell table:formula="of:=2*[.T60]*[.V60]/([.T60]+[.V60])" office:value-type="float" office:value="0.498063683588435" calcext:value-type="float">
            <text:p>0.4981</text:p>
          </table:table-cell>
          <table:table-cell office:value-type="float" office:value="0.3726" calcext:value-type="float">
            <text:p>0.3726</text:p>
          </table:table-cell>
          <table:table-cell table:style-name="ce130" office:value-type="string" calcext:value-type="string" table:number-columns-spanned="1" table:number-rows-spanned="2">
            <text:p>20x agree,10x </text:p>
            <text:p>disagree/deny</text:p>
          </table:table-cell>
          <table:table-cell table:number-columns-repeated="3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ModelE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6h</text:p>
          </table:table-cell>
          <table:table-cell/>
          <table:table-cell table:formula="of:=[$Results_47_54.W9]" office:value-type="float" office:value="0.332" calcext:value-type="float">
            <text:p>0.332</text:p>
          </table:table-cell>
          <table:table-cell table:style-name="ce75" table:formula="of:=[$Results_47_54.W14]" office:value-type="float" office:value="0.513454545454545" calcext:value-type="float">
            <text:p>0.5135</text:p>
          </table:table-cell>
          <table:table-cell table:style-name="ce75" table:formula="of:=[$Results_47_54.W16]" office:value-type="float" office:value="0.644962278228175" calcext:value-type="float">
            <text:p>0.6450</text:p>
          </table:table-cell>
          <table:table-cell table:style-name="ce88" table:formula="of:=[$Results_47_54.W15]" office:value-type="float" office:value="0.4648" calcext:value-type="float">
            <text:p>0.4648</text:p>
          </table:table-cell>
          <table:table-cell table:style-name="ce37" table:formula="of:=[$Results_47_54.W17]" office:value-type="percentage" office:value="0.6418" calcext:value-type="percentage">
            <text:p>64.2%</text:p>
          </table:table-cell>
          <table:table-cell table:formula="of:=[$Results_47_54.W22]" office:value-type="float" office:value="0.5253" calcext:value-type="float">
            <text:p>0.5253</text:p>
          </table:table-cell>
          <table:table-cell table:style-name="ce56" table:formula="of:=[$Results_47_54.W23]" office:value-type="percentage" office:value="0.6303" calcext:value-type="percentage">
            <text:p>63.0%</text:p>
          </table:table-cell>
          <table:table-cell table:formula="of:=2*[.R61]*[.V61]/([.R61]+[.V61])" office:value-type="float" office:value="0.519309732809396" calcext:value-type="float">
            <text:p>0.5193</text:p>
          </table:table-cell>
          <table:table-cell table:formula="of:=2*[.T61]*[.V61]/([.T61]+[.V61])" office:value-type="float" office:value="0.493201575598424" calcext:value-type="float">
            <text:p>0.4932</text:p>
          </table:table-cell>
          <table:table-cell office:value-type="float" office:value="0.3678" calcext:value-type="float">
            <text:p>0.3678</text:p>
          </table:table-cell>
          <table:covered-table-cell/>
          <table:table-cell table:number-columns-repeated="37"/>
        </table:table-row>
        <table:table-row table:style-name="ro2">
          <table:table-cell table:number-columns-repeated="3"/>
          <table:table-cell table:style-name="ce3"/>
          <table:table-cell table:number-columns-repeated="6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ModelE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h30m</text:p>
          </table:table-cell>
          <table:table-cell/>
          <table:table-cell table:formula="of:=[$Results_47_54.E33]" office:value-type="float" office:value="0.3365" calcext:value-type="float">
            <text:p>0.3365</text:p>
          </table:table-cell>
          <table:table-cell table:style-name="ce75" table:formula="of:=[$Results_47_54.E38]" office:value-type="float" office:value="0.499236363636364" calcext:value-type="float">
            <text:p>0.4992</text:p>
          </table:table-cell>
          <table:table-cell table:style-name="ce75" table:formula="of:=[$Results_47_54.E40]" office:value-type="float" office:value="0.636466090941135" calcext:value-type="float">
            <text:p>0.6365</text:p>
          </table:table-cell>
          <table:table-cell table:style-name="ce88" table:formula="of:=[$Results_47_54.E39]" office:value-type="float" office:value="0.44916" calcext:value-type="float">
            <text:p>0.4492</text:p>
          </table:table-cell>
          <table:table-cell table:style-name="ce37" table:formula="of:=[$Results_47_54.E41]" office:value-type="percentage" office:value="0.6431" calcext:value-type="percentage">
            <text:p>64.3%</text:p>
          </table:table-cell>
          <table:table-cell table:formula="of:=[$Results_47_54.E46]" office:value-type="float" office:value="0.5401" calcext:value-type="float">
            <text:p>0.5401</text:p>
          </table:table-cell>
          <table:table-cell table:style-name="ce56" table:formula="of:=[$Results_47_54.E47]" office:value-type="percentage" office:value="0.6306" calcext:value-type="percentage">
            <text:p>63.1%</text:p>
          </table:table-cell>
          <table:table-cell table:formula="of:=2*[.R63]*[.V63]/([.R63]+[.V63])" office:value-type="float" office:value="0.518864863068217" calcext:value-type="float">
            <text:p>0.5189</text:p>
          </table:table-cell>
          <table:table-cell table:formula="of:=2*[.T63]*[.V63]/([.T63]+[.V63])" office:value-type="float" office:value="0.490450065705679" calcext:value-type="float">
            <text:p>0.4905</text:p>
          </table:table-cell>
          <table:table-cell office:value-type="float" office:value="0.3985" calcext:value-type="float">
            <text:p>0.3985</text:p>
          </table:table-cell>
          <table:table-cell table:style-name="ce130" office:value-type="string" calcext:value-type="string" table:number-columns-spanned="1" table:number-rows-spanned="4">
            <text:p><text:span text:style-name="T1">20x agree,10x deny/</text:span></text:p>
            <text:p><text:span text:style-name="T1">disagree. Double step</text:span></text:p>
          </table:table-cell>
          <table:table-cell table:number-columns-repeated="3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odelE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h15m</text:p>
          </table:table-cell>
          <table:table-cell/>
          <table:table-cell table:formula="of:=[$Results_47_54.K33]" office:value-type="float" office:value="0.3407" calcext:value-type="float">
            <text:p>0.3407</text:p>
          </table:table-cell>
          <table:table-cell table:style-name="ce75" table:formula="of:=[$Results_47_54.K38]" office:value-type="float" office:value="0.496581818181818" calcext:value-type="float">
            <text:p>0.4966</text:p>
          </table:table-cell>
          <table:table-cell table:style-name="ce75" table:formula="of:=[$Results_47_54.K40]" office:value-type="float" office:value="0.637586311831747" calcext:value-type="float">
            <text:p>0.6376</text:p>
          </table:table-cell>
          <table:table-cell table:style-name="ce88" table:formula="of:=[$Results_47_54.K39]" office:value-type="float" office:value="0.44624" calcext:value-type="float">
            <text:p>0.4462</text:p>
          </table:table-cell>
          <table:table-cell table:style-name="ce37" table:formula="of:=[$Results_47_54.K41]" office:value-type="percentage" office:value="0.6424" calcext:value-type="percentage">
            <text:p>64.2%</text:p>
          </table:table-cell>
          <table:table-cell table:formula="of:=[$Results_47_54.K46]" office:value-type="float" office:value="0.54535" calcext:value-type="float">
            <text:p>0.54535</text:p>
          </table:table-cell>
          <table:table-cell table:style-name="ce56" table:formula="of:=[$Results_47_54.K47]" office:value-type="percentage" office:value="0.6548" calcext:value-type="percentage">
            <text:p>65.5%</text:p>
          </table:table-cell>
          <table:table-cell table:formula="of:=2*[.R64]*[.V64]/([.R64]+[.V64])" office:value-type="float" office:value="0.519824598538554" calcext:value-type="float">
            <text:p>0.5198</text:p>
          </table:table-cell>
          <table:table-cell table:formula="of:=2*[.T64]*[.V64]/([.T64]+[.V64])" office:value-type="float" office:value="0.490841948789318" calcext:value-type="float">
            <text:p>0.4908</text:p>
          </table:table-cell>
          <table:table-cell office:value-type="float" office:value="0.4007" calcext:value-type="float">
            <text:p>0.4007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odelE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h30m</text:p>
          </table:table-cell>
          <table:table-cell/>
          <table:table-cell table:formula="of:=[$Results_47_54.Q33]" office:value-type="float" office:value="0.3274" calcext:value-type="float">
            <text:p>0.3274</text:p>
          </table:table-cell>
          <table:table-cell table:style-name="ce75" table:formula="of:=[$Results_47_54.Q38]" office:value-type="float" office:value="0.504836363636364" calcext:value-type="float">
            <text:p>0.5048</text:p>
          </table:table-cell>
          <table:table-cell table:style-name="ce75" table:formula="of:=[$Results_47_54.Q40]" office:value-type="float" office:value="0.641087486781812" calcext:value-type="float">
            <text:p>0.6411</text:p>
          </table:table-cell>
          <table:table-cell table:style-name="ce88" table:formula="of:=[$Results_47_54.Q39]" office:value-type="float" office:value="0.45532" calcext:value-type="float">
            <text:p>0.4553</text:p>
          </table:table-cell>
          <table:table-cell table:style-name="ce37" table:formula="of:=[$Results_47_54.Q41]" office:value-type="percentage" office:value="0.6403" calcext:value-type="percentage">
            <text:p>64.0%</text:p>
          </table:table-cell>
          <table:table-cell table:formula="of:=[$Results_47_54.Q46]" office:value-type="float" office:value="0.5363" calcext:value-type="float">
            <text:p>0.5363</text:p>
          </table:table-cell>
          <table:table-cell table:style-name="ce56" table:formula="of:=[$Results_47_54.Q47]" office:value-type="percentage" office:value="0.6717" calcext:value-type="percentage">
            <text:p>67.2%</text:p>
          </table:table-cell>
          <table:table-cell table:formula="of:=2*[.R65]*[.V65]/([.R65]+[.V65])" office:value-type="float" office:value="0.520092758786291" calcext:value-type="float">
            <text:p>0.5201</text:p>
          </table:table-cell>
          <table:table-cell table:formula="of:=2*[.T65]*[.V65]/([.T65]+[.V65])" office:value-type="float" office:value="0.492503410580666" calcext:value-type="float">
            <text:p>0.4925</text:p>
          </table:table-cell>
          <table:table-cell office:value-type="float" office:value="0.3794" calcext:value-type="float">
            <text:p>0.3794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ModelE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h45m</text:p>
          </table:table-cell>
          <table:table-cell/>
          <table:table-cell table:formula="of:=[$Results_47_54.W33]" office:value-type="float" office:value="0.3512" calcext:value-type="float">
            <text:p>0.3512</text:p>
          </table:table-cell>
          <table:table-cell table:style-name="ce75" table:formula="of:=[$Results_47_54.W38]" office:value-type="float" office:value="0.496872727272727" calcext:value-type="float">
            <text:p>0.4969</text:p>
          </table:table-cell>
          <table:table-cell table:style-name="ce75" table:formula="of:=[$Results_47_54.W40]" office:value-type="float" office:value="0.632997561978616" calcext:value-type="float">
            <text:p>0.6330</text:p>
          </table:table-cell>
          <table:table-cell table:style-name="ce88" table:formula="of:=[$Results_47_54.W39]" office:value-type="float" office:value="0.44656" calcext:value-type="float">
            <text:p>0.4466</text:p>
          </table:table-cell>
          <table:table-cell table:style-name="ce37" table:formula="of:=[$Results_47_54.W41]" office:value-type="percentage" office:value="0.6294" calcext:value-type="percentage">
            <text:p>62.9%</text:p>
          </table:table-cell>
          <table:table-cell table:formula="of:=[$Results_47_54.W46]" office:value-type="float" office:value="0.5448" calcext:value-type="float">
            <text:p>0.5448</text:p>
          </table:table-cell>
          <table:table-cell table:style-name="ce56" table:formula="of:=[$Results_47_54.W47]" office:value-type="percentage" office:value="0.6647" calcext:value-type="percentage">
            <text:p>66.5%</text:p>
          </table:table-cell>
          <table:table-cell table:formula="of:=2*[.R66]*[.V66]/([.R66]+[.V66])" office:value-type="float" office:value="0.519733798785171" calcext:value-type="float">
            <text:p>0.5197</text:p>
          </table:table-cell>
          <table:table-cell table:formula="of:=2*[.T66]*[.V66]/([.T66]+[.V66])" office:value-type="float" office:value="0.490812395093609" calcext:value-type="float">
            <text:p>0.4908</text:p>
          </table:table-cell>
          <table:table-cell office:value-type="float" office:value="0.4112" calcext:value-type="float">
            <text:p>0.4112</text:p>
          </table:table-cell>
          <table:covered-table-cell/>
          <table:table-cell table:number-columns-repeated="37"/>
        </table:table-row>
        <table:table-row table:style-name="ro2">
          <table:table-cell table:number-columns-repeated="3"/>
          <table:table-cell table:style-name="ce3"/>
          <table:table-cell table:number-columns-repeated="6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odelE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2" calcext:value-type="float">
            <text:p>0.00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h</text:p>
          </table:table-cell>
          <table:table-cell/>
          <table:table-cell table:formula="of:=[$Results_55_60.E9]" office:value-type="float" office:value="0.3234" calcext:value-type="float">
            <text:p>0.3234</text:p>
          </table:table-cell>
          <table:table-cell table:style-name="ce75" table:formula="of:=[$Results_55_60.E14]" office:value-type="float" office:value="0.494736363636364" calcext:value-type="float">
            <text:p>0.4947</text:p>
          </table:table-cell>
          <table:table-cell table:style-name="ce75" table:formula="of:=[$Results_55_60.E16]" office:value-type="float" office:value="0.629484502408648" calcext:value-type="float">
            <text:p>0.6295</text:p>
          </table:table-cell>
          <table:table-cell table:style-name="ce88" table:formula="of:=[$Results_55_60.E15]" office:value-type="float" office:value="0.44421" calcext:value-type="float">
            <text:p>0.4442</text:p>
          </table:table-cell>
          <table:table-cell table:style-name="ce37" table:formula="of:=[$Results_55_60.E17]" office:value-type="percentage" office:value="0.6448" calcext:value-type="percentage">
            <text:p>64.5%</text:p>
          </table:table-cell>
          <table:table-cell table:formula="of:=[$Results_55_60.E22]" office:value-type="float" office:value="0.5302" calcext:value-type="float">
            <text:p>0.5302</text:p>
          </table:table-cell>
          <table:table-cell table:style-name="ce56" table:formula="of:=[$Results_55_60.E23]" office:value-type="percentage" office:value="0.6294" calcext:value-type="percentage">
            <text:p>62.9%</text:p>
          </table:table-cell>
          <table:table-cell table:formula="of:=2*[.R68]*[.V68]/([.R68]+[.V68])" office:value-type="float" office:value="0.511854646408203" calcext:value-type="float">
            <text:p>0.5119</text:p>
          </table:table-cell>
          <table:table-cell table:formula="of:=2*[.T68]*[.V68]/([.T68]+[.V68])" office:value-type="float" office:value="0.48341076548886" calcext:value-type="float">
            <text:p>0.4834</text:p>
          </table:table-cell>
          <table:table-cell office:value-type="float" office:value="0.3693" calcext:value-type="float">
            <text:p>0.3693</text:p>
          </table:table-cell>
          <table:table-cell table:style-name="ce130" office:value-type="string" calcext:value-type="string" table:number-columns-spanned="1" table:number-rows-spanned="6">
            <text:p><text:span text:style-name="T1">20x agree,10x deny/</text:span></text:p>
            <text:p><text:span text:style-name="T1">disagree. Double step</text:span></text:p>
          </table:table-cell>
          <table:table-cell table:number-columns-repeated="3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ModelE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2" calcext:value-type="float">
            <text:p>0.00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h45m</text:p>
          </table:table-cell>
          <table:table-cell/>
          <table:table-cell table:formula="of:=[$Results_55_60.K9]" office:value-type="float" office:value="0.3295" calcext:value-type="float">
            <text:p>0.3295</text:p>
          </table:table-cell>
          <table:table-cell table:style-name="ce75" table:formula="of:=[$Results_55_60.K14]" office:value-type="float" office:value="0.478090909090909" calcext:value-type="float">
            <text:p>0.4781</text:p>
          </table:table-cell>
          <table:table-cell table:style-name="ce75" table:formula="of:=[$Results_55_60.K16]" office:value-type="float" office:value="0.622665944072377" calcext:value-type="float">
            <text:p>0.6227</text:p>
          </table:table-cell>
          <table:table-cell table:style-name="ce88" table:formula="of:=[$Results_55_60.K15]" office:value-type="float" office:value="0.4259" calcext:value-type="float">
            <text:p>0.4259</text:p>
          </table:table-cell>
          <table:table-cell table:style-name="ce37" table:formula="of:=[$Results_55_60.K17]" office:value-type="percentage" office:value="0.6275" calcext:value-type="percentage">
            <text:p>62.8%</text:p>
          </table:table-cell>
          <table:table-cell table:formula="of:=[$Results_55_60.K22]" office:value-type="float" office:value="0.54225" calcext:value-type="float">
            <text:p>0.54225</text:p>
          </table:table-cell>
          <table:table-cell table:style-name="ce56" table:formula="of:=[$Results_55_60.K23]" office:value-type="percentage" office:value="0.6612" calcext:value-type="percentage">
            <text:p>66.1%</text:p>
          </table:table-cell>
          <table:table-cell table:formula="of:=2*[.R69]*[.V69]/([.R69]+[.V69])" office:value-type="float" office:value="0.508153291012362" calcext:value-type="float">
            <text:p>0.5082</text:p>
          </table:table-cell>
          <table:table-cell table:formula="of:=2*[.T69]*[.V69]/([.T69]+[.V69])" office:value-type="float" office:value="0.477083664721376" calcext:value-type="float">
            <text:p>0.4771</text:p>
          </table:table-cell>
          <table:table-cell office:value-type="float" office:value="0.3981" calcext:value-type="float">
            <text:p>0.3981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ModelE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4" calcext:value-type="float">
            <text:p>0.000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h</text:p>
          </table:table-cell>
          <table:table-cell/>
          <table:table-cell table:formula="of:=[$Results_55_60.Q9]" office:value-type="float" office:value="0.2646" calcext:value-type="float">
            <text:p>0.2646</text:p>
          </table:table-cell>
          <table:table-cell table:style-name="ce75" table:formula="of:=[$Results_55_60.Q14]" office:value-type="float" office:value="0.425945454545454" calcext:value-type="float">
            <text:p>0.4259</text:p>
          </table:table-cell>
          <table:table-cell table:style-name="ce75" table:formula="of:=[$Results_55_60.Q16]" office:value-type="float" office:value="0.570347967336388" calcext:value-type="float">
            <text:p>0.5703</text:p>
          </table:table-cell>
          <table:table-cell table:style-name="ce88" table:formula="of:=[$Results_55_60.Q15]" office:value-type="float" office:value="0.36854" calcext:value-type="float">
            <text:p>0.3685</text:p>
          </table:table-cell>
          <table:table-cell table:style-name="ce37" table:formula="of:=[$Results_55_60.Q17]" office:value-type="percentage" office:value="0.5781" calcext:value-type="percentage">
            <text:p>57.8%</text:p>
          </table:table-cell>
          <table:table-cell table:formula="of:=[$Results_55_60.Q22]" office:value-type="float" office:value="0.5344" calcext:value-type="float">
            <text:p>0.5344</text:p>
          </table:table-cell>
          <table:table-cell table:style-name="ce56" table:formula="of:=[$Results_55_60.Q23]" office:value-type="percentage" office:value="0.663" calcext:value-type="percentage">
            <text:p>66.3%</text:p>
          </table:table-cell>
          <table:table-cell table:formula="of:=2*[.R70]*[.V70]/([.R70]+[.V70])" office:value-type="float" office:value="0.474048687025502" calcext:value-type="float">
            <text:p>0.4740</text:p>
          </table:table-cell>
          <table:table-cell table:formula="of:=2*[.T70]*[.V70]/([.T70]+[.V70])" office:value-type="float" office:value="0.436236684608058" calcext:value-type="float">
            <text:p>0.4362</text:p>
          </table:table-cell>
          <table:table-cell office:value-type="float" office:value="0.4093" calcext:value-type="float">
            <text:p>0.4093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ModelE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4" calcext:value-type="float">
            <text:p>0.000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h</text:p>
          </table:table-cell>
          <table:table-cell/>
          <table:table-cell table:style-name="ce41" table:formula="of:=[$Results_55_60.W9]" office:value-type="float" office:value="0.3008" calcext:value-type="float">
            <text:p>0.3008</text:p>
          </table:table-cell>
          <table:table-cell table:style-name="ce75" table:formula="of:=[$Results_55_60.W14]" office:value-type="float" office:value="0.427836363636364" calcext:value-type="float">
            <text:p>0.4278</text:p>
          </table:table-cell>
          <table:table-cell table:style-name="ce75" table:formula="of:=[$Results_55_60.W16]" office:value-type="float" office:value="0.580770297262366" calcext:value-type="float">
            <text:p>0.5808</text:p>
          </table:table-cell>
          <table:table-cell table:style-name="ce88" table:formula="of:=[$Results_55_60.W15]" office:value-type="float" office:value="0.37062" calcext:value-type="float">
            <text:p>0.3706</text:p>
          </table:table-cell>
          <table:table-cell table:style-name="ce37" table:formula="of:=[$Results_55_60.W17]" office:value-type="percentage" office:value="0.6018" calcext:value-type="percentage">
            <text:p>60.2%</text:p>
          </table:table-cell>
          <table:table-cell table:formula="of:=[$Results_55_60.W22]" office:value-type="float" office:value="0.56105" calcext:value-type="float">
            <text:p>0.56105</text:p>
          </table:table-cell>
          <table:table-cell table:style-name="ce56" table:formula="of:=[$Results_55_60.W23]" office:value-type="percentage" office:value="0.677" calcext:value-type="percentage">
            <text:p>67.7%</text:p>
          </table:table-cell>
          <table:table-cell table:formula="of:=2*[.R71]*[.V71]/([.R71]+[.V71])" office:value-type="float" office:value="0.48547052653352" calcext:value-type="float">
            <text:p>0.4855</text:p>
          </table:table-cell>
          <table:table-cell table:formula="of:=2*[.T71]*[.V71]/([.T71]+[.V71])" office:value-type="float" office:value="0.446373396159584" calcext:value-type="float">
            <text:p>0.4464</text:p>
          </table:table-cell>
          <table:table-cell office:value-type="float" office:value="0.4109" calcext:value-type="float">
            <text:p>0.4109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ModelE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8" calcext:value-type="float">
            <text:p>0.000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h</text:p>
          </table:table-cell>
          <table:table-cell/>
          <table:table-cell table:style-name="ce41" table:formula="of:=[$Results_55_60.E33]" office:value-type="float" office:value="0" calcext:value-type="float">
            <text:p>0.0000</text:p>
          </table:table-cell>
          <table:table-cell table:style-name="ce75" table:formula="of:=[$Results_55_60.E38]" office:value-type="float" office:value="0.0707636363636364" calcext:value-type="float">
            <text:p>0.0708</text:p>
          </table:table-cell>
          <table:table-cell table:style-name="ce75" table:formula="of:=[$Results_55_60.E40]" office:value-type="float" office:value="0" calcext:value-type="float">
            <text:p>0.0000</text:p>
          </table:table-cell>
          <table:table-cell table:style-name="ce88" table:formula="of:=[$Results_55_60.E39]" office:value-type="float" office:value="0" calcext:value-type="float">
            <text:p>0.0000</text:p>
          </table:table-cell>
          <table:table-cell table:style-name="ce37" table:formula="of:=[$Results_55_60.E41]" office:value-type="percentage" office:value="0" calcext:value-type="percentage">
            <text:p>0.0%</text:p>
          </table:table-cell>
          <table:table-cell table:formula="of:=[$Results_55_60.E46]" office:value-type="float" office:value="0.44685" calcext:value-type="float">
            <text:p>0.44685</text:p>
          </table:table-cell>
          <table:table-cell table:style-name="ce56" table:formula="of:=[$Results_55_60.E47]" office:value-type="percentage" office:value="0.8078" calcext:value-type="percentage">
            <text:p>80.8%</text:p>
          </table:table-cell>
          <table:table-cell table:formula="of:=2*[.R72]*[.V72]/([.R72]+[.V72])" office:value-type="float" office:value="0.122178894401756" calcext:value-type="float">
            <text:p>0.1222</text:p>
          </table:table-cell>
          <table:table-cell table:formula="of:=2*[.T72]*[.V72]/([.T72]+[.V72])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ModelE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8" calcext:value-type="float">
            <text:p>0.000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h45m</text:p>
          </table:table-cell>
          <table:table-cell/>
          <table:table-cell table:style-name="ce41" table:formula="of:=[$Results_55_60.K33]" office:value-type="float" office:value="0" calcext:value-type="float">
            <text:p>0.0000</text:p>
          </table:table-cell>
          <table:table-cell table:style-name="ce75" table:formula="of:=[$Results_55_60.K38]" office:value-type="float" office:value="0.0707636363636364" calcext:value-type="float">
            <text:p>0.0708</text:p>
          </table:table-cell>
          <table:table-cell table:style-name="ce75" table:formula="of:=[$Results_55_60.K40]" office:value-type="float" office:value="0" calcext:value-type="float">
            <text:p>0.0000</text:p>
          </table:table-cell>
          <table:table-cell table:style-name="ce88" table:formula="of:=[$Results_55_60.K39]" office:value-type="float" office:value="0" calcext:value-type="float">
            <text:p>0.0000</text:p>
          </table:table-cell>
          <table:table-cell table:style-name="ce37" table:formula="of:=[$Results_55_60.K41]" office:value-type="percentage" office:value="0" calcext:value-type="percentage">
            <text:p>0.0%</text:p>
          </table:table-cell>
          <table:table-cell table:formula="of:=[$Results_55_60.K46]" office:value-type="float" office:value="0.44685" calcext:value-type="float">
            <text:p>0.44685</text:p>
          </table:table-cell>
          <table:table-cell table:style-name="ce56" table:formula="of:=[$Results_55_60.K47]" office:value-type="percentage" office:value="0.8078" calcext:value-type="percentage">
            <text:p>80.8%</text:p>
          </table:table-cell>
          <table:table-cell table:formula="of:=2*[.R73]*[.V73]/([.R73]+[.V73])" office:value-type="float" office:value="0.122178894401756" calcext:value-type="float">
            <text:p>0.1222</text:p>
          </table:table-cell>
          <table:table-cell table:formula="of:=2*[.T73]*[.V73]/([.T73]+[.V73])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covered-table-cell/>
          <table:table-cell table:number-columns-repeated="37"/>
        </table:table-row>
        <table:table-row table:style-name="ro2" table:number-rows-repeated="1048502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'Experiment description'.R1:'Experiment description'.S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U1:'Experiment description'.U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V1:'Experiment description'.V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W1:'Experiment description'.W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Q1:'Experiment description'.Q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T1:'Experiment description'.T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Y1:'Experiment description'.Y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X1:'Experiment description'.X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Z1:'Experiment description'.Z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</calcext:conditional-formats>
      </table:table>
      <table:table table:name="Results_01_12" table:style-name="ta1">
        <table:table-column table:style-name="co24" table:default-cell-style-name="ce35"/>
        <table:table-column table:style-name="co25" table:default-cell-style-name="ce130"/>
        <table:table-column table:style-name="co23" table:number-columns-repeated="4" table:default-cell-style-name="ce130"/>
        <table:table-column table:style-name="co26" table:default-cell-style-name="ce130"/>
        <table:table-column table:style-name="co25" table:default-cell-style-name="ce130"/>
        <table:table-column table:style-name="co23" table:number-columns-repeated="4" table:default-cell-style-name="ce130"/>
        <table:table-column table:style-name="co26" table:default-cell-style-name="ce130"/>
        <table:table-column table:style-name="co25" table:default-cell-style-name="ce130"/>
        <table:table-column table:style-name="co23" table:number-columns-repeated="4" table:default-cell-style-name="ce130"/>
        <table:table-column table:style-name="co21" table:default-cell-style-name="ce130"/>
        <table:table-column table:style-name="co25" table:default-cell-style-name="ce130"/>
        <table:table-column table:style-name="co23" table:number-columns-repeated="44" table:default-cell-style-name="ce130"/>
        <table:table-row table:style-name="ro2">
          <table:table-cell/>
          <table:table-cell table:style-name="ce138" office:value-type="string" calcext:value-type="string" table:number-columns-spanned="5" table:number-rows-spanned="1">
            <text:p>Experiment 1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2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3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4</text:p>
          </table:table-cell>
          <table:covered-table-cell table:number-columns-repeated="3" table:style-name="ce145"/>
          <table:covered-table-cell table:style-name="ce157"/>
          <table:table-cell table:number-columns-repeated="40"/>
        </table:table-row>
        <table:table-row table:style-name="ro2"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Deny</text:p>
          </table:table-cell>
          <table:table-cell table:number-columns-repeated="3" table:style-name="ce148" office:value-type="float" office:value="0" calcext:value-type="float">
            <text:p>0.0000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table:number-columns-repeated="3" table:style-name="ce148" office:value-type="float" office:value="0" calcext:value-type="float">
            <text:p>0.0000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table:style-name="ce148" office:value-type="float" office:value="0.5" calcext:value-type="float">
            <text:p>0.5000</text:p>
          </table:table-cell>
          <table:table-cell table:style-name="ce148" office:value-type="float" office:value="0.0256" calcext:value-type="float">
            <text:p>0.0256</text:p>
          </table:table-cell>
          <table:table-cell table:style-name="ce148" office:value-type="float" office:value="0.0488" calcext:value-type="float">
            <text:p>0.0488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table:style-name="ce148" office:value-type="float" office:value="0.4444" calcext:value-type="float">
            <text:p>0.4444</text:p>
          </table:table-cell>
          <table:table-cell table:style-name="ce148" office:value-type="float" office:value="0.0513" calcext:value-type="float">
            <text:p>0.0513</text:p>
          </table:table-cell>
          <table:table-cell table:style-name="ce148" office:value-type="float" office:value="0.092" calcext:value-type="float">
            <text:p>0.0920</text:p>
          </table:table-cell>
          <table:table-cell table:style-name="ce159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Support</text:p>
          </table:table-cell>
          <table:table-cell table:style-name="ce148" office:value-type="float" office:value="0.8063" calcext:value-type="float">
            <text:p>0.8063</text:p>
          </table:table-cell>
          <table:table-cell table:style-name="ce148" office:value-type="float" office:value="0.7984" calcext:value-type="float">
            <text:p>0.7984</text:p>
          </table:table-cell>
          <table:table-cell table:style-name="ce148" office:value-type="float" office:value="0.8023" calcext:value-type="float">
            <text:p>0.8023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table:style-name="ce148" office:value-type="float" office:value="0.8411" calcext:value-type="float">
            <text:p>0.8411</text:p>
          </table:table-cell>
          <table:table-cell table:style-name="ce148" office:value-type="float" office:value="0.7849" calcext:value-type="float">
            <text:p>0.7849</text:p>
          </table:table-cell>
          <table:table-cell table:style-name="ce148" office:value-type="float" office:value="0.812" calcext:value-type="float">
            <text:p>0.8120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office:value-type="float" office:value="0.8618" calcext:value-type="float">
            <text:p>0.8618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8443" calcext:value-type="float">
            <text:p>0.8443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table:style-name="ce148" office:value-type="float" office:value="0.8576" calcext:value-type="float">
            <text:p>0.8576</text:p>
          </table:table-cell>
          <table:table-cell table:style-name="ce148" office:value-type="float" office:value="0.8692" calcext:value-type="float">
            <text:p>0.8692</text:p>
          </table:table-cell>
          <table:table-cell table:style-name="ce148" office:value-type="float" office:value="0.8633" calcext:value-type="float">
            <text:p>0.8633</text:p>
          </table:table-cell>
          <table:table-cell table:style-name="ce159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Query</text:p>
          </table:table-cell>
          <table:table-cell table:style-name="ce148" office:value-type="float" office:value="0.7647" calcext:value-type="float">
            <text:p>0.7647</text:p>
          </table:table-cell>
          <table:table-cell table:style-name="ce148" office:value-type="float" office:value="0.7521" calcext:value-type="float">
            <text:p>0.7521</text:p>
          </table:table-cell>
          <table:table-cell table:style-name="ce148" office:value-type="float" office:value="0.7583" calcext:value-type="float">
            <text:p>0.7583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table:style-name="ce148" office:value-type="float" office:value="0.687" calcext:value-type="float">
            <text:p>0.6870</text:p>
          </table:table-cell>
          <table:table-cell table:style-name="ce148" office:value-type="float" office:value="0.7438" calcext:value-type="float">
            <text:p>0.7438</text:p>
          </table:table-cell>
          <table:table-cell table:style-name="ce148" office:value-type="float" office:value="0.7143" calcext:value-type="float">
            <text:p>0.7143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office:value-type="float" office:value="0.6955" calcext:value-type="float">
            <text:p>0.6955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7283" calcext:value-type="float">
            <text:p>0.7283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table:style-name="ce148" office:value-type="float" office:value="0.7373" calcext:value-type="float">
            <text:p>0.7373</text:p>
          </table:table-cell>
          <table:table-cell table:style-name="ce148" office:value-type="float" office:value="0.7769" calcext:value-type="float">
            <text:p>0.7769</text:p>
          </table:table-cell>
          <table:table-cell table:style-name="ce148" office:value-type="float" office:value="0.7565" calcext:value-type="float">
            <text:p>0.7565</text:p>
          </table:table-cell>
          <table:table-cell table:style-name="ce159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Comment</text:p>
          </table:table-cell>
          <table:table-cell table:style-name="ce148" office:value-type="float" office:value="0.8851" calcext:value-type="float">
            <text:p>0.8851</text:p>
          </table:table-cell>
          <table:table-cell table:style-name="ce148" office:value-type="float" office:value="0.9133" calcext:value-type="float">
            <text:p>0.9133</text:p>
          </table:table-cell>
          <table:table-cell table:style-name="ce148" office:value-type="float" office:value="0.899" calcext:value-type="float">
            <text:p>0.8990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table:style-name="ce148" office:value-type="float" office:value="0.8776" calcext:value-type="float">
            <text:p>0.8776</text:p>
          </table:table-cell>
          <table:table-cell table:style-name="ce148" office:value-type="float" office:value="0.9273" calcext:value-type="float">
            <text:p>0.9273</text:p>
          </table:table-cell>
          <table:table-cell table:style-name="ce148" office:value-type="float" office:value="0.9017" calcext:value-type="float">
            <text:p>0.9017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table:style-name="ce148" office:value-type="float" office:value="0.8909" calcext:value-type="float">
            <text:p>0.8909</text:p>
          </table:table-cell>
          <table:table-cell table:style-name="ce148" office:value-type="float" office:value="0.9273" calcext:value-type="float">
            <text:p>0.9273</text:p>
          </table:table-cell>
          <table:table-cell table:style-name="ce148" office:value-type="float" office:value="0.9087" calcext:value-type="float">
            <text:p>0.9087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table:style-name="ce148" office:value-type="float" office:value="0.9088" calcext:value-type="float">
            <text:p>0.9088</text:p>
          </table:table-cell>
          <table:table-cell table:style-name="ce148" office:value-type="float" office:value="0.9259" calcext:value-type="float">
            <text:p>0.9259</text:p>
          </table:table-cell>
          <table:table-cell table:style-name="ce148" office:value-type="float" office:value="0.9173" calcext:value-type="float">
            <text:p>0.9173</text:p>
          </table:table-cell>
          <table:table-cell table:style-name="ce159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914" calcext:value-type="float">
            <text:p>0.6914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5" office:value-type="float" office:value="0.6661" calcext:value-type="float">
            <text:p>0.6661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63" office:value-type="float" office:value="0.706" calcext:value-type="float">
            <text:p>0.7060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258" calcext:value-type="float">
            <text:p>0.7258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E4:.E7];[.F4:.F7])/SUM([.F4:.F7])" office:value-type="float" office:value="0.842010393964795" calcext:value-type="float">
            <text:p>0.8420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K4:.K7];[.L4:.L7])/SUM([.L4:.L7])" office:value-type="float" office:value="0.843512293936854" calcext:value-type="float">
            <text:p>0.8435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Q4:.Q7];[.R4:.R7])/SUM([.R4:.R7])" office:value-type="float" office:value="0.859191813355686" calcext:value-type="float">
            <text:p>0.8592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W4:.W7];[.X4:.X7])/SUM([.X4:.X7])" office:value-type="float" office:value="0.87286999161777" calcext:value-type="float">
            <text:p>0.8729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909" calcext:value-type="percentage">
            <text:p>89.1%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1"/>
          <table:table-cell table:style-name="ce149" table:number-columns-repeated="3"/>
          <table:table-cell table:style-name="ce159"/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Short &lt;9</text:p>
          </table:table-cell>
          <table:table-cell table:style-name="ce149" office:value-type="float" office:value="0.7575" calcext:value-type="float">
            <text:p>0.7575</text:p>
          </table:table-cell>
          <table:table-cell table:style-name="ce149" office:value-type="float" office:value="0.4872" calcext:value-type="float">
            <text:p>0.4872</text:p>
          </table:table-cell>
          <table:table-cell table:style-name="ce148" office:value-type="float" office:value="0.593" calcext:value-type="float">
            <text:p>0.5930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6826" calcext:value-type="float">
            <text:p>0.6826</text:p>
          </table:table-cell>
          <table:table-cell office:value-type="float" office:value="0.5791" calcext:value-type="float">
            <text:p>0.5791</text:p>
          </table:table-cell>
          <table:table-cell office:value-type="float" office:value="0.6266" calcext:value-type="float">
            <text:p>0.6266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table:style-name="ce35" office:value-type="float" office:value="0.7143" calcext:value-type="float">
            <text:p>0.7143</text:p>
          </table:table-cell>
          <table:table-cell table:style-name="ce35" office:value-type="float" office:value="0.5235" calcext:value-type="float">
            <text:p>0.5235</text:p>
          </table:table-cell>
          <table:table-cell table:style-name="ce35" office:value-type="float" office:value="0.6042" calcext:value-type="float">
            <text:p>0.6042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Long &gt;=9</text:p>
          </table:table-cell>
          <table:table-cell table:style-name="ce149" office:value-type="float" office:value="0.6471" calcext:value-type="float">
            <text:p>0.6471</text:p>
          </table:table-cell>
          <table:table-cell table:style-name="ce149" office:value-type="float" office:value="0.8577" calcext:value-type="float">
            <text:p>0.8577</text:p>
          </table:table-cell>
          <table:table-cell table:style-name="ce149" office:value-type="float" office:value="0.7376" calcext:value-type="float">
            <text:p>0.7376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7056" calcext:value-type="float">
            <text:p>0.7056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table:style-name="ce35" office:value-type="float" office:value="0.6505" calcext:value-type="float">
            <text:p>0.6505</text:p>
          </table:table-cell>
          <table:table-cell table:style-name="ce35" office:value-type="float" office:value="0.809" calcext:value-type="float">
            <text:p>0.809</text:p>
          </table:table-cell>
          <table:table-cell table:style-name="ce35" office:value-type="float" office:value="0.7211" calcext:value-type="float">
            <text:p>0.7211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6222" calcext:value-type="float">
            <text:p>0.6222</text:p>
          </table:table-cell>
          <table:table-cell table:style-name="ce159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653" calcext:value-type="float">
            <text:p>0.6653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856" calcext:value-type="float">
            <text:p>0.6856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38" office:value-type="float" office:value="0.6627" calcext:value-type="float">
            <text:p>0.6627</text:p>
          </table:table-cell>
          <table:table-cell table:style-name="ce159"/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7037" calcext:value-type="float">
            <text:p>0.7037</text:p>
          </table:table-cell>
          <table:table-cell office:value-type="float" office:value="0.6798" calcext:value-type="float">
            <text:p>0.6798</text:p>
          </table:table-cell>
          <table:table-cell table:style-name="ce159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81" calcext:value-type="percentage">
            <text:p>68.1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71" calcext:value-type="percentage">
            <text:p>67.1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64" office:value-type="percentage" office:value="0.673" calcext:value-type="percentage">
            <text:p>67.3%</text:p>
          </table:table-cell>
          <table:table-cell table:style-name="ce160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51" calcext:value-type="float">
            <text:p>0.651</text:p>
          </table:table-cell>
          <table:table-cell table:style-name="ce159"/>
          <table:table-cell table:number-columns-repeated="40"/>
        </table:table-row>
        <table:table-row table:style-name="ro2">
          <table:table-cell table:number-columns-repeated="19"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534" calcext:value-type="percentage">
            <text:p>65.3%</text:p>
          </table:table-cell>
          <table:table-cell table:style-name="ce160"/>
          <table:table-cell table:number-columns-repeated="40"/>
        </table:table-row>
        <table:table-row table:style-name="ro4">
          <table:table-cell/>
          <table:table-cell table:style-name="ce35" table:number-columns-repeated="17"/>
          <table:table-cell table:number-columns-repeated="46"/>
        </table:table-row>
        <table:table-row table:style-name="ro2">
          <table:table-cell/>
          <table:table-cell table:style-name="ce138" office:value-type="string" calcext:value-type="string" table:number-columns-spanned="5" table:number-rows-spanned="1">
            <text:p>Experiment 5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6</text:p>
          </table:table-cell>
          <table:covered-table-cell table:number-columns-repeated="3" table:style-name="ce145"/>
          <table:covered-table-cell table:style-name="ce157"/>
          <table:table-cell table:style-name="ce35"/>
          <table:table-cell table:style-name="ce138" office:value-type="string" calcext:value-type="string" table:number-columns-spanned="5" table:number-rows-spanned="1">
            <text:p>Experiment 7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8</text:p>
          </table:table-cell>
          <table:covered-table-cell table:number-columns-repeated="3" table:style-name="ce145"/>
          <table:covered-table-cell table:style-name="ce157"/>
          <table:table-cell table:number-columns-repeated="40"/>
        </table:table-row>
        <table:table-row table:style-name="ro2"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style-name="ce35"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62" office:value-type="float" office:value="0" calcext:value-type="float">
            <text:p>0.0000</text:p>
          </table:table-cell>
          <table:table-cell table:style-name="ce159" office:value-type="float" office:value="345" calcext:value-type="float">
            <text:p>345</text:p>
          </table:table-cell>
          <table:table-cell table:style-name="ce35"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Deny</text:p>
          </table:table-cell>
          <table:table-cell table:style-name="ce148" office:value-type="float" office:value="0.22" calcext:value-type="float">
            <text:p>0.2200</text:p>
          </table:table-cell>
          <table:table-cell table:style-name="ce148" office:value-type="float" office:value="0.141" calcext:value-type="float">
            <text:p>0.1410</text:p>
          </table:table-cell>
          <table:table-cell table:style-name="ce148" office:value-type="float" office:value="0.1719" calcext:value-type="float">
            <text:p>0.1719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table:number-columns-repeated="3" table:style-name="ce162" office:value-type="float" office:value="0" calcext:value-type="float">
            <text:p>0.0000</text:p>
          </table:table-cell>
          <table:table-cell table:style-name="ce159" office:value-type="float" office:value="78" calcext:value-type="float">
            <text:p>78</text:p>
          </table:table-cell>
          <table:table-cell table:style-name="ce35"/>
          <table:table-cell table:style-name="ce141" office:value-type="string" calcext:value-type="string">
            <text:p>Deny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2051" calcext:value-type="float">
            <text:p>0.2051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1386" calcext:value-type="float">
            <text:p>0.1386</text:p>
          </table:table-cell>
          <table:table-cell table:style-name="ce159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Support</text:p>
          </table:table-cell>
          <table:table-cell office:value-type="float" office:value="0.8825" calcext:value-type="float">
            <text:p>0.8825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8516" calcext:value-type="float">
            <text:p>0.8516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table:number-columns-repeated="3" table:style-name="ce162" office:value-type="float" office:value="0" calcext:value-type="float">
            <text:p>0.0000</text:p>
          </table:table-cell>
          <table:table-cell table:style-name="ce159" office:value-type="float" office:value="1032" calcext:value-type="float">
            <text:p>1032</text:p>
          </table:table-cell>
          <table:table-cell table:style-name="ce35"/>
          <table:table-cell table:style-name="ce141" office:value-type="string" calcext:value-type="string">
            <text:p>Support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8508" calcext:value-type="float">
            <text:p>0.8508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573" calcext:value-type="float">
            <text:p>0.8573</text:p>
          </table:table-cell>
          <table:table-cell table:style-name="ce159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Query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555" calcext:value-type="float">
            <text:p>0.7555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table:number-columns-repeated="3" table:style-name="ce162" office:value-type="float" office:value="0" calcext:value-type="float">
            <text:p>0.0000</text:p>
          </table:table-cell>
          <table:table-cell table:style-name="ce159" office:value-type="float" office:value="242" calcext:value-type="float">
            <text:p>242</text:p>
          </table:table-cell>
          <table:table-cell table:style-name="ce35"/>
          <table:table-cell table:style-name="ce141" office:value-type="string" calcext:value-type="string">
            <text:p>Query</text:p>
          </table:table-cell>
          <table:table-cell office:value-type="float" office:value="0.5988" calcext:value-type="float">
            <text:p>0.5988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6944" calcext:value-type="float">
            <text:p>0.6944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office:value-type="float" office:value="0.6447" calcext:value-type="float">
            <text:p>0.6447</text:p>
          </table:table-cell>
          <table:table-cell office:value-type="float" office:value="0.8099" calcext:value-type="float">
            <text:p>0.8099</text:p>
          </table:table-cell>
          <table:table-cell office:value-type="float" office:value="0.7179" calcext:value-type="float">
            <text:p>0.7179</text:p>
          </table:table-cell>
          <table:table-cell table:style-name="ce159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Comment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9073" calcext:value-type="float">
            <text:p>0.9073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office:value-type="float" office:value="0.5675" calcext:value-type="float">
            <text:p>0.5675</text:p>
          </table:table-cell>
          <table:table-cell table:style-name="ce162" office:value-type="float" office:value="1" calcext:value-type="float">
            <text:p>1.0000</text:p>
          </table:table-cell>
          <table:table-cell office:value-type="float" office:value="0.7241" calcext:value-type="float">
            <text:p>0.7241</text:p>
          </table:table-cell>
          <table:table-cell table:style-name="ce159" office:value-type="float" office:value="2227" calcext:value-type="float">
            <text:p>2227</text:p>
          </table:table-cell>
          <table:table-cell table:style-name="ce35"/>
          <table:table-cell table:style-name="ce141" office:value-type="string" calcext:value-type="string">
            <text:p>Comment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061" calcext:value-type="float">
            <text:p>0.9061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9005" calcext:value-type="float">
            <text:p>0.9005</text:p>
          </table:table-cell>
          <table:table-cell table:style-name="ce159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5" office:value-type="float" office:value="0.7372" calcext:value-type="float">
            <text:p>0.7372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63" office:value-type="float" office:value="0.1448" calcext:value-type="float">
            <text:p>0.1448</text:p>
          </table:table-cell>
          <table:table-cell table:style-name="ce159"/>
          <table:table-cell table:style-name="ce35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313" calcext:value-type="float">
            <text:p>0.7313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229" calcext:value-type="float">
            <text:p>0.7229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E21:.E24];[.F21:.F24])/SUM([.F21:.F24])" office:value-type="float" office:value="0.864947611064543" calcext:value-type="float">
            <text:p>0.8649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K21:.K24];[.L21:.L24])/SUM([.L21:.L24])" office:value-type="float" office:value="0.450564599050014" calcext:value-type="float">
            <text:p>0.4506</text:p>
          </table:table-cell>
          <table:table-cell table:style-name="ce159"/>
          <table:table-cell table:style-name="ce35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Q21:.Q24];[.R21:.R24])/SUM([.R21:.R24])" office:value-type="float" office:value="0.860562419670299" calcext:value-type="float">
            <text:p>0.8606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W21:.W24];[.X21:.X24])/SUM([.X21:.X24])" office:value-type="float" office:value="0.859091841296451" calcext:value-type="float">
            <text:p>0.8591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787" calcext:value-type="percentage">
            <text:p>87.9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5675" calcext:value-type="percentage">
            <text:p>56.8%</text:p>
          </table:table-cell>
          <table:table-cell table:style-name="ce159"/>
          <table:table-cell table:style-name="ce35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739" calcext:value-type="percentage">
            <text:p>87.4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66" calcext:value-type="percentage">
            <text:p>86.6%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2"/>
          <table:table-cell table:style-name="ce156"/>
          <table:table-cell table:style-name="ce159"/>
          <table:table-cell table:style-name="ce35"/>
          <table:table-cell table:style-name="ce141"/>
          <table:table-cell table:style-name="ce149" table:number-columns-repeated="2"/>
          <table:table-cell table:style-name="ce156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 table:number-columns-repeated="40"/>
        </table:table-row>
        <table:table-row table:style-name="ro2"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style-name="ce35"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6702" calcext:value-type="float">
            <text:p>0.6702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5972" calcext:value-type="float">
            <text:p>0.5972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7758" calcext:value-type="float">
            <text:p>0.7758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5821" calcext:value-type="float">
            <text:p>0.5821</text:p>
          </table:table-cell>
          <table:table-cell table:style-name="ce159" office:value-type="float" office:value="468" calcext:value-type="float">
            <text:p>468</text:p>
          </table:table-cell>
          <table:table-cell table:style-name="ce35"/>
          <table:table-cell table:style-name="ce141" office:value-type="string" calcext:value-type="string">
            <text:p>Short &lt;9</text:p>
          </table:table-cell>
          <table:table-cell office:value-type="float" office:value="0.6616" calcext:value-type="float">
            <text:p>0.6616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039" calcext:value-type="float">
            <text:p>0.6039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6866" calcext:value-type="float">
            <text:p>0.6866</text:p>
          </table:table-cell>
          <table:table-cell office:value-type="float" office:value="0.4915" calcext:value-type="float">
            <text:p>0.4915</text:p>
          </table:table-cell>
          <table:table-cell office:value-type="float" office:value="0.5729" calcext:value-type="float">
            <text:p>0.5729</text:p>
          </table:table-cell>
          <table:table-cell table:style-name="ce159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43" calcext:value-type="float">
            <text:p>0.643</text:p>
          </table:table-cell>
          <table:table-cell office:value-type="float" office:value="0.7583" calcext:value-type="float">
            <text:p>0.7583</text:p>
          </table:table-cell>
          <table:table-cell office:value-type="float" office:value="0.6959" calcext:value-type="float">
            <text:p>0.6959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742" calcext:value-type="float">
            <text:p>0.742</text:p>
          </table:table-cell>
          <table:table-cell table:style-name="ce159" office:value-type="float" office:value="513" calcext:value-type="float">
            <text:p>513</text:p>
          </table:table-cell>
          <table:table-cell table:style-name="ce35"/>
          <table:table-cell table:style-name="ce141" office:value-type="string" calcext:value-type="string">
            <text:p>Long &gt;=9</text:p>
          </table:table-cell>
          <table:table-cell office:value-type="float" office:value="0.6463" calcext:value-type="float">
            <text:p>0.6463</text:p>
          </table:table-cell>
          <table:table-cell office:value-type="float" office:value="0.7407" calcext:value-type="float">
            <text:p>0.7407</text:p>
          </table:table-cell>
          <table:table-cell office:value-type="float" office:value="0.6903" calcext:value-type="float">
            <text:p>0.6903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7953" calcext:value-type="float">
            <text:p>0.7953</text:p>
          </table:table-cell>
          <table:table-cell office:value-type="float" office:value="0.7041" calcext:value-type="float">
            <text:p>0.7041</text:p>
          </table:table-cell>
          <table:table-cell table:style-name="ce159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465" calcext:value-type="float">
            <text:p>0.6465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38" office:value-type="float" office:value="0.662" calcext:value-type="float">
            <text:p>0.662</text:p>
          </table:table-cell>
          <table:table-cell table:style-name="ce159"/>
          <table:table-cell table:style-name="ce35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471" calcext:value-type="float">
            <text:p>0.6471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385" calcext:value-type="float">
            <text:p>0.6385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534" calcext:value-type="percentage">
            <text:p>65.3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64" office:value-type="percentage" office:value="0.6809" calcext:value-type="percentage">
            <text:p>68.1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524" calcext:value-type="percentage">
            <text:p>65.2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504" calcext:value-type="percentage">
            <text:p>65.0%</text:p>
          </table:table-cell>
          <table:table-cell table:style-name="ce160"/>
          <table:table-cell table:number-columns-repeated="40"/>
        </table:table-row>
        <table:table-row table:style-name="ro4">
          <table:table-cell/>
          <table:table-cell table:style-name="ce35" table:number-columns-repeated="17"/>
          <table:table-cell table:number-columns-repeated="46"/>
        </table:table-row>
        <table:table-row table:style-name="ro2">
          <table:table-cell/>
          <table:table-cell table:style-name="ce138" office:value-type="string" calcext:value-type="string" table:number-columns-spanned="5" table:number-rows-spanned="1">
            <text:p>Experiment 9</text:p>
          </table:table-cell>
          <table:covered-table-cell table:number-columns-repeated="3" table:style-name="ce145"/>
          <table:covered-table-cell table:style-name="ce157"/>
          <table:table-cell table:style-name="ce35"/>
          <table:table-cell table:style-name="ce138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145"/>
          <table:covered-table-cell table:style-name="ce157"/>
          <table:table-cell table:number-columns-repeated="40"/>
        </table:table-row>
        <table:table-row table:style-name="ro2"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style-name="ce35"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 table:style-name="ce35"/>
          <table:table-cell table:style-name="ce141" office:value-type="string" calcext:value-type="string">
            <text:p>isEmpty</text:p>
          </table:table-cell>
          <table:table-cell table:number-columns-repeated="3" table:style-name="ce162" office:value-type="float" office:value="0" calcext:value-type="float">
            <text:p>0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Deny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1941" calcext:value-type="float">
            <text:p>0.1941</text:p>
          </table:table-cell>
          <table:table-cell table:style-name="ce159" office:value-type="float" office:value="78" calcext:value-type="float">
            <text:p>78</text:p>
          </table:table-cell>
          <table:table-cell table:style-name="ce35"/>
          <table:table-cell table:style-name="ce141" office:value-type="string" calcext:value-type="string">
            <text:p>Deny</text:p>
          </table:table-cell>
          <table:table-cell table:number-columns-repeated="3" table:style-name="ce162" office:value-type="float" office:value="0" calcext:value-type="float">
            <text:p>0.0000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table:number-columns-repeated="3" table:style-name="ce162" office:value-type="float" office:value="0" calcext:value-type="float">
            <text:p>0.0000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office:value-type="float" office:value="0.1832" calcext:value-type="float">
            <text:p>0.1832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297" calcext:value-type="float">
            <text:p>0.2297</text:p>
          </table:table-cell>
          <table:table-cell table:style-name="ce159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Support</text:p>
          </table:table-cell>
          <table:table-cell office:value-type="float" office:value="0.8997" calcext:value-type="float">
            <text:p>0.8997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8563" calcext:value-type="float">
            <text:p>0.8563</text:p>
          </table:table-cell>
          <table:table-cell table:style-name="ce159" office:value-type="float" office:value="1032" calcext:value-type="float">
            <text:p>1032</text:p>
          </table:table-cell>
          <table:table-cell table:style-name="ce35"/>
          <table:table-cell table:style-name="ce141" office:value-type="string" calcext:value-type="string">
            <text:p>Support</text:p>
          </table:table-cell>
          <table:table-cell table:number-columns-repeated="3" table:style-name="ce162" office:value-type="float" office:value="0" calcext:value-type="float">
            <text:p>0.0000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office:value-type="float" office:value="0.5068" calcext:value-type="float">
            <text:p>0.5068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67" calcext:value-type="float">
            <text:p>0.067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813" calcext:value-type="float">
            <text:p>0.813</text:p>
          </table:table-cell>
          <table:table-cell office:value-type="float" office:value="0.8492" calcext:value-type="float">
            <text:p>0.8492</text:p>
          </table:table-cell>
          <table:table-cell table:style-name="ce159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Query</text:p>
          </table:table-cell>
          <table:table-cell office:value-type="float" office:value="0.6942" calcext:value-type="float">
            <text:p>0.6942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7423" calcext:value-type="float">
            <text:p>0.7423</text:p>
          </table:table-cell>
          <table:table-cell table:style-name="ce159" office:value-type="float" office:value="242" calcext:value-type="float">
            <text:p>242</text:p>
          </table:table-cell>
          <table:table-cell table:style-name="ce35"/>
          <table:table-cell table:style-name="ce141" office:value-type="string" calcext:value-type="string">
            <text:p>Query</text:p>
          </table:table-cell>
          <table:table-cell table:number-columns-repeated="3" table:style-name="ce162" office:value-type="float" office:value="0" calcext:value-type="float">
            <text:p>0.0000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68" calcext:value-type="float">
            <text:p>0.0868</text:p>
          </table:table-cell>
          <table:table-cell office:value-type="float" office:value="0.0817" calcext:value-type="float">
            <text:p>0.0817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8058" calcext:value-type="float">
            <text:p>0.8058</text:p>
          </table:table-cell>
          <table:table-cell office:value-type="float" office:value="0.7249" calcext:value-type="float">
            <text:p>0.7249</text:p>
          </table:table-cell>
          <table:table-cell table:style-name="ce159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Comment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967" calcext:value-type="float">
            <text:p>0.8967</text:p>
          </table:table-cell>
          <table:table-cell table:style-name="ce159" office:value-type="float" office:value="2227" calcext:value-type="float">
            <text:p>2227</text:p>
          </table:table-cell>
          <table:table-cell table:style-name="ce35"/>
          <table:table-cell table:style-name="ce141" office:value-type="string" calcext:value-type="string">
            <text:p>Comment</text:p>
          </table:table-cell>
          <table:table-cell table:style-name="Default" office:value-type="float" office:value="0.5675" calcext:value-type="float">
            <text:p>0.56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41" calcext:value-type="float">
            <text:p>0.7241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7548" calcext:value-type="float">
            <text:p>0.7548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961" calcext:value-type="float">
            <text:p>0.8961</text:p>
          </table:table-cell>
          <table:table-cell table:style-name="ce159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379" calcext:value-type="float">
            <text:p>0.7379</text:p>
          </table:table-cell>
          <table:table-cell table:style-name="ce159"/>
          <table:table-cell table:style-name="ce35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1448" calcext:value-type="float">
            <text:p>0.1448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3807" calcext:value-type="float">
            <text:p>0.3807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4" calcext:value-type="float">
            <text:p>0.74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E38:.E41];[.F38:.F41])/SUM([.F38:.F41])" office:value-type="float" office:value="0.859298379435596" calcext:value-type="float">
            <text:p>0.8593</text:p>
          </table:table-cell>
          <table:table-cell table:style-name="ce159"/>
          <table:table-cell table:style-name="ce35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K38:.K41];[.L38:.L41])/SUM([.L38:.L41])" office:value-type="float" office:value="0.450564599050014" calcext:value-type="float">
            <text:p>0.4506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Q38:.Q41];[.R38:.R41])/SUM([.R38:.R41])" office:value-type="float" office:value="0.494511036602403" calcext:value-type="float">
            <text:p>0.4945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W38:.W41];[.X38:.X41])/SUM([.X38:.X41])" office:value-type="float" office:value="0.856477088572227" calcext:value-type="float">
            <text:p>0.8565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642" calcext:value-type="percentage">
            <text:p>86.4%</text:p>
          </table:table-cell>
          <table:table-cell table:style-name="ce159"/>
          <table:table-cell table:style-name="ce35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5675" calcext:value-type="percentage">
            <text:p>56.8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279" calcext:value-type="percentage">
            <text:p>62.8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639" calcext:value-type="percentage">
            <text:p>86.4%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1"/>
          <table:table-cell table:style-name="ce149" table:number-columns-repeated="3"/>
          <table:table-cell table:style-name="ce159"/>
          <table:table-cell table:style-name="ce35"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 table:number-columns-repeated="40"/>
        </table:table-row>
        <table:table-row table:style-name="ro2"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style-name="ce35"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7119" calcext:value-type="float">
            <text:p>0.7119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62" calcext:value-type="float">
            <text:p>0.62</text:p>
          </table:table-cell>
          <table:table-cell table:style-name="ce159" office:value-type="float" office:value="468" calcext:value-type="float">
            <text:p>468</text:p>
          </table:table-cell>
          <table:table-cell table:style-name="ce35"/>
          <table:table-cell table:style-name="ce141" office:value-type="string" calcext:value-type="string">
            <text:p>Short &lt;9</text:p>
          </table:table-cell>
          <table:table-cell table:number-columns-repeated="3" table:style-name="ce162" office:value-type="float" office:value="0" calcext:value-type="float">
            <text:p>0.0000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453" calcext:value-type="float">
            <text:p>0.453</text:p>
          </table:table-cell>
          <table:table-cell office:value-type="float" office:value="0.584" calcext:value-type="float">
            <text:p>0.584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7676" calcext:value-type="float">
            <text:p>0.7676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5798" calcext:value-type="float">
            <text:p>0.5798</text:p>
          </table:table-cell>
          <table:table-cell table:style-name="ce159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722" calcext:value-type="float">
            <text:p>0.722</text:p>
          </table:table-cell>
          <table:table-cell table:style-name="ce159" office:value-type="float" office:value="513" calcext:value-type="float">
            <text:p>513</text:p>
          </table:table-cell>
          <table:table-cell table:style-name="ce35"/>
          <table:table-cell table:style-name="ce141" office:value-type="string" calcext:value-type="string">
            <text:p>Long &gt;=9</text:p>
          </table:table-cell>
          <table:table-cell office:value-type="float" office:value="0.5229" calcext:value-type="float">
            <text:p>0.5229</text:p>
          </table:table-cell>
          <table:table-cell office:value-type="float" office:value="1" calcext:value-type="float">
            <text:p>1</text:p>
          </table:table-cell>
          <table:table-cell office:value-type="float" office:value="0.6867" calcext:value-type="float">
            <text:p>0.6867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459" calcext:value-type="float">
            <text:p>0.6459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7557" calcext:value-type="float">
            <text:p>0.7557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7388" calcext:value-type="float">
            <text:p>0.7388</text:p>
          </table:table-cell>
          <table:table-cell table:style-name="ce159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71" calcext:value-type="float">
            <text:p>0.671</text:p>
          </table:table-cell>
          <table:table-cell table:style-name="ce159"/>
          <table:table-cell table:style-name="ce35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3434" calcext:value-type="float">
            <text:p>0.3434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698" calcext:value-type="float">
            <text:p>0.6698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593" calcext:value-type="float">
            <text:p>0.6593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789" calcext:value-type="percentage">
            <text:p>67.9%</text:p>
          </table:table-cell>
          <table:table-cell table:style-name="ce160"/>
          <table:table-cell table:style-name="ce35"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5229" calcext:value-type="percentage">
            <text:p>52.3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922" calcext:value-type="percentage">
            <text:p>69.2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779" calcext:value-type="percentage">
            <text:p>67.8%</text:p>
          </table:table-cell>
          <table:table-cell table:style-name="ce160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0"/>
          <table:table-cell table:style-name="ce35" table:number-columns-repeated="3"/>
          <table:table-cell table:number-columns-repeated="41"/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9"/>
          <table:table-cell table:style-name="ce35" table:number-columns-repeated="3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"/>
          <table:table-cell table:style-name="ce35" table:number-columns-repeated="3"/>
          <table:table-cell table:number-columns-repeated="41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"/>
          <table:table-cell table:style-name="ce35" table:number-columns-repeated="3"/>
          <table:table-cell table:number-columns-repeated="41"/>
        </table:table-row>
        <table:table-row table:style-name="ro2">
          <table:table-cell table:number-columns-repeated="20"/>
          <table:table-cell table:style-name="ce35" table:number-columns-repeated="3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59"/>
        </table:table-row>
        <table:table-row table:style-name="ro2" table:number-rows-repeated="104851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13_24" table:style-name="ta1">
        <table:table-column table:style-name="co21" table:default-cell-style-name="ce35"/>
        <table:table-column table:style-name="co25" table:default-cell-style-name="ce35"/>
        <table:table-column table:style-name="co23" table:number-columns-repeated="4" table:default-cell-style-name="ce35"/>
        <table:table-column table:style-name="co21" table:default-cell-style-name="ce35"/>
        <table:table-column table:style-name="co25" table:default-cell-style-name="ce35"/>
        <table:table-column table:style-name="co23" table:number-columns-repeated="4" table:default-cell-style-name="ce35"/>
        <table:table-column table:style-name="co21" table:default-cell-style-name="ce35"/>
        <table:table-column table:style-name="co25" table:default-cell-style-name="ce35"/>
        <table:table-column table:style-name="co23" table:number-columns-repeated="4" table:default-cell-style-name="ce35"/>
        <table:table-column table:style-name="co21" table:default-cell-style-name="ce35"/>
        <table:table-column table:style-name="co25" table:default-cell-style-name="ce35"/>
        <table:table-column table:style-name="co23" table:number-columns-repeated="44" table:default-cell-style-name="ce35"/>
        <table:table-row table:style-name="ro2">
          <table:table-cell/>
          <table:table-cell table:style-name="ce138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145"/>
          <table:covered-table-cell table:style-name="ce157"/>
          <table:table-cell table:number-columns-repeated="40"/>
        </table:table-row>
        <table:table-row table:style-name="ro2"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Deny</text:p>
          </table:table-cell>
          <table:table-cell office:value-type="float" office:value="0.177" calcext:value-type="float">
            <text:p>0.177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2094" calcext:value-type="float">
            <text:p>0.2094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office:value-type="float" office:value="0.163" calcext:value-type="float">
            <text:p>0.163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229" calcext:value-type="float">
            <text:p>0.229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1772" calcext:value-type="float">
            <text:p>0.1772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office:value-type="float" office:value="0.2558" calcext:value-type="float">
            <text:p>0.255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818" calcext:value-type="float">
            <text:p>0.1818</text:p>
          </table:table-cell>
          <table:table-cell table:style-name="ce159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Support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8295" calcext:value-type="float">
            <text:p>0.8295</text:p>
          </table:table-cell>
          <table:table-cell office:value-type="float" office:value="0.856" calcext:value-type="float">
            <text:p>0.856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8159" calcext:value-type="float">
            <text:p>0.8159</text:p>
          </table:table-cell>
          <table:table-cell office:value-type="float" office:value="0.8374" calcext:value-type="float">
            <text:p>0.8374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333" calcext:value-type="float">
            <text:p>0.8333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55" calcext:value-type="float">
            <text:p>0.855</text:p>
          </table:table-cell>
          <table:table-cell table:style-name="ce159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Query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7611" calcext:value-type="float">
            <text:p>0.7611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739" calcext:value-type="float">
            <text:p>0.739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office:value-type="float" office:value="0.68" calcext:value-type="float">
            <text:p>0.68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7234" calcext:value-type="float">
            <text:p>0.7234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office:value-type="float" office:value="0.625" calcext:value-type="float">
            <text:p>0.625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7193" calcext:value-type="float">
            <text:p>0.7193</text:p>
          </table:table-cell>
          <table:table-cell table:style-name="ce159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Comment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8991" calcext:value-type="float">
            <text:p>0.8991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8841" calcext:value-type="float">
            <text:p>0.8841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8949" calcext:value-type="float">
            <text:p>0.8949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906" calcext:value-type="float">
            <text:p>0.906</text:p>
          </table:table-cell>
          <table:table-cell table:style-name="ce159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451" calcext:value-type="float">
            <text:p>0.7451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379" calcext:value-type="float">
            <text:p>0.7379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258" calcext:value-type="float">
            <text:p>0.7258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324" calcext:value-type="float">
            <text:p>0.7324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E4:.E7];[.F4:.F7])/SUM([.F4:.F7])" office:value-type="float" office:value="0.862309891031014" calcext:value-type="float">
            <text:p>0.8623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K4:.K7];[.L4:.L7])/SUM([.L4:.L7])" office:value-type="float" office:value="0.846545822855546" calcext:value-type="float">
            <text:p>0.8465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Q4:.Q7];[.R4:.R7])/SUM([.R4:.R7])" office:value-type="float" office:value="0.849900055881531" calcext:value-type="float">
            <text:p>0.8499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W4:.W7];[.X4:.X7])/SUM([.X4:.X7])" office:value-type="float" office:value="0.862887119307069" calcext:value-type="float">
            <text:p>0.8629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703" calcext:value-type="percentage">
            <text:p>87.0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504" calcext:value-type="percentage">
            <text:p>85.0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621" calcext:value-type="percentage">
            <text:p>86.2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759" calcext:value-type="percentage">
            <text:p>87.6%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2"/>
          <table:table-cell table:style-name="ce156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 table:number-columns-repeated="40"/>
        </table:table-row>
        <table:table-row table:style-name="ro2"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7073" calcext:value-type="float">
            <text:p>0.7073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6237" calcext:value-type="float">
            <text:p>0.6237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6548" calcext:value-type="float">
            <text:p>0.6548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6194" calcext:value-type="float">
            <text:p>0.6194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6196" calcext:value-type="float">
            <text:p>0.6196</text:p>
          </table:table-cell>
          <table:table-cell office:value-type="float" office:value="0.5534" calcext:value-type="float">
            <text:p>0.5534</text:p>
          </table:table-cell>
          <table:table-cell office:value-type="float" office:value="0.5847" calcext:value-type="float">
            <text:p>0.5847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622" calcext:value-type="float">
            <text:p>0.622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869" calcext:value-type="float">
            <text:p>0.5869</text:p>
          </table:table-cell>
          <table:table-cell table:style-name="ce159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7895" calcext:value-type="float">
            <text:p>0.7895</text:p>
          </table:table-cell>
          <table:table-cell office:value-type="float" office:value="0.72" calcext:value-type="float">
            <text:p>0.72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56" calcext:value-type="float">
            <text:p>0.656</text:p>
          </table:table-cell>
          <table:table-cell office:value-type="float" office:value="0.7173" calcext:value-type="float">
            <text:p>0.7173</text:p>
          </table:table-cell>
          <table:table-cell office:value-type="float" office:value="0.6853" calcext:value-type="float">
            <text:p>0.6853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658" calcext:value-type="float">
            <text:p>0.658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306" calcext:value-type="float">
            <text:p>0.6306</text:p>
          </table:table-cell>
          <table:table-cell office:value-type="float" office:value="0.692" calcext:value-type="float">
            <text:p>0.692</text:p>
          </table:table-cell>
          <table:table-cell office:value-type="float" office:value="0.6599" calcext:value-type="float">
            <text:p>0.6599</text:p>
          </table:table-cell>
          <table:table-cell table:style-name="ce159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718" calcext:value-type="float">
            <text:p>0.6718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523" calcext:value-type="float">
            <text:p>0.6523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213" calcext:value-type="float">
            <text:p>0.6213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234" calcext:value-type="float">
            <text:p>0.6234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789" calcext:value-type="percentage">
            <text:p>67.9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555" calcext:value-type="percentage">
            <text:p>65.6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249" calcext:value-type="percentage">
            <text:p>62.5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269" calcext:value-type="percentage">
            <text:p>62.7%</text:p>
          </table:table-cell>
          <table:table-cell table:style-name="ce160"/>
          <table:table-cell table:number-columns-repeated="40"/>
        </table:table-row>
        <table:table-row table:style-name="ro4">
          <table:table-cell table:number-columns-repeated="64"/>
        </table:table-row>
        <table:table-row table:style-name="ro2">
          <table:table-cell/>
          <table:table-cell table:style-name="ce138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145"/>
          <table:covered-table-cell table:style-name="ce157"/>
          <table:table-cell table:number-columns-repeated="40"/>
        </table:table-row>
        <table:table-row table:style-name="ro2"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Deny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141" calcext:value-type="float">
            <text:p>0.141</text:p>
          </table:table-cell>
          <table:table-cell office:value-type="float" office:value="0.2018" calcext:value-type="float">
            <text:p>0.2018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1474" calcext:value-type="float">
            <text:p>0.1474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595" calcext:value-type="float">
            <text:p>0.1595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office:value-type="float" office:value="0.14" calcext:value-type="float">
            <text:p>0.14</text:p>
          </table:table-cell>
          <table:table-cell office:value-type="float" office:value="0.359" calcext:value-type="float">
            <text:p>0.359</text:p>
          </table:table-cell>
          <table:table-cell office:value-type="float" office:value="0.2014" calcext:value-type="float">
            <text:p>0.2014</text:p>
          </table:table-cell>
          <table:table-cell table:style-name="ce159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Support</text:p>
          </table:table-cell>
          <table:table-cell office:value-type="float" office:value="0.8113" calcext:value-type="float">
            <text:p>0.8113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8495" calcext:value-type="float">
            <text:p>0.8495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8642" calcext:value-type="float">
            <text:p>0.8642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603" calcext:value-type="float">
            <text:p>0.8603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office:value-type="float" office:value="0.8539" calcext:value-type="float">
            <text:p>0.8539</text:p>
          </table:table-cell>
          <table:table-cell office:value-type="float" office:value="0.719" calcext:value-type="float">
            <text:p>0.719</text:p>
          </table:table-cell>
          <table:table-cell office:value-type="float" office:value="0.7806" calcext:value-type="float">
            <text:p>0.7806</text:p>
          </table:table-cell>
          <table:table-cell table:style-name="ce159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Query</text:p>
          </table:table-cell>
          <table:table-cell office:value-type="float" office:value="0.7317" calcext:value-type="float">
            <text:p>0.7317</text:p>
          </table:table-cell>
          <table:table-cell office:value-type="float" office:value="0.7438" calcext:value-type="float">
            <text:p>0.7438</text:p>
          </table:table-cell>
          <table:table-cell office:value-type="float" office:value="0.7377" calcext:value-type="float">
            <text:p>0.7377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7468" calcext:value-type="float">
            <text:p>0.7468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office:value-type="float" office:value="0.7249" calcext:value-type="float">
            <text:p>0.7249</text:p>
          </table:table-cell>
          <table:table-cell office:value-type="float" office:value="0.686" calcext:value-type="float">
            <text:p>0.686</text:p>
          </table:table-cell>
          <table:table-cell office:value-type="float" office:value="0.7049" calcext:value-type="float">
            <text:p>0.7049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6005" calcext:value-type="float">
            <text:p>0.6005</text:p>
          </table:table-cell>
          <table:table-cell table:style-name="ce159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Comment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894" calcext:value-type="float">
            <text:p>0.894</text:p>
          </table:table-cell>
          <table:table-cell office:value-type="float" office:value="0.906" calcext:value-type="float">
            <text:p>0.906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office:value-type="float" office:value="0.9095" calcext:value-type="float">
            <text:p>0.9095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125" calcext:value-type="float">
            <text:p>0.9125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015" calcext:value-type="float">
            <text:p>0.9015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646" calcext:value-type="float">
            <text:p>0.8646</text:p>
          </table:table-cell>
          <table:table-cell table:style-name="ce159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39" calcext:value-type="float">
            <text:p>0.739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342" calcext:value-type="float">
            <text:p>0.7342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252" calcext:value-type="float">
            <text:p>0.7252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895" calcext:value-type="float">
            <text:p>0.6895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E21:.E24];[.F21:.F24])/SUM([.F21:.F24])" office:value-type="float" office:value="0.862981223805532" calcext:value-type="float">
            <text:p>0.8630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K21:.K24];[.L21:.L24])/SUM([.L21:.L24])" office:value-type="float" office:value="0.870694244202291" calcext:value-type="float">
            <text:p>0.8707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Q21:.Q24];[.R21:.R24])/SUM([.R21:.R24])" office:value-type="float" office:value="0.860155602123498" calcext:value-type="float">
            <text:p>0.8602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W21:.W24];[.X21:.X24])/SUM([.X21:.X24])" office:value-type="float" office:value="0.808067504889634" calcext:value-type="float">
            <text:p>0.8081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784" calcext:value-type="percentage">
            <text:p>87.8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879" calcext:value-type="percentage">
            <text:p>88.8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721" calcext:value-type="percentage">
            <text:p>87.2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076" calcext:value-type="percentage">
            <text:p>80.8%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 table:number-columns-repeated="40"/>
        </table:table-row>
        <table:table-row table:style-name="ro2"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5855" calcext:value-type="float">
            <text:p>0.5855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6056" calcext:value-type="float">
            <text:p>0.6056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627" calcext:value-type="float">
            <text:p>0.627</text:p>
          </table:table-cell>
          <table:table-cell office:value-type="float" office:value="0.5962" calcext:value-type="float">
            <text:p>0.5962</text:p>
          </table:table-cell>
          <table:table-cell office:value-type="float" office:value="0.6112" calcext:value-type="float">
            <text:p>0.6112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4637" calcext:value-type="float">
            <text:p>0.4637</text:p>
          </table:table-cell>
          <table:table-cell office:value-type="float" office:value="0.5897" calcext:value-type="float">
            <text:p>0.5897</text:p>
          </table:table-cell>
          <table:table-cell table:style-name="ce159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282" calcext:value-type="float">
            <text:p>0.6282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6523" calcext:value-type="float">
            <text:p>0.6523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482" calcext:value-type="float">
            <text:p>0.6482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6973" calcext:value-type="float">
            <text:p>0.6973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474" calcext:value-type="float">
            <text:p>0.6474</text:p>
          </table:table-cell>
          <table:table-cell office:value-type="float" office:value="0.6764" calcext:value-type="float">
            <text:p>0.6764</text:p>
          </table:table-cell>
          <table:table-cell office:value-type="float" office:value="0.6616" calcext:value-type="float">
            <text:p>0.6616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48" calcext:value-type="float">
            <text:p>0.648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7537" calcext:value-type="float">
            <text:p>0.7537</text:p>
          </table:table-cell>
          <table:table-cell table:style-name="ce159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189" calcext:value-type="float">
            <text:p>0.6189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515" calcext:value-type="float">
            <text:p>0.6515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364" calcext:value-type="float">
            <text:p>0.6364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717" calcext:value-type="float">
            <text:p>0.6717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218" calcext:value-type="percentage">
            <text:p>62.2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575" calcext:value-type="percentage">
            <text:p>65.8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381" calcext:value-type="percentage">
            <text:p>63.8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922" calcext:value-type="percentage">
            <text:p>69.2%</text:p>
          </table:table-cell>
          <table:table-cell table:style-name="ce160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38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145"/>
          <table:covered-table-cell table:style-name="ce157"/>
          <table:table-cell table:number-columns-repeated="40"/>
        </table:table-row>
        <table:table-row table:style-name="ro2"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Deny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301" calcext:value-type="float">
            <text:p>0.1301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1325" calcext:value-type="float">
            <text:p>0.1325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1791" calcext:value-type="float">
            <text:p>0.1791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table:number-columns-repeated="3" table:style-name="ce148" office:value-type="float" office:value="0" calcext:value-type="float">
            <text:p>0.0000</text:p>
          </table:table-cell>
          <table:table-cell table:style-name="ce159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Support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8364" calcext:value-type="float">
            <text:p>0.8364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844" calcext:value-type="float">
            <text:p>0.844</text:p>
          </table:table-cell>
          <table:table-cell office:value-type="float" office:value="0.8498" calcext:value-type="float">
            <text:p>0.8498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8401" calcext:value-type="float">
            <text:p>0.8401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table:style-name="ce149" office:value-type="float" office:value="0.8404" calcext:value-type="float">
            <text:p>0.8404</text:p>
          </table:table-cell>
          <table:table-cell table:style-name="ce149" office:value-type="float" office:value="0.7703" calcext:value-type="float">
            <text:p>0.7703</text:p>
          </table:table-cell>
          <table:table-cell table:style-name="ce149" office:value-type="float" office:value="0.8038" calcext:value-type="float">
            <text:p>0.8038</text:p>
          </table:table-cell>
          <table:table-cell table:style-name="ce159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Query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8099" calcext:value-type="float">
            <text:p>0.8099</text:p>
          </table:table-cell>
          <table:table-cell office:value-type="float" office:value="0.7273" calcext:value-type="float">
            <text:p>0.7273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7224" calcext:value-type="float">
            <text:p>0.7224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office:value-type="float" office:value="0.562" calcext:value-type="float">
            <text:p>0.562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686" calcext:value-type="float">
            <text:p>0.686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table:style-name="ce149" office:value-type="float" office:value="0.6246" calcext:value-type="float">
            <text:p>0.6246</text:p>
          </table:table-cell>
          <table:table-cell table:style-name="ce149" office:value-type="float" office:value="0.7975" calcext:value-type="float">
            <text:p>0.7975</text:p>
          </table:table-cell>
          <table:table-cell table:style-name="ce149" office:value-type="float" office:value="0.7005" calcext:value-type="float">
            <text:p>0.7005</text:p>
          </table:table-cell>
          <table:table-cell table:style-name="ce159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Comment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14" calcext:value-type="float">
            <text:p>0.9014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office:value-type="float" office:value="0.9091" calcext:value-type="float">
            <text:p>0.9091</text:p>
          </table:table-cell>
          <table:table-cell office:value-type="float" office:value="0.885" calcext:value-type="float">
            <text:p>0.885</text:p>
          </table:table-cell>
          <table:table-cell office:value-type="float" office:value="0.8969" calcext:value-type="float">
            <text:p>0.8969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8981" calcext:value-type="float">
            <text:p>0.8981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table:style-name="ce149" office:value-type="float" office:value="0.8726" calcext:value-type="float">
            <text:p>0.8726</text:p>
          </table:table-cell>
          <table:table-cell table:style-name="ce149" office:value-type="float" office:value="0.9106" calcext:value-type="float">
            <text:p>0.9106</text:p>
          </table:table-cell>
          <table:table-cell table:style-name="ce149" office:value-type="float" office:value="0.8912" calcext:value-type="float">
            <text:p>0.8912</text:p>
          </table:table-cell>
          <table:table-cell table:style-name="ce159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19" calcext:value-type="float">
            <text:p>0.719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203" calcext:value-type="float">
            <text:p>0.7203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206" calcext:value-type="float">
            <text:p>0.7206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791" calcext:value-type="float">
            <text:p>0.6791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E38:.E41];[.F38:.F41])/SUM([.F38:.F41])" office:value-type="float" office:value="0.854075719474714" calcext:value-type="float">
            <text:p>0.8541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K38:.K41];[.L38:.L41])/SUM([.L38:.L41])" office:value-type="float" office:value="0.854860491757474" calcext:value-type="float">
            <text:p>0.8549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Q38:.Q41];[.R38:.R41])/SUM([.R38:.R41])" office:value-type="float" office:value="0.851364543168483" calcext:value-type="float">
            <text:p>0.8514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W38:.W41];[.X38:.X41])/SUM([.X38:.X41])" office:value-type="float" office:value="0.833681195864767" calcext:value-type="float">
            <text:p>0.8337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69" calcext:value-type="percentage">
            <text:p>86.9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665" calcext:value-type="percentage">
            <text:p>86.7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631" calcext:value-type="percentage">
            <text:p>86.3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565" calcext:value-type="percentage">
            <text:p>85.7%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 table:number-columns-repeated="40"/>
        </table:table-row>
        <table:table-row table:style-name="ro2"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5968" calcext:value-type="float">
            <text:p>0.5968</text:p>
          </table:table-cell>
          <table:table-cell office:value-type="float" office:value="0.6453" calcext:value-type="float">
            <text:p>0.6453</text:p>
          </table:table-cell>
          <table:table-cell office:value-type="float" office:value="0.6201" calcext:value-type="float">
            <text:p>0.6201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6239" calcext:value-type="float">
            <text:p>0.6239</text:p>
          </table:table-cell>
          <table:table-cell office:value-type="float" office:value="0.5919" calcext:value-type="float">
            <text:p>0.5919</text:p>
          </table:table-cell>
          <table:table-cell office:value-type="float" office:value="0.6075" calcext:value-type="float">
            <text:p>0.6075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5919" calcext:value-type="float">
            <text:p>0.5919</text:p>
          </table:table-cell>
          <table:table-cell office:value-type="float" office:value="0.6115" calcext:value-type="float">
            <text:p>0.6115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table:style-name="ce149" office:value-type="float" office:value="0.8178" calcext:value-type="float">
            <text:p>0.8178</text:p>
          </table:table-cell>
          <table:table-cell table:style-name="ce149" office:value-type="float" office:value="0.4509" calcext:value-type="float">
            <text:p>0.4509</text:p>
          </table:table-cell>
          <table:table-cell table:style-name="ce148" office:value-type="float" office:value="0.5813" calcext:value-type="float">
            <text:p>0.5813</text:p>
          </table:table-cell>
          <table:table-cell table:style-name="ce159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6255" calcext:value-type="float">
            <text:p>0.6255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443" calcext:value-type="float">
            <text:p>0.6443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659" calcext:value-type="float">
            <text:p>0.659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6862" calcext:value-type="float">
            <text:p>0.6862</text:p>
          </table:table-cell>
          <table:table-cell office:value-type="float" office:value="0.6667" calcext:value-type="float">
            <text:p>0.6667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table:style-name="ce149" office:value-type="float" office:value="0.6445" calcext:value-type="float">
            <text:p>0.6445</text:p>
          </table:table-cell>
          <table:table-cell table:style-name="ce149" office:value-type="float" office:value="0.9084" calcext:value-type="float">
            <text:p>0.9084</text:p>
          </table:table-cell>
          <table:table-cell table:style-name="ce149" office:value-type="float" office:value="0.754" calcext:value-type="float">
            <text:p>0.754</text:p>
          </table:table-cell>
          <table:table-cell table:style-name="ce159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228" calcext:value-type="float">
            <text:p>0.6228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333" calcext:value-type="float">
            <text:p>0.6333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391" calcext:value-type="float">
            <text:p>0.6391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677" calcext:value-type="float">
            <text:p>0.6677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228" calcext:value-type="percentage">
            <text:p>62.3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351" calcext:value-type="percentage">
            <text:p>63.5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412" calcext:value-type="percentage">
            <text:p>64.1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901" calcext:value-type="percentage">
            <text:p>69.0%</text:p>
          </table:table-cell>
          <table:table-cell table:style-name="ce160"/>
          <table:table-cell table:number-columns-repeated="40"/>
        </table:table-row>
        <table:table-row table:style-name="ro2" table:number-rows-repeated="104852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25_30" table:style-name="ta1">
        <office:forms form:automatic-focus="false" form:apply-design-mode="false"/>
        <table:table-column table:style-name="co13" table:default-cell-style-name="ce35"/>
        <table:table-column table:style-name="co25" table:default-cell-style-name="ce35"/>
        <table:table-column table:style-name="co23" table:number-columns-repeated="4" table:default-cell-style-name="ce35"/>
        <table:table-column table:style-name="co13" table:default-cell-style-name="ce35"/>
        <table:table-column table:style-name="co25" table:default-cell-style-name="ce35"/>
        <table:table-column table:style-name="co23" table:number-columns-repeated="4" table:default-cell-style-name="ce35"/>
        <table:table-column table:style-name="co13" table:default-cell-style-name="ce35"/>
        <table:table-column table:style-name="co25" table:default-cell-style-name="ce35"/>
        <table:table-column table:style-name="co23" table:number-columns-repeated="4" table:default-cell-style-name="ce35"/>
        <table:table-column table:style-name="co13" table:default-cell-style-name="ce35"/>
        <table:table-column table:style-name="co25" table:default-cell-style-name="ce35"/>
        <table:table-column table:style-name="co23" table:number-columns-repeated="44" table:default-cell-style-name="ce35"/>
        <table:table-row table:style-name="ro2">
          <table:table-cell/>
          <table:table-cell table:style-name="ce138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145"/>
          <table:covered-table-cell table:style-name="ce157"/>
          <table:table-cell table:number-columns-repeated="40"/>
        </table:table-row>
        <table:table-row table:style-name="ro2"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Deny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565" calcext:value-type="float">
            <text:p>0.1565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471" calcext:value-type="float">
            <text:p>0.0471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1087" calcext:value-type="float">
            <text:p>0.1087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2051" calcext:value-type="float">
            <text:p>0.2051</text:p>
          </table:table-cell>
          <table:table-cell office:value-type="float" office:value="0.2148" calcext:value-type="float">
            <text:p>0.2148</text:p>
          </table:table-cell>
          <table:table-cell table:style-name="ce159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Support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388" calcext:value-type="float">
            <text:p>0.8388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388" calcext:value-type="float">
            <text:p>0.8388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office:value-type="float" office:value="0.8254" calcext:value-type="float">
            <text:p>0.8254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8472" calcext:value-type="float">
            <text:p>0.8472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8608" calcext:value-type="float">
            <text:p>0.8608</text:p>
          </table:table-cell>
          <table:table-cell table:style-name="ce159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Query</text:p>
          </table:table-cell>
          <table:table-cell office:value-type="float" office:value="0.7336" calcext:value-type="float">
            <text:p>0.7336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6886" calcext:value-type="float">
            <text:p>0.6886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office:value-type="float" office:value="0.7614" calcext:value-type="float">
            <text:p>0.7614</text:p>
          </table:table-cell>
          <table:table-cell office:value-type="float" office:value="0.6198" calcext:value-type="float">
            <text:p>0.6198</text:p>
          </table:table-cell>
          <table:table-cell office:value-type="float" office:value="0.6834" calcext:value-type="float">
            <text:p>0.6834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office:value-type="float" office:value="0.6621" calcext:value-type="float">
            <text:p>0.6621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7218" calcext:value-type="float">
            <text:p>0.7218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781" calcext:value-type="float">
            <text:p>0.781</text:p>
          </table:table-cell>
          <table:table-cell office:value-type="float" office:value="0.7311" calcext:value-type="float">
            <text:p>0.7311</text:p>
          </table:table-cell>
          <table:table-cell table:style-name="ce159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Comment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9016" calcext:value-type="float">
            <text:p>0.9016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068" calcext:value-type="float">
            <text:p>0.9068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9053" calcext:value-type="float">
            <text:p>0.9053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office:value-type="float" office:value="0.9041" calcext:value-type="float">
            <text:p>0.9041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9051" calcext:value-type="float">
            <text:p>0.9051</text:p>
          </table:table-cell>
          <table:table-cell table:style-name="ce159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171" calcext:value-type="float">
            <text:p>0.7171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952" calcext:value-type="float">
            <text:p>0.6952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166" calcext:value-type="float">
            <text:p>0.7166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38" office:value-type="float" office:value="0.7424" calcext:value-type="float">
            <text:p>0.7424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E4:.E7];[.F4:.F7])/SUM([.F4:.F7])" office:value-type="float" office:value="0.852850796311819" calcext:value-type="float">
            <text:p>0.8529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K4:.K7];[.L4:.L7])/SUM([.L4:.L7])" office:value-type="float" office:value="0.85335060072646" calcext:value-type="float">
            <text:p>0.8534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Q4:.Q7];[.R4:.R7])/SUM([.R4:.R7])" office:value-type="float" office:value="0.858778345906678" calcext:value-type="float">
            <text:p>0.8588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W4:.W7];[.X4:.X7])/SUM([.X4:.X7])" office:value-type="float" office:value="0.865516596814753" calcext:value-type="float">
            <text:p>0.8655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703" calcext:value-type="percentage">
            <text:p>87.0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751" calcext:value-type="percentage">
            <text:p>87.5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761" calcext:value-type="percentage">
            <text:p>87.6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774" calcext:value-type="percentage">
            <text:p>87.7%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 table:number-columns-repeated="40"/>
        </table:table-row>
        <table:table-row table:style-name="ro2"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5951" calcext:value-type="float">
            <text:p>0.5951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5848" calcext:value-type="float">
            <text:p>0.5848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6128" calcext:value-type="float">
            <text:p>0.6128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6141" calcext:value-type="float">
            <text:p>0.6141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6743" calcext:value-type="float">
            <text:p>0.6743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577" calcext:value-type="float">
            <text:p>0.577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993" calcext:value-type="float">
            <text:p>0.5993</text:p>
          </table:table-cell>
          <table:table-cell table:style-name="ce159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334" calcext:value-type="float">
            <text:p>0.6334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477" calcext:value-type="float">
            <text:p>0.6477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6465" calcext:value-type="float">
            <text:p>0.6465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323" calcext:value-type="float">
            <text:p>0.6323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6976" calcext:value-type="float">
            <text:p>0.6976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6527" calcext:value-type="float">
            <text:p>0.6527</text:p>
          </table:table-cell>
          <table:table-cell table:style-name="ce159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091" calcext:value-type="float">
            <text:p>0.6091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303" calcext:value-type="float">
            <text:p>0.6303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373" calcext:value-type="float">
            <text:p>0.6373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63" office:value-type="float" office:value="0.626" calcext:value-type="float">
            <text:p>0.6260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106" calcext:value-type="percentage">
            <text:p>61.1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31" calcext:value-type="percentage">
            <text:p>63.1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473" calcext:value-type="percentage">
            <text:p>64.7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279" calcext:value-type="percentage">
            <text:p>62.8%</text:p>
          </table:table-cell>
          <table:table-cell table:style-name="ce160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38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145"/>
          <table:covered-table-cell table:style-name="ce157"/>
          <table:table-cell table:number-columns-repeated="52"/>
        </table:table-row>
        <table:table-row table:style-name="ro2"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52"/>
        </table:table-row>
        <table:table-row table:style-name="ro2"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 table:number-columns-repeated="52"/>
        </table:table-row>
        <table:table-row table:style-name="ro2">
          <table:table-cell/>
          <table:table-cell table:style-name="ce141" office:value-type="string" calcext:value-type="string">
            <text:p>Deny</text:p>
          </table:table-cell>
          <table:table-cell office:value-type="float" office:value="0.2769" calcext:value-type="float">
            <text:p>0.2769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517" calcext:value-type="float">
            <text:p>0.2517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5" calcext:value-type="float">
            <text:p>0.15</text:p>
          </table:table-cell>
          <table:table-cell table:style-name="ce159" office:value-type="float" office:value="78" calcext:value-type="float">
            <text:p>78</text:p>
          </table:table-cell>
          <table:table-cell table:number-columns-repeated="52"/>
        </table:table-row>
        <table:table-row table:style-name="ro2">
          <table:table-cell/>
          <table:table-cell table:style-name="ce141" office:value-type="string" calcext:value-type="string">
            <text:p>Support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8469" calcext:value-type="float">
            <text:p>0.8469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475" calcext:value-type="float">
            <text:p>0.8475</text:p>
          </table:table-cell>
          <table:table-cell table:style-name="ce159" office:value-type="float" office:value="1032" calcext:value-type="float">
            <text:p>1032</text:p>
          </table:table-cell>
          <table:table-cell table:number-columns-repeated="52"/>
        </table:table-row>
        <table:table-row table:style-name="ro2">
          <table:table-cell/>
          <table:table-cell table:style-name="ce141" office:value-type="string" calcext:value-type="string">
            <text:p>Query</text:p>
          </table:table-cell>
          <table:table-cell office:value-type="float" office:value="0.7186" calcext:value-type="float">
            <text:p>0.7186</text:p>
          </table:table-cell>
          <table:table-cell office:value-type="float" office:value="0.781" calcext:value-type="float">
            <text:p>0.781</text:p>
          </table:table-cell>
          <table:table-cell office:value-type="float" office:value="0.7485" calcext:value-type="float">
            <text:p>0.7485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7456" calcext:value-type="float">
            <text:p>0.7456</text:p>
          </table:table-cell>
          <table:table-cell table:style-name="ce159" office:value-type="float" office:value="242" calcext:value-type="float">
            <text:p>242</text:p>
          </table:table-cell>
          <table:table-cell table:number-columns-repeated="52"/>
        </table:table-row>
        <table:table-row table:style-name="ro2">
          <table:table-cell/>
          <table:table-cell table:style-name="ce141" office:value-type="string" calcext:value-type="string">
            <text:p>Comment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8981" calcext:value-type="float">
            <text:p>0.8981</text:p>
          </table:table-cell>
          <table:table-cell office:value-type="float" office:value="0.9064" calcext:value-type="float">
            <text:p>0.9064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069" calcext:value-type="float">
            <text:p>0.9069</text:p>
          </table:table-cell>
          <table:table-cell table:style-name="ce159" office:value-type="float" office:value="2227" calcext:value-type="float">
            <text:p>2227</text:p>
          </table:table-cell>
          <table:table-cell table:number-columns-repeated="52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507" calcext:value-type="float">
            <text:p>0.7507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3" calcext:value-type="float">
            <text:p>0.73</text:p>
          </table:table-cell>
          <table:table-cell table:style-name="ce159"/>
          <table:table-cell table:number-columns-repeated="52"/>
        </table:table-row>
        <table:table-row table:style-name="ro2"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E21:.E24];[.F21:.F24])/SUM([.F21:.F24])" office:value-type="float" office:value="0.864298183850238" calcext:value-type="float">
            <text:p>0.8643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K21:.K24];[.L21:.L24])/SUM([.L21:.L24])" office:value-type="float" office:value="0.862369796032411" calcext:value-type="float">
            <text:p>0.8624</text:p>
          </table:table-cell>
          <table:table-cell table:style-name="ce159"/>
          <table:table-cell table:number-columns-repeated="52"/>
        </table:table-row>
        <table:table-row table:style-name="ro2"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767" calcext:value-type="percentage">
            <text:p>87.7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767" calcext:value-type="percentage">
            <text:p>87.7%</text:p>
          </table:table-cell>
          <table:table-cell table:style-name="ce159"/>
          <table:table-cell table:number-columns-repeated="52"/>
        </table:table-row>
        <table:table-row table:style-name="ro2"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 table:number-columns-repeated="52"/>
        </table:table-row>
        <table:table-row table:style-name="ro2"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52"/>
        </table:table-row>
        <table:table-row table:style-name="ro2"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7391" calcext:value-type="float">
            <text:p>0.7391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6273" calcext:value-type="float">
            <text:p>0.6273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053" calcext:value-type="float">
            <text:p>0.6053</text:p>
          </table:table-cell>
          <table:table-cell table:style-name="ce159" office:value-type="float" office:value="468" calcext:value-type="float">
            <text:p>468</text:p>
          </table:table-cell>
          <table:table-cell table:number-columns-repeated="52"/>
        </table:table-row>
        <table:table-row table:style-name="ro2"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8246" calcext:value-type="float">
            <text:p>0.8246</text:p>
          </table:table-cell>
          <table:table-cell office:value-type="float" office:value="0.7363" calcext:value-type="float">
            <text:p>0.7363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6571" calcext:value-type="float">
            <text:p>0.6571</text:p>
          </table:table-cell>
          <table:table-cell table:style-name="ce159" office:value-type="float" office:value="513" calcext:value-type="float">
            <text:p>513</text:p>
          </table:table-cell>
          <table:table-cell table:number-columns-repeated="52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818" calcext:value-type="float">
            <text:p>0.6818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312" calcext:value-type="float">
            <text:p>0.6312</text:p>
          </table:table-cell>
          <table:table-cell table:style-name="ce159"/>
          <table:table-cell table:number-columns-repeated="52"/>
        </table:table-row>
        <table:table-row table:style-name="ro2"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911" calcext:value-type="percentage">
            <text:p>69.1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33" calcext:value-type="percentage">
            <text:p>63.3%</text:p>
          </table:table-cell>
          <table:table-cell table:style-name="ce160"/>
          <table:table-cell table:number-columns-repeated="52"/>
        </table:table-row>
        <table:table-row table:style-name="ro2" table:number-rows-repeated="17">
          <table:table-cell table:number-columns-repeated="64"/>
        </table:table-row>
        <table:table-row table:style-name="ro2">
          <table:table-cell table:number-columns-repeated="7"/>
          <table:table-cell office:value-type="string" calcext:value-type="string">
            <text:p>Deny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5" calcext:value-type="float">
            <text:p>0.15</text:p>
          </table:table-cell>
          <table:table-cell office:value-type="float" office:value="78" calcext:value-type="float">
            <text:p>78</text:p>
          </table:table-cell>
          <table:table-cell table:number-columns-repeated="52"/>
        </table:table-row>
        <table:table-row table:style-name="ro2">
          <table:table-cell table:number-columns-repeated="7"/>
          <table:table-cell office:value-type="string" calcext:value-type="string">
            <text:p>Support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475" calcext:value-type="float">
            <text:p>0.8475</text:p>
          </table:table-cell>
          <table:table-cell office:value-type="float" office:value="1032" calcext:value-type="float">
            <text:p>1032</text:p>
          </table:table-cell>
          <table:table-cell table:number-columns-repeated="52"/>
        </table:table-row>
        <table:table-row table:style-name="ro2">
          <table:table-cell table:number-columns-repeated="7"/>
          <table:table-cell office:value-type="string" calcext:value-type="string">
            <text:p>Query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7456" calcext:value-type="float">
            <text:p>0.7456</text:p>
          </table:table-cell>
          <table:table-cell office:value-type="float" office:value="242" calcext:value-type="float">
            <text:p>242</text:p>
          </table:table-cell>
          <table:table-cell table:number-columns-repeated="52"/>
        </table:table-row>
        <table:table-row table:style-name="ro2">
          <table:table-cell table:number-columns-repeated="7"/>
          <table:table-cell office:value-type="string" calcext:value-type="string">
            <text:p>Comment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069" calcext:value-type="float">
            <text:p>0.9069</text:p>
          </table:table-cell>
          <table:table-cell office:value-type="float" office:value="2227" calcext:value-type="float">
            <text:p>2227</text:p>
          </table:table-cell>
          <table:table-cell table:number-columns-repeated="52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7"/>
          <table:table-cell office:value-type="string" calcext:value-type="string">
            <text:p>Short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053" calcext:value-type="float">
            <text:p>0.6053</text:p>
          </table:table-cell>
          <table:table-cell office:value-type="float" office:value="468" calcext:value-type="float">
            <text:p>468</text:p>
          </table:table-cell>
          <table:table-cell table:number-columns-repeated="52"/>
        </table:table-row>
        <table:table-row table:style-name="ro2">
          <table:table-cell table:number-columns-repeated="7"/>
          <table:table-cell office:value-type="string" calcext:value-type="string">
            <text:p>Long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6571" calcext:value-type="float">
            <text:p>0.6571</text:p>
          </table:table-cell>
          <table:table-cell office:value-type="float" office:value="513" calcext:value-type="float">
            <text:p>513</text:p>
          </table:table-cell>
          <table:table-cell table:number-columns-repeated="52"/>
        </table:table-row>
        <table:table-row table:style-name="ro2">
          <table:table-cell table:number-columns-repeated="20"/>
          <table:table-cell table:style-name="Default"/>
          <table:table-cell table:number-columns-repeated="43"/>
        </table:table-row>
        <table:table-row table:style-name="ro2" table:number-rows-repeated="10485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31_38" table:style-name="ta1">
        <table:table-column table:style-name="co21" table:default-cell-style-name="Default"/>
        <table:table-column table:style-name="co25" table:default-cell-style-name="ce141"/>
        <table:table-column table:style-name="co23" table:number-columns-repeated="3" table:default-cell-style-name="ce35"/>
        <table:table-column table:style-name="co23" table:default-cell-style-name="ce159"/>
        <table:table-column table:style-name="co21" table:default-cell-style-name="Default"/>
        <table:table-column table:style-name="co25" table:default-cell-style-name="ce141"/>
        <table:table-column table:style-name="co23" table:number-columns-repeated="3" table:default-cell-style-name="ce35"/>
        <table:table-column table:style-name="co23" table:default-cell-style-name="ce159"/>
        <table:table-column table:style-name="co21" table:default-cell-style-name="Default"/>
        <table:table-column table:style-name="co25" table:default-cell-style-name="ce141"/>
        <table:table-column table:style-name="co23" table:number-columns-repeated="3" table:default-cell-style-name="ce35"/>
        <table:table-column table:style-name="co23" table:default-cell-style-name="ce159"/>
        <table:table-column table:style-name="co21" table:default-cell-style-name="Default"/>
        <table:table-column table:style-name="co25" table:default-cell-style-name="ce141"/>
        <table:table-column table:style-name="co23" table:number-columns-repeated="3" table:default-cell-style-name="ce35"/>
        <table:table-column table:style-name="co23" table:default-cell-style-name="ce159"/>
        <table:table-row table:style-name="ro2">
          <table:table-cell/>
          <table:table-cell table:style-name="ce138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145"/>
          <table:covered-table-cell table:style-name="ce157"/>
          <table:table-cell table:style-name="ce35"/>
          <table:table-cell table:style-name="ce138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145"/>
          <table:covered-table-cell table:style-name="ce157"/>
        </table:table-row>
        <table:table-row table:style-name="ro2"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style-name="ce35"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 table:style-name="ce35"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8717" calcext:value-type="float">
            <text:p>0.8717</text:p>
          </table:table-cell>
          <table:table-cell office:value-type="float" office:value="5537" calcext:value-type="float">
            <text:p>5537</text:p>
          </table:table-cell>
          <table:table-cell table:style-name="ce35"/>
          <table:table-cell office:value-type="string" calcext:value-type="string">
            <text:p>Question</text:p>
          </table:table-cell>
          <table:table-cell office:value-type="float" office:value="0.8611" calcext:value-type="float">
            <text:p>0.8611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8741" calcext:value-type="float">
            <text:p>0.8741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8858" calcext:value-type="float">
            <text:p>0.8858</text:p>
          </table:table-cell>
          <table:table-cell office:value-type="float" office:value="0.8633" calcext:value-type="float">
            <text:p>0.8633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371" calcext:value-type="float">
            <text:p>0.8371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865" calcext:value-type="float">
            <text:p>0.865</text:p>
          </table:table-cell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7524" calcext:value-type="float">
            <text:p>0.7524</text:p>
          </table:table-cell>
          <table:table-cell office:value-type="float" office:value="0.791" calcext:value-type="float">
            <text:p>0.791</text:p>
          </table:table-cell>
          <table:table-cell office:value-type="float" office:value="0.7712" calcext:value-type="float">
            <text:p>0.7712</text:p>
          </table:table-cell>
          <table:table-cell office:value-type="float" office:value="4587" calcext:value-type="float">
            <text:p>4587</text:p>
          </table:table-cell>
          <table:table-cell table:style-name="ce35"/>
          <table:table-cell office:value-type="string" calcext:value-type="string">
            <text:p>Answer</text:p>
          </table:table-cell>
          <table:table-cell office:value-type="float" office:value="0.7555" calcext:value-type="float">
            <text:p>0.7555</text:p>
          </table:table-cell>
          <table:table-cell office:value-type="float" office:value="0.7933" calcext:value-type="float">
            <text:p>0.7933</text:p>
          </table:table-cell>
          <table:table-cell office:value-type="float" office:value="0.7739" calcext:value-type="float">
            <text:p>0.7739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651" calcext:value-type="float">
            <text:p>0.7651</text:p>
          </table:table-cell>
          <table:table-cell office:value-type="float" office:value="0.7657" calcext:value-type="float">
            <text:p>0.7657</text:p>
          </table:table-cell>
          <table:table-cell office:value-type="float" office:value="0.7654" calcext:value-type="float">
            <text:p>0.7654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71" calcext:value-type="float">
            <text:p>0.7371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7658" calcext:value-type="float">
            <text:p>0.7658</text:p>
          </table:table-cell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5854" calcext:value-type="float">
            <text:p>0.5854</text:p>
          </table:table-cell>
          <table:table-cell office:value-type="float" office:value="0.5004" calcext:value-type="float">
            <text:p>0.5004</text:p>
          </table:table-cell>
          <table:table-cell office:value-type="float" office:value="0.5396" calcext:value-type="float">
            <text:p>0.5396</text:p>
          </table:table-cell>
          <table:table-cell office:value-type="float" office:value="1267" calcext:value-type="float">
            <text:p>1267</text:p>
          </table:table-cell>
          <table:table-cell table:style-name="ce35"/>
          <table:table-cell office:value-type="string" calcext:value-type="string">
            <text:p>Announcement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5036" calcext:value-type="float">
            <text:p>0.5036</text:p>
          </table:table-cell>
          <table:table-cell office:value-type="float" office:value="0.5531" calcext:value-type="float">
            <text:p>0.5531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486" calcext:value-type="float">
            <text:p>0.486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6139" calcext:value-type="float">
            <text:p>0.6139</text:p>
          </table:table-cell>
          <table:table-cell office:value-type="float" office:value="0.3978" calcext:value-type="float">
            <text:p>0.3978</text:p>
          </table:table-cell>
          <table:table-cell office:value-type="float" office:value="0.4828" calcext:value-type="float">
            <text:p>0.4828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5604" calcext:value-type="float">
            <text:p>0.5604</text:p>
          </table:table-cell>
          <table:table-cell office:value-type="float" office:value="0.4559" calcext:value-type="float">
            <text:p>0.4559</text:p>
          </table:table-cell>
          <table:table-cell office:value-type="float" office:value="0.5028" calcext:value-type="float">
            <text:p>0.5028</text:p>
          </table:table-cell>
          <table:table-cell office:value-type="float" office:value="486" calcext:value-type="float">
            <text:p>486</text:p>
          </table:table-cell>
          <table:table-cell table:style-name="ce35"/>
          <table:table-cell office:value-type="string" calcext:value-type="string">
            <text:p>Agreement</text:p>
          </table:table-cell>
          <table:table-cell office:value-type="float" office:value="0.5532" calcext:value-type="float">
            <text:p>0.5532</text:p>
          </table:table-cell>
          <table:table-cell office:value-type="float" office:value="0.4584" calcext:value-type="float">
            <text:p>0.4584</text:p>
          </table:table-cell>
          <table:table-cell office:value-type="float" office:value="0.5014" calcext:value-type="float">
            <text:p>0.501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567" calcext:value-type="float">
            <text:p>0.567</text:p>
          </table:table-cell>
          <table:table-cell office:value-type="float" office:value="0.4584" calcext:value-type="float">
            <text:p>0.4584</text:p>
          </table:table-cell>
          <table:table-cell office:value-type="float" office:value="0.507" calcext:value-type="float">
            <text:p>0.50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5239" calcext:value-type="float">
            <text:p>0.5239</text:p>
          </table:table-cell>
          <table:table-cell office:value-type="float" office:value="0.5253" calcext:value-type="float">
            <text:p>0.5253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office:value-type="float" office:value="0.6843" calcext:value-type="float">
            <text:p>0.6843</text:p>
          </table:table-cell>
          <table:table-cell office:value-type="float" office:value="0.6524" calcext:value-type="float">
            <text:p>0.6524</text:p>
          </table:table-cell>
          <table:table-cell office:value-type="float" office:value="0.668" calcext:value-type="float">
            <text:p>0.668</text:p>
          </table:table-cell>
          <table:table-cell office:value-type="float" office:value="923" calcext:value-type="float">
            <text:p>923</text:p>
          </table:table-cell>
          <table:table-cell table:style-name="ce35"/>
          <table:table-cell office:value-type="string" calcext:value-type="string">
            <text:p>Appreciation</text:p>
          </table:table-cell>
          <table:table-cell office:value-type="float" office:value="0.6945" calcext:value-type="float">
            <text:p>0.6945</text:p>
          </table:table-cell>
          <table:table-cell office:value-type="float" office:value="0.6814" calcext:value-type="float">
            <text:p>0.6814</text:p>
          </table:table-cell>
          <table:table-cell office:value-type="float" office:value="0.6879" calcext:value-type="float">
            <text:p>0.6879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884" calcext:value-type="float">
            <text:p>0.6884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6619" calcext:value-type="float">
            <text:p>0.6619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439" calcext:value-type="float">
            <text:p>0.6439</text:p>
          </table:table-cell>
          <table:table-cell office:value-type="float" office:value="0.7015" calcext:value-type="float">
            <text:p>0.7015</text:p>
          </table:table-cell>
          <table:table-cell office:value-type="float" office:value="0.6715" calcext:value-type="float">
            <text:p>0.6715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3081" calcext:value-type="float">
            <text:p>0.3081</text:p>
          </table:table-cell>
          <table:table-cell office:value-type="float" office:value="0.4194" calcext:value-type="float">
            <text:p>0.4194</text:p>
          </table:table-cell>
          <table:table-cell office:value-type="float" office:value="0.3552" calcext:value-type="float">
            <text:p>0.3552</text:p>
          </table:table-cell>
          <table:table-cell office:value-type="float" office:value="418" calcext:value-type="float">
            <text:p>418</text:p>
          </table:table-cell>
          <table:table-cell table:style-name="ce35"/>
          <table:table-cell office:value-type="string" calcext:value-type="string">
            <text:p>Disagreement</text:p>
          </table:table-cell>
          <table:table-cell office:value-type="float" office:value="0.2603" calcext:value-type="float">
            <text:p>0.2603</text:p>
          </table:table-cell>
          <table:table-cell office:value-type="float" office:value="0.5516" calcext:value-type="float">
            <text:p>0.5516</text:p>
          </table:table-cell>
          <table:table-cell office:value-type="float" office:value="0.3537" calcext:value-type="float">
            <text:p>0.353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5581" calcext:value-type="float">
            <text:p>0.5581</text:p>
          </table:table-cell>
          <table:table-cell office:value-type="float" office:value="0.2893" calcext:value-type="float">
            <text:p>0.2893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719" calcext:value-type="float">
            <text:p>0.2719</text:p>
          </table:table-cell>
          <table:table-cell office:value-type="float" office:value="0.4806" calcext:value-type="float">
            <text:p>0.4806</text:p>
          </table:table-cell>
          <table:table-cell office:value-type="float" office:value="0.3473" calcext:value-type="float">
            <text:p>0.3473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2353" calcext:value-type="float">
            <text:p>0.2353</text:p>
          </table:table-cell>
          <table:table-cell office:value-type="float" office:value="177" calcext:value-type="float">
            <text:p>177</text:p>
          </table:table-cell>
          <table:table-cell table:style-name="ce35"/>
          <table:table-cell office:value-type="string" calcext:value-type="string">
            <text:p>-ve Reaction</text:p>
          </table:table-cell>
          <table:table-cell office:value-type="float" office:value="0.1833" calcext:value-type="float">
            <text:p>0.1833</text:p>
          </table:table-cell>
          <table:table-cell office:value-type="float" office:value="0.3826" calcext:value-type="float">
            <text:p>0.3826</text:p>
          </table:table-cell>
          <table:table-cell office:value-type="float" office:value="0.2478" calcext:value-type="float">
            <text:p>0.2478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5772" calcext:value-type="float">
            <text:p>0.5772</text:p>
          </table:table-cell>
          <table:table-cell office:value-type="float" office:value="0.179" calcext:value-type="float">
            <text:p>0.179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443" calcext:value-type="float">
            <text:p>0.443</text:p>
          </table:table-cell>
          <table:table-cell office:value-type="float" office:value="0.2185" calcext:value-type="float">
            <text:p>0.2185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691" calcext:value-type="float">
            <text:p>0.3691</text:p>
          </table:table-cell>
          <table:table-cell office:value-type="float" office:value="1908" calcext:value-type="float">
            <text:p>1908</text:p>
          </table:table-cell>
          <table:table-cell table:style-name="ce35"/>
          <table:table-cell office:value-type="string" calcext:value-type="string">
            <text:p>Elaboration</text:p>
          </table:table-cell>
          <table:table-cell office:value-type="float" office:value="0.4108" calcext:value-type="float">
            <text:p>0.4108</text:p>
          </table:table-cell>
          <table:table-cell office:value-type="float" office:value="0.39" calcext:value-type="float">
            <text:p>0.39</text:p>
          </table:table-cell>
          <table:table-cell office:value-type="float" office:value="0.4001" calcext:value-type="float">
            <text:p>0.4001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85" calcext:value-type="float">
            <text:p>0.485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3315" calcext:value-type="float">
            <text:p>0.3315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303" calcext:value-type="float">
            <text:p>0.303</text:p>
          </table:table-cell>
          <table:table-cell office:value-type="float" office:value="0.366" calcext:value-type="float">
            <text:p>0.366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1" calcext:value-type="float">
            <text:p>0.1</text:p>
          </table:table-cell>
          <table:table-cell office:value-type="float" office:value="0.1359" calcext:value-type="float">
            <text:p>0.1359</text:p>
          </table:table-cell>
          <table:table-cell office:value-type="float" office:value="280" calcext:value-type="float">
            <text:p>280</text:p>
          </table:table-cell>
          <table:table-cell table:style-name="ce35"/>
          <table:table-cell office:value-type="string" calcext:value-type="string">
            <text:p>Humor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08" calcext:value-type="float">
            <text:p>0.040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16" calcext:value-type="float">
            <text:p>0.061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733" calcext:value-type="float">
            <text:p>0.173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" calcext:value-type="float">
            <text:p>0.13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1935" calcext:value-type="float">
            <text:p>0.1935</text:p>
          </table:table-cell>
          <table:table-cell office:value-type="float" office:value="1439" calcext:value-type="float">
            <text:p>1439</text:p>
          </table:table-cell>
          <table:table-cell table:style-name="ce35"/>
          <table:table-cell office:value-type="string" calcext:value-type="string">
            <text:p>Other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1985" calcext:value-type="float">
            <text:p>0.1985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1794" calcext:value-type="float">
            <text:p>0.1794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1594" calcext:value-type="float">
            <text:p>0.1594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75" calcext:value-type="float">
            <text:p>0.1575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E3:.E13])" office:value-type="float" office:value="0.512936363636364" calcext:value-type="float">
            <text:p>0.5129</text:p>
          </table:table-cell>
          <table:table-cell/>
          <table:table-cell table:style-name="ce35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K3:.K13])" office:value-type="float" office:value="0.511936363636364" calcext:value-type="float">
            <text:p>0.5119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Q3:.Q13])" office:value-type="float" office:value="0.482218181818182" calcext:value-type="float">
            <text:p>0.4822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W3:.W13])" office:value-type="float" office:value="0.5027" calcext:value-type="float">
            <text:p>0.5027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E4:.E13])" office:value-type="float" office:value="0.46423" calcext:value-type="float">
            <text:p>0.4642</text:p>
          </table:table-cell>
          <table:table-cell/>
          <table:table-cell table:style-name="ce35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K4:.K13])" office:value-type="float" office:value="0.46313" calcext:value-type="float">
            <text:p>0.4631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Q4:.Q13])" office:value-type="float" office:value="0.43044" calcext:value-type="float">
            <text:p>0.4304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W4:.W13])" office:value-type="float" office:value="0.45297" calcext:value-type="float">
            <text:p>0.4530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E4:.E13]; [.F4:.F13])/SUM([.F4:.F13])" office:value-type="float" office:value="0.653246287157796" calcext:value-type="float">
            <text:p>0.6532</text:p>
          </table:table-cell>
          <table:table-cell/>
          <table:table-cell table:style-name="ce35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K4:.K13]; [.L4:.L13])/SUM([.L4:.L13])" office:value-type="float" office:value="0.659224785571613" calcext:value-type="float">
            <text:p>0.6592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Q4:.Q13]; [.R4:.R13])/SUM([.R4:.R13])" office:value-type="float" office:value="0.634227270591" calcext:value-type="float">
            <text:p>0.6342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W4:.W13]; [.X4:.X13])/SUM([.X4:.X13])" office:value-type="float" office:value="0.642359528845024" calcext:value-type="float">
            <text:p>0.6424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732" calcext:value-type="percentage">
            <text:p>67.3%</text:p>
          </table:table-cell>
          <table:table-cell/>
          <table:table-cell table:style-name="ce35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778" calcext:value-type="percentage">
            <text:p>67.8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476" calcext:value-type="percentage">
            <text:p>64.8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649" calcext:value-type="percentage">
            <text:p>66.5%</text:p>
          </table:table-cell>
          <table:table-cell/>
        </table:table-row>
        <table:table-row table:style-name="ro2">
          <table:table-cell table:number-columns-repeated="2"/>
          <table:table-cell table:style-name="ce149" table:number-columns-repeated="3"/>
          <table:table-cell/>
          <table:table-cell table:style-name="ce35"/>
          <table:table-cell/>
          <table:table-cell table:style-name="ce149" table:number-columns-repeated="3"/>
          <table:table-cell table:number-columns-repeated="3"/>
          <table:table-cell table:style-name="ce149" table:number-columns-repeated="3"/>
          <table:table-cell table:number-columns-repeated="3"/>
          <table:table-cell table:style-name="ce149" table:number-columns-repeated="3"/>
          <table:table-cell/>
        </table:table-row>
        <table:table-row table:style-name="ro2"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style-name="ce35"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603" calcext:value-type="float">
            <text:p>0.2603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3349" calcext:value-type="float">
            <text:p>0.3349</text:p>
          </table:table-cell>
          <table:table-cell office:value-type="float" office:value="1127" calcext:value-type="float">
            <text:p>1127</text:p>
          </table:table-cell>
          <table:table-cell table:style-name="ce35"/>
          <table:table-cell office:value-type="string" calcext:value-type="string">
            <text:p>Short &lt;8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4135" calcext:value-type="float">
            <text:p>0.4135</text:p>
          </table:table-cell>
          <table:table-cell office:value-type="float" office:value="0.2962" calcext:value-type="float">
            <text:p>0.2962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577" calcext:value-type="float">
            <text:p>0.2577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3093" calcext:value-type="float">
            <text:p>0.3093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494" calcext:value-type="float">
            <text:p>0.2494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2968" calcext:value-type="float">
            <text:p>0.2968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439" calcext:value-type="float">
            <text:p>0.8439</text:p>
          </table:table-cell>
          <table:table-cell office:value-type="float" office:value="0.6827" calcext:value-type="float">
            <text:p>0.6827</text:p>
          </table:table-cell>
          <table:table-cell office:value-type="float" office:value="0.7548" calcext:value-type="float">
            <text:p>0.7548</text:p>
          </table:table-cell>
          <table:table-cell office:value-type="float" office:value="4737" calcext:value-type="float">
            <text:p>4737</text:p>
          </table:table-cell>
          <table:table-cell table:style-name="ce35"/>
          <table:table-cell office:value-type="string" calcext:value-type="string">
            <text:p>Long &gt;=8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6722" calcext:value-type="float">
            <text:p>0.6722</text:p>
          </table:table-cell>
          <table:table-cell office:value-type="float" office:value="0.742" calcext:value-type="float">
            <text:p>0.742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7349" calcext:value-type="float">
            <text:p>0.7349</text:p>
          </table:table-cell>
          <table:table-cell office:value-type="float" office:value="0.7815" calcext:value-type="float">
            <text:p>0.7815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03" calcext:value-type="float">
            <text:p>0.8303</text:p>
          </table:table-cell>
          <table:table-cell office:value-type="float" office:value="0.7376" calcext:value-type="float">
            <text:p>0.7376</text:p>
          </table:table-cell>
          <table:table-cell office:value-type="float" office:value="0.7812" calcext:value-type="float">
            <text:p>0.7812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E20:.E21])" office:value-type="float" office:value="0.54485" calcext:value-type="float">
            <text:p>0.54485</text:p>
          </table:table-cell>
          <table:table-cell/>
          <table:table-cell table:style-name="ce35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K20:.K21])" office:value-type="float" office:value="0.5191" calcext:value-type="float">
            <text:p>0.5191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Q20:.Q21])" office:value-type="float" office:value="0.5454" calcext:value-type="float">
            <text:p>0.5454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W20:.W21])" office:value-type="float" office:value="0.539" calcext:value-type="float">
            <text:p>0.539</text:p>
          </table:table-cell>
          <table:table-cell/>
        </table:table-row>
        <table:table-row table:style-name="ro2"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417" calcext:value-type="percentage">
            <text:p>64.2%</text:p>
          </table:table-cell>
          <table:table-cell table:style-name="ce160"/>
          <table:table-cell table:style-name="ce35"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224" calcext:value-type="percentage">
            <text:p>62.2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68" calcext:value-type="percentage">
            <text:p>66.8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663" calcext:value-type="percentage">
            <text:p>66.6%</text:p>
          </table:table-cell>
          <table:table-cell table:style-name="ce160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2">
          <table:table-cell/>
          <table:table-cell table:style-name="ce138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145"/>
          <table:covered-table-cell table:style-name="ce157"/>
        </table:table-row>
        <table:table-row table:style-name="ro2"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521" calcext:value-type="float">
            <text:p>0.8521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8676" calcext:value-type="float">
            <text:p>0.8676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63" calcext:value-type="float">
            <text:p>0.863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8714" calcext:value-type="float">
            <text:p>0.8714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8681" calcext:value-type="float">
            <text:p>0.8681</text:p>
          </table:table-cell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7327" calcext:value-type="float">
            <text:p>0.7327</text:p>
          </table:table-cell>
          <table:table-cell office:value-type="float" office:value="0.7826" calcext:value-type="float">
            <text:p>0.7826</text:p>
          </table:table-cell>
          <table:table-cell office:value-type="float" office:value="0.7568" calcext:value-type="float">
            <text:p>0.756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293" calcext:value-type="float">
            <text:p>0.7293</text:p>
          </table:table-cell>
          <table:table-cell office:value-type="float" office:value="0.7683" calcext:value-type="float">
            <text:p>0.7683</text:p>
          </table:table-cell>
          <table:table-cell office:value-type="float" office:value="0.7483" calcext:value-type="float">
            <text:p>0.7483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6997" calcext:value-type="float">
            <text:p>0.6997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7548" calcext:value-type="float">
            <text:p>0.754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283" calcext:value-type="float">
            <text:p>0.7283</text:p>
          </table:table-cell>
          <table:table-cell office:value-type="float" office:value="0.7844" calcext:value-type="float">
            <text:p>0.7844</text:p>
          </table:table-cell>
          <table:table-cell office:value-type="float" office:value="0.7553" calcext:value-type="float">
            <text:p>0.7553</text:p>
          </table:table-cell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6104" calcext:value-type="float">
            <text:p>0.6104</text:p>
          </table:table-cell>
          <table:table-cell office:value-type="float" office:value="0.4649" calcext:value-type="float">
            <text:p>0.4649</text:p>
          </table:table-cell>
          <table:table-cell office:value-type="float" office:value="0.5278" calcext:value-type="float">
            <text:p>0.5278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5777" calcext:value-type="float">
            <text:p>0.5777</text:p>
          </table:table-cell>
          <table:table-cell office:value-type="float" office:value="0.58" calcext:value-type="float">
            <text:p>0.58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6212" calcext:value-type="float">
            <text:p>0.6212</text:p>
          </table:table-cell>
          <table:table-cell office:value-type="float" office:value="0.457" calcext:value-type="float">
            <text:p>0.457</text:p>
          </table:table-cell>
          <table:table-cell office:value-type="float" office:value="0.5266" calcext:value-type="float">
            <text:p>0.5266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4436" calcext:value-type="float">
            <text:p>0.4436</text:p>
          </table:table-cell>
          <table:table-cell office:value-type="float" office:value="0.5185" calcext:value-type="float">
            <text:p>0.5185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5628" calcext:value-type="float">
            <text:p>0.5628</text:p>
          </table:table-cell>
          <table:table-cell office:value-type="float" office:value="0.4424" calcext:value-type="float">
            <text:p>0.4424</text:p>
          </table:table-cell>
          <table:table-cell office:value-type="float" office:value="0.4954" calcext:value-type="float">
            <text:p>0.495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6385" calcext:value-type="float">
            <text:p>0.6385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4834" calcext:value-type="float">
            <text:p>0.483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5112" calcext:value-type="float">
            <text:p>0.5112</text:p>
          </table:table-cell>
          <table:table-cell office:value-type="float" office:value="0.5638" calcext:value-type="float">
            <text:p>0.5638</text:p>
          </table:table-cell>
          <table:table-cell office:value-type="float" office:value="0.5362" calcext:value-type="float">
            <text:p>0.5362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5558" calcext:value-type="float">
            <text:p>0.5558</text:p>
          </table:table-cell>
          <table:table-cell office:value-type="float" office:value="0.4506" calcext:value-type="float">
            <text:p>0.4506</text:p>
          </table:table-cell>
          <table:table-cell office:value-type="float" office:value="0.4977" calcext:value-type="float">
            <text:p>0.4977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table:number-columns-repeated="3" office:value-type="float" office:value="0.7042" calcext:value-type="float">
            <text:p>0.7042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281" calcext:value-type="float">
            <text:p>0.7281</text:p>
          </table:table-cell>
          <table:table-cell office:value-type="float" office:value="0.696" calcext:value-type="float">
            <text:p>0.696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7584" calcext:value-type="float">
            <text:p>0.7584</text:p>
          </table:table-cell>
          <table:table-cell office:value-type="float" office:value="0.6972" calcext:value-type="float">
            <text:p>0.6972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759" calcext:value-type="float">
            <text:p>0.6759</text:p>
          </table:table-cell>
          <table:table-cell office:value-type="float" office:value="0.714" calcext:value-type="float">
            <text:p>0.714</text:p>
          </table:table-cell>
          <table:table-cell office:value-type="float" office:value="0.6944" calcext:value-type="float">
            <text:p>0.6944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4187" calcext:value-type="float">
            <text:p>0.4187</text:p>
          </table:table-cell>
          <table:table-cell office:value-type="float" office:value="0.3343" calcext:value-type="float">
            <text:p>0.3343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211" calcext:value-type="float">
            <text:p>0.2211</text:p>
          </table:table-cell>
          <table:table-cell office:value-type="float" office:value="0.6411" calcext:value-type="float">
            <text:p>0.6411</text:p>
          </table:table-cell>
          <table:table-cell office:value-type="float" office:value="0.3288" calcext:value-type="float">
            <text:p>0.328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836" calcext:value-type="float">
            <text:p>0.283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3493" calcext:value-type="float">
            <text:p>0.3493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3053" calcext:value-type="float">
            <text:p>0.3053</text:p>
          </table:table-cell>
          <table:table-cell office:value-type="float" office:value="0.4856" calcext:value-type="float">
            <text:p>0.4856</text:p>
          </table:table-cell>
          <table:table-cell office:value-type="float" office:value="0.3749" calcext:value-type="float">
            <text:p>0.3749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4859" calcext:value-type="float">
            <text:p>0.4859</text:p>
          </table:table-cell>
          <table:table-cell office:value-type="float" office:value="0.2315" calcext:value-type="float">
            <text:p>0.2315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1779" calcext:value-type="float">
            <text:p>0.1779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878" calcext:value-type="float">
            <text:p>0.2878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5141" calcext:value-type="float">
            <text:p>0.5141</text:p>
          </table:table-cell>
          <table:table-cell office:value-type="float" office:value="0.1882" calcext:value-type="float">
            <text:p>0.1882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4423" calcext:value-type="float">
            <text:p>0.4423</text:p>
          </table:table-cell>
          <table:table-cell office:value-type="float" office:value="0.4336" calcext:value-type="float">
            <text:p>0.4336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23" calcext:value-type="float">
            <text:p>0.423</text:p>
          </table:table-cell>
          <table:table-cell office:value-type="float" office:value="0.3297" calcext:value-type="float">
            <text:p>0.3297</text:p>
          </table:table-cell>
          <table:table-cell office:value-type="float" office:value="0.3705" calcext:value-type="float">
            <text:p>0.3705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753" calcext:value-type="float">
            <text:p>0.4753</text:p>
          </table:table-cell>
          <table:table-cell office:value-type="float" office:value="0.3281" calcext:value-type="float">
            <text:p>0.3281</text:p>
          </table:table-cell>
          <table:table-cell office:value-type="float" office:value="0.3882" calcext:value-type="float">
            <text:p>0.3882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533" calcext:value-type="float">
            <text:p>0.4533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4345" calcext:value-type="float">
            <text:p>0.4345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1379" calcext:value-type="float">
            <text:p>0.137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61" calcext:value-type="float">
            <text:p>0.006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927" calcext:value-type="float">
            <text:p>0.0927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1127" calcext:value-type="float">
            <text:p>0.1127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0917" calcext:value-type="float">
            <text:p>0.0917</text:p>
          </table:table-cell>
          <table:table-cell office:value-type="float" office:value="0.1224" calcext:value-type="float">
            <text:p>0.1224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773" calcext:value-type="float">
            <text:p>0.0773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151" calcext:value-type="float">
            <text:p>0.2151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1825" calcext:value-type="float">
            <text:p>0.1825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02" calcext:value-type="float">
            <text:p>0.202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1332" calcext:value-type="float">
            <text:p>0.1332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E27:.E37])" office:value-type="float" office:value="0.510136363636364" calcext:value-type="float">
            <text:p>0.5101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K27:.K37])" office:value-type="float" office:value="0.484663636363636" calcext:value-type="float">
            <text:p>0.4847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Q27:.Q37])" office:value-type="float" office:value="0.516972727272727" calcext:value-type="float">
            <text:p>0.5170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W27:.W37])" office:value-type="float" office:value="0.507045454545455" calcext:value-type="float">
            <text:p>0.5070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E28:.E37])" office:value-type="float" office:value="0.46115" calcext:value-type="float">
            <text:p>0.4612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K28:.K37])" office:value-type="float" office:value="0.43313" calcext:value-type="float">
            <text:p>0.4331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Q28:.Q37])" office:value-type="float" office:value="0.46867" calcext:value-type="float">
            <text:p>0.4687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W28:.W37])" office:value-type="float" office:value="0.45775" calcext:value-type="float">
            <text:p>0.4578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E28:.E37]; [.F28:.F37])/SUM([.F28:.F37])" office:value-type="float" office:value="0.649604846669017" calcext:value-type="float">
            <text:p>0.6496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K28:.K37]; [.L28:.L37])/SUM([.L28:.L37])" office:value-type="float" office:value="0.63517018564211" calcext:value-type="float">
            <text:p>0.6352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Q28:.Q37]; [.R28:.R37])/SUM([.R28:.R37])" office:value-type="float" office:value="0.651200064622254" calcext:value-type="float">
            <text:p>0.6512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W28:.W37]; [.X28:.X37])/SUM([.X28:.X37])" office:value-type="float" office:value="0.649351433439079" calcext:value-type="float">
            <text:p>0.6494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584" calcext:value-type="percentage">
            <text:p>65.8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443" calcext:value-type="percentage">
            <text:p>64.4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643" calcext:value-type="percentage">
            <text:p>66.4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564" calcext:value-type="percentage">
            <text:p>65.6%</text:p>
          </table:table-cell>
          <table:table-cell/>
        </table:table-row>
        <table:table-row table:style-name="ro2">
          <table:table-cell table:number-columns-repeated="2"/>
          <table:table-cell table:style-name="ce149" table:number-columns-repeated="3"/>
          <table:table-cell table:number-columns-repeated="3"/>
          <table:table-cell table:style-name="ce149" table:number-columns-repeated="3"/>
          <table:table-cell table:number-columns-repeated="3"/>
          <table:table-cell table:style-name="ce149" table:number-columns-repeated="3"/>
          <table:table-cell table:number-columns-repeated="3"/>
          <table:table-cell table:style-name="ce149" table:number-columns-repeated="3"/>
          <table:table-cell/>
        </table:table-row>
        <table:table-row table:style-name="ro2"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4295" calcext:value-type="float">
            <text:p>0.4295</text:p>
          </table:table-cell>
          <table:table-cell office:value-type="float" office:value="0.3314" calcext:value-type="float">
            <text:p>0.3314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551" calcext:value-type="float">
            <text:p>0.2551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2974" calcext:value-type="float">
            <text:p>0.2974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4596" calcext:value-type="float">
            <text:p>0.4596</text:p>
          </table:table-cell>
          <table:table-cell office:value-type="float" office:value="0.327" calcext:value-type="float">
            <text:p>0.327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435" calcext:value-type="float">
            <text:p>0.2435</text:p>
          </table:table-cell>
          <table:table-cell office:value-type="float" office:value="0.5102" calcext:value-type="float">
            <text:p>0.5102</text:p>
          </table:table-cell>
          <table:table-cell office:value-type="float" office:value="0.3297" calcext:value-type="float">
            <text:p>0.3297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42" calcext:value-type="float">
            <text:p>0.842</text:p>
          </table:table-cell>
          <table:table-cell office:value-type="float" office:value="0.7235" calcext:value-type="float">
            <text:p>0.7235</text:p>
          </table:table-cell>
          <table:table-cell office:value-type="float" office:value="0.7782" calcext:value-type="float">
            <text:p>0.7782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7522" calcext:value-type="float">
            <text:p>0.7522</text:p>
          </table:table-cell>
          <table:table-cell office:value-type="float" office:value="0.7896" calcext:value-type="float">
            <text:p>0.7896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407" calcext:value-type="float">
            <text:p>0.8407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7509" calcext:value-type="float">
            <text:p>0.7509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623" calcext:value-type="float">
            <text:p>0.623</text:p>
          </table:table-cell>
          <table:table-cell office:value-type="float" office:value="0.7163" calcext:value-type="float">
            <text:p>0.7163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E44:.E45])" office:value-type="float" office:value="0.5548" calcext:value-type="float">
            <text:p>0.5548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K44:.K45])" office:value-type="float" office:value="0.5435" calcext:value-type="float">
            <text:p>0.5435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Q44:.Q45])" office:value-type="float" office:value="0.53895" calcext:value-type="float">
            <text:p>0.53895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W44:.W45])" office:value-type="float" office:value="0.523" calcext:value-type="float">
            <text:p>0.523</text:p>
          </table:table-cell>
          <table:table-cell/>
        </table:table-row>
        <table:table-row table:style-name="ro2"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67" calcext:value-type="percentage">
            <text:p>66.7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762" calcext:value-type="percentage">
            <text:p>67.6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364" calcext:value-type="percentage">
            <text:p>63.6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013" calcext:value-type="percentage">
            <text:p>60.1%</text:p>
          </table:table-cell>
          <table:table-cell table:style-name="ce160"/>
        </table:table-row>
      </table:table>
      <table:table table:name="Results_39_46" table:style-name="ta1">
        <table:table-column table:style-name="co21" table:default-cell-style-name="Default"/>
        <table:table-column table:style-name="co25" table:default-cell-style-name="ce141"/>
        <table:table-column table:style-name="co23" table:number-columns-repeated="3" table:default-cell-style-name="ce35"/>
        <table:table-column table:style-name="co23" table:default-cell-style-name="ce159"/>
        <table:table-column table:style-name="co21" table:default-cell-style-name="Default"/>
        <table:table-column table:style-name="co25" table:default-cell-style-name="ce141"/>
        <table:table-column table:style-name="co23" table:number-columns-repeated="3" table:default-cell-style-name="ce35"/>
        <table:table-column table:style-name="co23" table:default-cell-style-name="ce159"/>
        <table:table-column table:style-name="co21" table:default-cell-style-name="Default"/>
        <table:table-column table:style-name="co25" table:default-cell-style-name="ce141"/>
        <table:table-column table:style-name="co23" table:number-columns-repeated="3" table:default-cell-style-name="ce35"/>
        <table:table-column table:style-name="co23" table:default-cell-style-name="ce159"/>
        <table:table-column table:style-name="co21" table:default-cell-style-name="Default"/>
        <table:table-column table:style-name="co25" table:default-cell-style-name="ce141"/>
        <table:table-column table:style-name="co23" table:number-columns-repeated="3" table:default-cell-style-name="ce35"/>
        <table:table-column table:style-name="co23" table:default-cell-style-name="ce159"/>
        <table:table-row table:style-name="ro2">
          <table:table-cell/>
          <table:table-cell table:style-name="ce138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145"/>
          <table:covered-table-cell table:style-name="ce157"/>
          <table:table-cell table:style-name="ce35"/>
          <table:table-cell table:style-name="ce138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145"/>
          <table:covered-table-cell table:style-name="ce157"/>
        </table:table-row>
        <table:table-row table:style-name="ro2"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style-name="ce35"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 table:style-name="ce35"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9077" calcext:value-type="float">
            <text:p>0.9077</text:p>
          </table:table-cell>
          <table:table-cell office:value-type="float" office:value="0.8632" calcext:value-type="float">
            <text:p>0.8632</text:p>
          </table:table-cell>
          <table:table-cell office:value-type="float" office:value="5537" calcext:value-type="float">
            <text:p>5537</text:p>
          </table:table-cell>
          <table:table-cell table:style-name="ce35"/>
          <table:table-cell office:value-type="string" calcext:value-type="string">
            <text:p>Question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8718" calcext:value-type="float">
            <text:p>0.8718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8931" calcext:value-type="float">
            <text:p>0.8931</text:p>
          </table:table-cell>
          <table:table-cell office:value-type="float" office:value="0.8667" calcext:value-type="float">
            <text:p>0.8667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8734" calcext:value-type="float">
            <text:p>0.8734</text:p>
          </table:table-cell>
          <table:table-cell office:value-type="float" office:value="0.8741" calcext:value-type="float">
            <text:p>0.8741</text:p>
          </table:table-cell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8404" calcext:value-type="float">
            <text:p>0.8404</text:p>
          </table:table-cell>
          <table:table-cell office:value-type="float" office:value="0.7515" calcext:value-type="float">
            <text:p>0.7515</text:p>
          </table:table-cell>
          <table:table-cell office:value-type="float" office:value="4587" calcext:value-type="float">
            <text:p>4587</text:p>
          </table:table-cell>
          <table:table-cell table:style-name="ce35"/>
          <table:table-cell office:value-type="string" calcext:value-type="string">
            <text:p>Answer</text:p>
          </table:table-cell>
          <table:table-cell office:value-type="float" office:value="0.741" calcext:value-type="float">
            <text:p>0.74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563" calcext:value-type="float">
            <text:p>0.7563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6891" calcext:value-type="float">
            <text:p>0.6891</text:p>
          </table:table-cell>
          <table:table-cell office:value-type="float" office:value="0.8177" calcext:value-type="float">
            <text:p>0.8177</text:p>
          </table:table-cell>
          <table:table-cell office:value-type="float" office:value="0.748" calcext:value-type="float">
            <text:p>0.74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35" calcext:value-type="float">
            <text:p>0.7335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7527" calcext:value-type="float">
            <text:p>0.7527</text:p>
          </table:table-cell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4926" calcext:value-type="float">
            <text:p>0.4926</text:p>
          </table:table-cell>
          <table:table-cell office:value-type="float" office:value="1267" calcext:value-type="float">
            <text:p>1267</text:p>
          </table:table-cell>
          <table:table-cell table:style-name="ce35"/>
          <table:table-cell office:value-type="string" calcext:value-type="string">
            <text:p>Announcement</text:p>
          </table:table-cell>
          <table:table-cell office:value-type="float" office:value="0.5764" calcext:value-type="float">
            <text:p>0.5764</text:p>
          </table:table-cell>
          <table:table-cell office:value-type="float" office:value="0.4972" calcext:value-type="float">
            <text:p>0.4972</text:p>
          </table:table-cell>
          <table:table-cell office:value-type="float" office:value="0.5339" calcext:value-type="float">
            <text:p>0.5339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655" calcext:value-type="float">
            <text:p>0.5655</text:p>
          </table:table-cell>
          <table:table-cell office:value-type="float" office:value="0.5691" calcext:value-type="float">
            <text:p>0.5691</text:p>
          </table:table-cell>
          <table:table-cell office:value-type="float" office:value="0.5673" calcext:value-type="float">
            <text:p>0.5673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5238" calcext:value-type="float">
            <text:p>0.5238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5" calcext:value-type="float">
            <text:p>0.5</text:p>
          </table:table-cell>
          <table:table-cell office:value-type="float" office:value="0.5617" calcext:value-type="float">
            <text:p>0.5617</text:p>
          </table:table-cell>
          <table:table-cell office:value-type="float" office:value="0.5291" calcext:value-type="float">
            <text:p>0.5291</text:p>
          </table:table-cell>
          <table:table-cell office:value-type="float" office:value="486" calcext:value-type="float">
            <text:p>486</text:p>
          </table:table-cell>
          <table:table-cell table:style-name="ce35"/>
          <table:table-cell office:value-type="string" calcext:value-type="string">
            <text:p>Agreement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4976" calcext:value-type="float">
            <text:p>0.4976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509" calcext:value-type="float">
            <text:p>0.509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5167" calcext:value-type="float">
            <text:p>0.516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4533" calcext:value-type="float">
            <text:p>0.4533</text:p>
          </table:table-cell>
          <table:table-cell office:value-type="float" office:value="0.5494" calcext:value-type="float">
            <text:p>0.5494</text:p>
          </table:table-cell>
          <table:table-cell office:value-type="float" office:value="0.4967" calcext:value-type="float">
            <text:p>0.4967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office:value-type="float" office:value="0.6794" calcext:value-type="float">
            <text:p>0.6794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6863" calcext:value-type="float">
            <text:p>0.6863</text:p>
          </table:table-cell>
          <table:table-cell office:value-type="float" office:value="923" calcext:value-type="float">
            <text:p>923</text:p>
          </table:table-cell>
          <table:table-cell table:style-name="ce35"/>
          <table:table-cell office:value-type="string" calcext:value-type="string">
            <text:p>Appreciation</text:p>
          </table:table-cell>
          <table:table-cell office:value-type="float" office:value="0.675" calcext:value-type="float">
            <text:p>0.675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6893" calcext:value-type="float">
            <text:p>0.6893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7497" calcext:value-type="float">
            <text:p>0.7497</text:p>
          </table:table-cell>
          <table:table-cell office:value-type="float" office:value="0.6979" calcext:value-type="float">
            <text:p>0.6979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7389" calcext:value-type="float">
            <text:p>0.7389</text:p>
          </table:table-cell>
          <table:table-cell office:value-type="float" office:value="0.7035" calcext:value-type="float">
            <text:p>0.7035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2033" calcext:value-type="float">
            <text:p>0.2033</text:p>
          </table:table-cell>
          <table:table-cell office:value-type="float" office:value="0.2746" calcext:value-type="float">
            <text:p>0.2746</text:p>
          </table:table-cell>
          <table:table-cell office:value-type="float" office:value="418" calcext:value-type="float">
            <text:p>418</text:p>
          </table:table-cell>
          <table:table-cell table:style-name="ce35"/>
          <table:table-cell office:value-type="string" calcext:value-type="string">
            <text:p>Disagreement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23" calcext:value-type="float">
            <text:p>0.323</text:p>
          </table:table-cell>
          <table:table-cell office:value-type="float" office:value="0.335" calcext:value-type="float">
            <text:p>0.335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46" calcext:value-type="float">
            <text:p>0.46</text:p>
          </table:table-cell>
          <table:table-cell office:value-type="float" office:value="0.1651" calcext:value-type="float">
            <text:p>0.1651</text:p>
          </table:table-cell>
          <table:table-cell office:value-type="float" office:value="0.243" calcext:value-type="float">
            <text:p>0.243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3879" calcext:value-type="float">
            <text:p>0.3879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3119" calcext:value-type="float">
            <text:p>0.3119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1967" calcext:value-type="float">
            <text:p>0.1967</text:p>
          </table:table-cell>
          <table:table-cell office:value-type="float" office:value="177" calcext:value-type="float">
            <text:p>177</text:p>
          </table:table-cell>
          <table:table-cell table:style-name="ce35"/>
          <table:table-cell office:value-type="string" calcext:value-type="string">
            <text:p>-ve Reaction</text:p>
          </table:table-cell>
          <table:table-cell office:value-type="float" office:value="0.2603" calcext:value-type="float">
            <text:p>0.2603</text:p>
          </table:table-cell>
          <table:table-cell office:value-type="float" office:value="0.2147" calcext:value-type="float">
            <text:p>0.2147</text:p>
          </table:table-cell>
          <table:table-cell office:value-type="float" office:value="0.2353" calcext:value-type="float">
            <text:p>0.2353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3529" calcext:value-type="float">
            <text:p>0.3529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1579" calcext:value-type="float">
            <text:p>0.1579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244" calcext:value-type="float">
            <text:p>0.244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4962" calcext:value-type="float">
            <text:p>0.4962</text:p>
          </table:table-cell>
          <table:table-cell office:value-type="float" office:value="0.3118" calcext:value-type="float">
            <text:p>0.3118</text:p>
          </table:table-cell>
          <table:table-cell office:value-type="float" office:value="0.383" calcext:value-type="float">
            <text:p>0.383</text:p>
          </table:table-cell>
          <table:table-cell office:value-type="float" office:value="1908" calcext:value-type="float">
            <text:p>1908</text:p>
          </table:table-cell>
          <table:table-cell table:style-name="ce35"/>
          <table:table-cell office:value-type="string" calcext:value-type="string">
            <text:p>Elaboration</text:p>
          </table:table-cell>
          <table:table-cell office:value-type="float" office:value="0.4596" calcext:value-type="float">
            <text:p>0.4596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4135" calcext:value-type="float">
            <text:p>0.4135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4298" calcext:value-type="float">
            <text:p>0.4298</text:p>
          </table:table-cell>
          <table:table-cell office:value-type="float" office:value="0.4335" calcext:value-type="float">
            <text:p>0.4335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514" calcext:value-type="float">
            <text:p>0.4514</text:p>
          </table:table-cell>
          <table:table-cell office:value-type="float" office:value="0.4161" calcext:value-type="float">
            <text:p>0.4161</text:p>
          </table:table-cell>
          <table:table-cell office:value-type="float" office:value="0.4331" calcext:value-type="float">
            <text:p>0.4331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1236" calcext:value-type="float">
            <text:p>0.1236</text:p>
          </table:table-cell>
          <table:table-cell office:value-type="float" office:value="280" calcext:value-type="float">
            <text:p>280</text:p>
          </table:table-cell>
          <table:table-cell table:style-name="ce35"/>
          <table:table-cell office:value-type="string" calcext:value-type="string">
            <text:p>Humor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1507" calcext:value-type="float">
            <text:p>0.1507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268" calcext:value-type="float">
            <text:p>0.026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916" calcext:value-type="float">
            <text:p>0.0916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008" calcext:value-type="float">
            <text:p>0.2008</text:p>
          </table:table-cell>
          <table:table-cell office:value-type="float" office:value="0.2196" calcext:value-type="float">
            <text:p>0.2196</text:p>
          </table:table-cell>
          <table:table-cell office:value-type="float" office:value="1439" calcext:value-type="float">
            <text:p>1439</text:p>
          </table:table-cell>
          <table:table-cell table:style-name="ce35"/>
          <table:table-cell office:value-type="string" calcext:value-type="string">
            <text:p>Other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2613" calcext:value-type="float">
            <text:p>0.2613</text:p>
          </table:table-cell>
          <table:table-cell office:value-type="float" office:value="0.2387" calcext:value-type="float">
            <text:p>0.2387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207" calcext:value-type="float">
            <text:p>0.207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055" calcext:value-type="float">
            <text:p>0.2055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2311" calcext:value-type="float">
            <text:p>0.2311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E3:.E13])" office:value-type="float" office:value="0.501836363636363" calcext:value-type="float">
            <text:p>0.5018</text:p>
          </table:table-cell>
          <table:table-cell/>
          <table:table-cell table:style-name="ce35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K3:.K13])" office:value-type="float" office:value="0.520190909090909" calcext:value-type="float">
            <text:p>0.5202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Q3:.Q13])" office:value-type="float" office:value="0.4968" calcext:value-type="float">
            <text:p>0.4968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W3:.W13])" office:value-type="float" office:value="0.514772727272727" calcext:value-type="float">
            <text:p>0.5148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E4:.E13])" office:value-type="float" office:value="0.45202" calcext:value-type="float">
            <text:p>0.4520</text:p>
          </table:table-cell>
          <table:table-cell/>
          <table:table-cell table:style-name="ce35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K4:.K13])" office:value-type="float" office:value="0.47221" calcext:value-type="float">
            <text:p>0.4722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Q4:.Q13])" office:value-type="float" office:value="0.44648" calcext:value-type="float">
            <text:p>0.4465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W4:.W13])" office:value-type="float" office:value="0.46625" calcext:value-type="float">
            <text:p>0.4663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E4:.E13]; [.F4:.F13])/SUM([.F4:.F13])" office:value-type="float" office:value="0.6445990894137" calcext:value-type="float">
            <text:p>0.6446</text:p>
          </table:table-cell>
          <table:table-cell/>
          <table:table-cell table:style-name="ce35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K4:.K13]; [.L4:.L13])/SUM([.L4:.L13])" office:value-type="float" office:value="0.658391193749266" calcext:value-type="float">
            <text:p>0.6584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Q4:.Q13]; [.R4:.R13])/SUM([.R4:.R13])" office:value-type="float" office:value="0.652453189989426" calcext:value-type="float">
            <text:p>0.6525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W4:.W13]; [.X4:.X13])/SUM([.X4:.X13])" office:value-type="float" office:value="0.658267289390201" calcext:value-type="float">
            <text:p>0.6583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661" calcext:value-type="percentage">
            <text:p>66.6%</text:p>
          </table:table-cell>
          <table:table-cell/>
          <table:table-cell table:style-name="ce35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604" calcext:value-type="percentage">
            <text:p>66.0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758" calcext:value-type="percentage">
            <text:p>67.6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605" calcext:value-type="percentage">
            <text:p>66.1%</text:p>
          </table:table-cell>
          <table:table-cell/>
        </table:table-row>
        <table:table-row table:style-name="ro2">
          <table:table-cell table:number-columns-repeated="2"/>
          <table:table-cell table:style-name="ce149" table:number-columns-repeated="3"/>
          <table:table-cell/>
          <table:table-cell table:style-name="ce35"/>
          <table:table-cell/>
          <table:table-cell table:style-name="ce149" table:number-columns-repeated="3"/>
          <table:table-cell table:number-columns-repeated="3"/>
          <table:table-cell table:style-name="ce149" table:number-columns-repeated="3"/>
          <table:table-cell table:number-columns-repeated="3"/>
          <table:table-cell table:style-name="ce149" table:number-columns-repeated="3"/>
          <table:table-cell/>
        </table:table-row>
        <table:table-row table:style-name="ro2"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style-name="ce35"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3558" calcext:value-type="float">
            <text:p>0.3558</text:p>
          </table:table-cell>
          <table:table-cell office:value-type="float" office:value="0.3161" calcext:value-type="float">
            <text:p>0.3161</text:p>
          </table:table-cell>
          <table:table-cell office:value-type="float" office:value="1127" calcext:value-type="float">
            <text:p>1127</text:p>
          </table:table-cell>
          <table:table-cell table:style-name="ce35"/>
          <table:table-cell office:value-type="string" calcext:value-type="string">
            <text:p>Short &lt;8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3656" calcext:value-type="float">
            <text:p>0.3656</text:p>
          </table:table-cell>
          <table:table-cell office:value-type="float" office:value="0.2991" calcext:value-type="float">
            <text:p>0.2991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3082" calcext:value-type="float">
            <text:p>0.3082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3137" calcext:value-type="float">
            <text:p>0.3137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4366" calcext:value-type="float">
            <text:p>0.4366</text:p>
          </table:table-cell>
          <table:table-cell office:value-type="float" office:value="0.2982" calcext:value-type="float">
            <text:p>0.2982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37" calcext:value-type="float">
            <text:p>0.837</text:p>
          </table:table-cell>
          <table:table-cell office:value-type="float" office:value="0.787" calcext:value-type="float">
            <text:p>0.787</text:p>
          </table:table-cell>
          <table:table-cell office:value-type="float" office:value="0.8112" calcext:value-type="float">
            <text:p>0.8112</text:p>
          </table:table-cell>
          <table:table-cell office:value-type="float" office:value="4737" calcext:value-type="float">
            <text:p>4737</text:p>
          </table:table-cell>
          <table:table-cell table:style-name="ce35"/>
          <table:table-cell office:value-type="string" calcext:value-type="string">
            <text:p>Long &gt;=8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7433" calcext:value-type="float">
            <text:p>0.7433</text:p>
          </table:table-cell>
          <table:table-cell office:value-type="float" office:value="0.7848" calcext:value-type="float">
            <text:p>0.7848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67" calcext:value-type="float">
            <text:p>0.8367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833" calcext:value-type="float">
            <text:p>0.833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28" calcext:value-type="float">
            <text:p>0.828</text:p>
          </table:table-cell>
          <table:table-cell office:value-type="float" office:value="0.6451" calcext:value-type="float">
            <text:p>0.6451</text:p>
          </table:table-cell>
          <table:table-cell office:value-type="float" office:value="0.7252" calcext:value-type="float">
            <text:p>0.7252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E20:.E21])" office:value-type="float" office:value="0.56365" calcext:value-type="float">
            <text:p>0.56365</text:p>
          </table:table-cell>
          <table:table-cell/>
          <table:table-cell table:style-name="ce35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K20:.K21])" office:value-type="float" office:value="0.54195" calcext:value-type="float">
            <text:p>0.54195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Q20:.Q21])" office:value-type="float" office:value="0.57335" calcext:value-type="float">
            <text:p>0.57335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W20:.W21])" office:value-type="float" office:value="0.5117" calcext:value-type="float">
            <text:p>0.5117</text:p>
          </table:table-cell>
          <table:table-cell/>
        </table:table-row>
        <table:table-row table:style-name="ro2"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7041" calcext:value-type="percentage">
            <text:p>70.4%</text:p>
          </table:table-cell>
          <table:table-cell table:style-name="ce160"/>
          <table:table-cell table:style-name="ce35"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707" calcext:value-type="percentage">
            <text:p>67.1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7314" calcext:value-type="percentage">
            <text:p>73.1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05" calcext:value-type="percentage">
            <text:p>60.5%</text:p>
          </table:table-cell>
          <table:table-cell table:style-name="ce160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2">
          <table:table-cell/>
          <table:table-cell table:style-name="ce138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145"/>
          <table:covered-table-cell table:style-name="ce157"/>
        </table:table-row>
        <table:table-row table:style-name="ro2"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8595" calcext:value-type="float">
            <text:p>0.8595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881" calcext:value-type="float">
            <text:p>0.881</text:p>
          </table:table-cell>
          <table:table-cell office:value-type="float" office:value="0.8615" calcext:value-type="float">
            <text:p>0.8615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164" calcext:value-type="float">
            <text:p>0.8164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856" calcext:value-type="float">
            <text:p>0.856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482" calcext:value-type="float">
            <text:p>0.8482</text:p>
          </table:table-cell>
          <table:table-cell office:value-type="float" office:value="0.8658" calcext:value-type="float">
            <text:p>0.8658</text:p>
          </table:table-cell>
          <table:table-cell office:value-type="float" office:value="0.8569" calcext:value-type="float">
            <text:p>0.8569</text:p>
          </table:table-cell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7621" calcext:value-type="float">
            <text:p>0.7621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7408" calcext:value-type="float">
            <text:p>0.740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7835" calcext:value-type="float">
            <text:p>0.7835</text:p>
          </table:table-cell>
          <table:table-cell office:value-type="float" office:value="0.7566" calcext:value-type="float">
            <text:p>0.7566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445" calcext:value-type="float">
            <text:p>0.7445</text:p>
          </table:table-cell>
          <table:table-cell office:value-type="float" office:value="0.7462" calcext:value-type="float">
            <text:p>0.7462</text:p>
          </table:table-cell>
          <table:table-cell office:value-type="float" office:value="0.7453" calcext:value-type="float">
            <text:p>0.7453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755" calcext:value-type="float">
            <text:p>0.755</text:p>
          </table:table-cell>
          <table:table-cell office:value-type="float" office:value="0.7437" calcext:value-type="float">
            <text:p>0.7437</text:p>
          </table:table-cell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5651" calcext:value-type="float">
            <text:p>0.5651</text:p>
          </table:table-cell>
          <table:table-cell office:value-type="float" office:value="0.5004" calcext:value-type="float">
            <text:p>0.5004</text:p>
          </table:table-cell>
          <table:table-cell office:value-type="float" office:value="0.5308" calcext:value-type="float">
            <text:p>0.5308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792" calcext:value-type="float">
            <text:p>0.5792</text:p>
          </table:table-cell>
          <table:table-cell office:value-type="float" office:value="0.4388" calcext:value-type="float">
            <text:p>0.4388</text:p>
          </table:table-cell>
          <table:table-cell office:value-type="float" office:value="0.4993" calcext:value-type="float">
            <text:p>0.4993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4991" calcext:value-type="float">
            <text:p>0.4991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5036" calcext:value-type="float">
            <text:p>0.5036</text:p>
          </table:table-cell>
          <table:table-cell office:value-type="float" office:value="0.5407" calcext:value-type="float">
            <text:p>0.5407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2828" calcext:value-type="float">
            <text:p>0.2828</text:p>
          </table:table-cell>
          <table:table-cell office:value-type="float" office:value="0.7181" calcext:value-type="float">
            <text:p>0.7181</text:p>
          </table:table-cell>
          <table:table-cell office:value-type="float" office:value="0.4058" calcext:value-type="float">
            <text:p>0.4058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3439" calcext:value-type="float">
            <text:p>0.3439</text:p>
          </table:table-cell>
          <table:table-cell office:value-type="float" office:value="0.6461" calcext:value-type="float">
            <text:p>0.6461</text:p>
          </table:table-cell>
          <table:table-cell office:value-type="float" office:value="0.4489" calcext:value-type="float">
            <text:p>0.448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7695" calcext:value-type="float">
            <text:p>0.7695</text:p>
          </table:table-cell>
          <table:table-cell office:value-type="float" office:value="0.4444" calcext:value-type="float">
            <text:p>0.444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7387" calcext:value-type="float">
            <text:p>0.7387</text:p>
          </table:table-cell>
          <table:table-cell office:value-type="float" office:value="0.4333" calcext:value-type="float">
            <text:p>0.4333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6977" calcext:value-type="float">
            <text:p>0.6977</text:p>
          </table:table-cell>
          <table:table-cell office:value-type="float" office:value="0.6869" calcext:value-type="float">
            <text:p>0.6869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383" calcext:value-type="float">
            <text:p>0.6383</text:p>
          </table:table-cell>
          <table:table-cell office:value-type="float" office:value="0.7226" calcext:value-type="float">
            <text:p>0.7226</text:p>
          </table:table-cell>
          <table:table-cell office:value-type="float" office:value="0.6778" calcext:value-type="float">
            <text:p>0.6778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7022" calcext:value-type="float">
            <text:p>0.7022</text:p>
          </table:table-cell>
          <table:table-cell office:value-type="float" office:value="0.6771" calcext:value-type="float">
            <text:p>0.6771</text:p>
          </table:table-cell>
          <table:table-cell office:value-type="float" office:value="0.6895" calcext:value-type="float">
            <text:p>0.6895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849" calcext:value-type="float">
            <text:p>0.6849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6886" calcext:value-type="float">
            <text:p>0.6886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6555" calcext:value-type="float">
            <text:p>0.6555</text:p>
          </table:table-cell>
          <table:table-cell office:value-type="float" office:value="0.3096" calcext:value-type="float">
            <text:p>0.30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3178" calcext:value-type="float">
            <text:p>0.3178</text:p>
          </table:table-cell>
          <table:table-cell office:value-type="float" office:value="0.4067" calcext:value-type="float">
            <text:p>0.4067</text:p>
          </table:table-cell>
          <table:table-cell office:value-type="float" office:value="0.3568" calcext:value-type="float">
            <text:p>0.356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503" calcext:value-type="float">
            <text:p>0.2503</text:p>
          </table:table-cell>
          <table:table-cell office:value-type="float" office:value="0.5526" calcext:value-type="float">
            <text:p>0.5526</text:p>
          </table:table-cell>
          <table:table-cell office:value-type="float" office:value="0.3445" calcext:value-type="float">
            <text:p>0.3445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873" calcext:value-type="float">
            <text:p>0.2873</text:p>
          </table:table-cell>
          <table:table-cell office:value-type="float" office:value="0.4378" calcext:value-type="float">
            <text:p>0.4378</text:p>
          </table:table-cell>
          <table:table-cell office:value-type="float" office:value="0.3469" calcext:value-type="float">
            <text:p>0.3469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2524" calcext:value-type="float">
            <text:p>0.2524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871" calcext:value-type="float">
            <text:p>0.287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2658" calcext:value-type="float">
            <text:p>0.2658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339" calcext:value-type="float">
            <text:p>0.339</text:p>
          </table:table-cell>
          <table:table-cell office:value-type="float" office:value="0.2439" calcext:value-type="float">
            <text:p>0.2439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3215" calcext:value-type="float">
            <text:p>0.3215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285" calcext:value-type="float">
            <text:p>0.4285</text:p>
          </table:table-cell>
          <table:table-cell office:value-type="float" office:value="0.4209" calcext:value-type="float">
            <text:p>0.4209</text:p>
          </table:table-cell>
          <table:table-cell office:value-type="float" office:value="0.4246" calcext:value-type="float">
            <text:p>0.4246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696" calcext:value-type="float">
            <text:p>0.4696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3774" calcext:value-type="float">
            <text:p>0.3774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53" calcext:value-type="float">
            <text:p>0.453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3986" calcext:value-type="float">
            <text:p>0.3986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1256" calcext:value-type="float">
            <text:p>0.125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63" calcext:value-type="float">
            <text:p>0.163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1293" calcext:value-type="float">
            <text:p>0.1293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966" calcext:value-type="float">
            <text:p>0.096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592" calcext:value-type="float">
            <text:p>0.1592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826" calcext:value-type="float">
            <text:p>0.1826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2312" calcext:value-type="float">
            <text:p>0.2312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118" calcext:value-type="float">
            <text:p>0.118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174" calcext:value-type="float">
            <text:p>0.2174</text:p>
          </table:table-cell>
          <table:table-cell office:value-type="float" office:value="0.0869" calcext:value-type="float">
            <text:p>0.0869</text:p>
          </table:table-cell>
          <table:table-cell office:value-type="float" office:value="0.1241" calcext:value-type="float">
            <text:p>0.1241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278" calcext:value-type="float">
            <text:p>0.2278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1391" calcext:value-type="float">
            <text:p>0.1391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1526" calcext:value-type="float">
            <text:p>0.1526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E27:.E37])" office:value-type="float" office:value="0.486445454545455" calcext:value-type="float">
            <text:p>0.4864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K27:.K37])" office:value-type="float" office:value="0.506" calcext:value-type="float">
            <text:p>0.5060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Q27:.Q37])" office:value-type="float" office:value="0.496154545454546" calcext:value-type="float">
            <text:p>0.4962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W27:.W37])" office:value-type="float" office:value="0.507981818181818" calcext:value-type="float">
            <text:p>0.5080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E28:.E37])" office:value-type="float" office:value="0.43509" calcext:value-type="float">
            <text:p>0.4351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K28:.K37])" office:value-type="float" office:value="0.4566" calcext:value-type="float">
            <text:p>0.4566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Q28:.Q37])" office:value-type="float" office:value="0.44577" calcext:value-type="float">
            <text:p>0.4458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W28:.W37])" office:value-type="float" office:value="0.45878" calcext:value-type="float">
            <text:p>0.4588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E28:.E37]; [.F28:.F37])/SUM([.F28:.F37])" office:value-type="float" office:value="0.625856644342616" calcext:value-type="float">
            <text:p>0.6259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K28:.K37]; [.L28:.L37])/SUM([.L28:.L37])" office:value-type="float" office:value="0.642810327811068" calcext:value-type="float">
            <text:p>0.6428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Q28:.Q37]; [.R28:.R37])/SUM([.R28:.R37])" office:value-type="float" office:value="0.633383233462578" calcext:value-type="float">
            <text:p>0.6334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W28:.W37]; [.X28:.X37])/SUM([.X28:.X37])" office:value-type="float" office:value="0.640738949594642" calcext:value-type="float">
            <text:p>0.6407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342" calcext:value-type="percentage">
            <text:p>63.4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577" calcext:value-type="percentage">
            <text:p>65.8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473" calcext:value-type="percentage">
            <text:p>64.7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481" calcext:value-type="percentage">
            <text:p>64.8%</text:p>
          </table:table-cell>
          <table:table-cell/>
        </table:table-row>
        <table:table-row table:style-name="ro2">
          <table:table-cell table:number-columns-repeated="2"/>
          <table:table-cell table:style-name="ce149" table:number-columns-repeated="3"/>
          <table:table-cell table:number-columns-repeated="3"/>
          <table:table-cell table:style-name="ce149" table:number-columns-repeated="3"/>
          <table:table-cell table:number-columns-repeated="3"/>
          <table:table-cell table:style-name="ce149" table:number-columns-repeated="3"/>
          <table:table-cell table:number-columns-repeated="3"/>
          <table:table-cell table:style-name="ce149" table:number-columns-repeated="3"/>
          <table:table-cell/>
        </table:table-row>
        <table:table-row table:style-name="ro2"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2804" calcext:value-type="float">
            <text:p>0.2804</text:p>
          </table:table-cell>
          <table:table-cell office:value-type="float" office:value="0.2705" calcext:value-type="float">
            <text:p>0.2705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3476" calcext:value-type="float">
            <text:p>0.3476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3478" calcext:value-type="float">
            <text:p>0.3478</text:p>
          </table:table-cell>
          <table:table-cell office:value-type="float" office:value="0.289" calcext:value-type="float">
            <text:p>0.289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674" calcext:value-type="float">
            <text:p>0.2674</text:p>
          </table:table-cell>
          <table:table-cell office:value-type="float" office:value="0.4099" calcext:value-type="float">
            <text:p>0.4099</text:p>
          </table:table-cell>
          <table:table-cell office:value-type="float" office:value="0.3236" calcext:value-type="float">
            <text:p>0.3236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258" calcext:value-type="float">
            <text:p>0.8258</text:p>
          </table:table-cell>
          <table:table-cell office:value-type="float" office:value="0.8115" calcext:value-type="float">
            <text:p>0.8115</text:p>
          </table:table-cell>
          <table:table-cell office:value-type="float" office:value="0.8186" calcext:value-type="float">
            <text:p>0.8186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513" calcext:value-type="float">
            <text:p>0.8513</text:p>
          </table:table-cell>
          <table:table-cell office:value-type="float" office:value="0.6287" calcext:value-type="float">
            <text:p>0.6287</text:p>
          </table:table-cell>
          <table:table-cell office:value-type="float" office:value="0.7233" calcext:value-type="float">
            <text:p>0.7233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7479" calcext:value-type="float">
            <text:p>0.7479</text:p>
          </table:table-cell>
          <table:table-cell office:value-type="float" office:value="0.786" calcext:value-type="float">
            <text:p>0.786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92" calcext:value-type="float">
            <text:p>0.8392</text:p>
          </table:table-cell>
          <table:table-cell office:value-type="float" office:value="0.7327" calcext:value-type="float">
            <text:p>0.7327</text:p>
          </table:table-cell>
          <table:table-cell office:value-type="float" office:value="0.7824" calcext:value-type="float">
            <text:p>0.7824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E44:.E45])" office:value-type="float" office:value="0.54455" calcext:value-type="float">
            <text:p>0.54455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K44:.K45])" office:value-type="float" office:value="0.53545" calcext:value-type="float">
            <text:p>0.53545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Q44:.Q45])" office:value-type="float" office:value="0.5375" calcext:value-type="float">
            <text:p>0.5375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W44:.W45])" office:value-type="float" office:value="0.553" calcext:value-type="float">
            <text:p>0.553</text:p>
          </table:table-cell>
          <table:table-cell/>
        </table:table-row>
        <table:table-row table:style-name="ro2"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7094" calcext:value-type="percentage">
            <text:p>70.9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114" calcext:value-type="percentage">
            <text:p>61.1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71" calcext:value-type="percentage">
            <text:p>67.1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707" calcext:value-type="percentage">
            <text:p>67.1%</text:p>
          </table:table-cell>
          <table:table-cell table:style-name="ce160"/>
        </table:table-row>
      </table:table>
      <table:table table:name="Results_47_54" table:style-name="ta1">
        <table:table-column table:style-name="co21" table:default-cell-style-name="Default"/>
        <table:table-column table:style-name="co25" table:default-cell-style-name="ce141"/>
        <table:table-column table:style-name="co23" table:number-columns-repeated="3" table:default-cell-style-name="ce35"/>
        <table:table-column table:style-name="co23" table:default-cell-style-name="ce159"/>
        <table:table-column table:style-name="co21" table:default-cell-style-name="ce35"/>
        <table:table-column table:style-name="co25" table:default-cell-style-name="ce141"/>
        <table:table-column table:style-name="co23" table:number-columns-repeated="3" table:default-cell-style-name="ce35"/>
        <table:table-column table:style-name="co23" table:default-cell-style-name="ce159"/>
        <table:table-column table:style-name="co21" table:default-cell-style-name="Default"/>
        <table:table-column table:style-name="co25" table:default-cell-style-name="ce141"/>
        <table:table-column table:style-name="co23" table:number-columns-repeated="3" table:default-cell-style-name="ce35"/>
        <table:table-column table:style-name="co23" table:default-cell-style-name="ce159"/>
        <table:table-column table:style-name="co21" table:default-cell-style-name="Default"/>
        <table:table-column table:style-name="co25" table:default-cell-style-name="ce141"/>
        <table:table-column table:style-name="co23" table:number-columns-repeated="3" table:default-cell-style-name="ce35"/>
        <table:table-column table:style-name="co23" table:default-cell-style-name="ce159"/>
        <table:table-row table:style-name="ro2">
          <table:table-cell/>
          <table:table-cell table:style-name="ce138" office:value-type="string" calcext:value-type="string" table:number-columns-spanned="5" table:number-rows-spanned="1">
            <text:p>Experiment 47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48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49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50</text:p>
          </table:table-cell>
          <table:covered-table-cell table:number-columns-repeated="3" table:style-name="ce145"/>
          <table:covered-table-cell table:style-name="ce157"/>
        </table:table-row>
        <table:table-row table:style-name="ro2"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652" calcext:value-type="float">
            <text:p>0.8652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8532" calcext:value-type="float">
            <text:p>0.8532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33" calcext:value-type="float">
            <text:p>0.833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556" calcext:value-type="float">
            <text:p>0.8556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8551" calcext:value-type="float">
            <text:p>0.8551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756" calcext:value-type="float">
            <text:p>0.8756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577" calcext:value-type="float">
            <text:p>0.8577</text:p>
          </table:table-cell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7522" calcext:value-type="float">
            <text:p>0.7522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26" calcext:value-type="float">
            <text:p>0.7326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194" calcext:value-type="float">
            <text:p>0.7194</text:p>
          </table:table-cell>
          <table:table-cell office:value-type="float" office:value="0.7613" calcext:value-type="float">
            <text:p>0.7613</text:p>
          </table:table-cell>
          <table:table-cell office:value-type="float" office:value="0.7398" calcext:value-type="float">
            <text:p>0.739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275" calcext:value-type="float">
            <text:p>0.7275</text:p>
          </table:table-cell>
          <table:table-cell office:value-type="float" office:value="0.7757" calcext:value-type="float">
            <text:p>0.7757</text:p>
          </table:table-cell>
          <table:table-cell office:value-type="float" office:value="0.7508" calcext:value-type="float">
            <text:p>0.750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81" calcext:value-type="float">
            <text:p>0.7381</text:p>
          </table:table-cell>
          <table:table-cell office:value-type="float" office:value="0.743" calcext:value-type="float">
            <text:p>0.743</text:p>
          </table:table-cell>
          <table:table-cell office:value-type="float" office:value="0.7405" calcext:value-type="float">
            <text:p>0.7405</text:p>
          </table:table-cell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438" calcext:value-type="float">
            <text:p>0.438</text:p>
          </table:table-cell>
          <table:table-cell office:value-type="float" office:value="0.4933" calcext:value-type="float">
            <text:p>0.4933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331" calcext:value-type="float">
            <text:p>0.5331</text:p>
          </table:table-cell>
          <table:table-cell office:value-type="float" office:value="0.4388" calcext:value-type="float">
            <text:p>0.4388</text:p>
          </table:table-cell>
          <table:table-cell office:value-type="float" office:value="0.4814" calcext:value-type="float">
            <text:p>0.4814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3599" calcext:value-type="float">
            <text:p>0.3599</text:p>
          </table:table-cell>
          <table:table-cell office:value-type="float" office:value="0.4294" calcext:value-type="float">
            <text:p>0.4294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6126" calcext:value-type="float">
            <text:p>0.6126</text:p>
          </table:table-cell>
          <table:table-cell office:value-type="float" office:value="0.4917" calcext:value-type="float">
            <text:p>0.4917</text:p>
          </table:table-cell>
          <table:table-cell office:value-type="float" office:value="0.5455" calcext:value-type="float">
            <text:p>0.5455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3673" calcext:value-type="float">
            <text:p>0.3673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464" calcext:value-type="float">
            <text:p>0.46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2883" calcext:value-type="float">
            <text:p>0.2883</text:p>
          </table:table-cell>
          <table:table-cell office:value-type="float" office:value="0.7284" calcext:value-type="float">
            <text:p>0.7284</text:p>
          </table:table-cell>
          <table:table-cell office:value-type="float" office:value="0.4131" calcext:value-type="float">
            <text:p>0.4131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3986" calcext:value-type="float">
            <text:p>0.398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4799" calcext:value-type="float">
            <text:p>0.479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4817" calcext:value-type="float">
            <text:p>0.4817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6598" calcext:value-type="float">
            <text:p>0.6598</text:p>
          </table:table-cell>
          <table:table-cell office:value-type="float" office:value="0.667" calcext:value-type="float">
            <text:p>0.667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7122" calcext:value-type="float">
            <text:p>0.7122</text:p>
          </table:table-cell>
          <table:table-cell office:value-type="float" office:value="0.649" calcext:value-type="float">
            <text:p>0.649</text:p>
          </table:table-cell>
          <table:table-cell office:value-type="float" office:value="0.6791" calcext:value-type="float">
            <text:p>0.6791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681" calcext:value-type="float">
            <text:p>0.6681</text:p>
          </table:table-cell>
          <table:table-cell office:value-type="float" office:value="0.6826" calcext:value-type="float">
            <text:p>0.6826</text:p>
          </table:table-cell>
          <table:table-cell office:value-type="float" office:value="0.6752" calcext:value-type="float">
            <text:p>0.6752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506" calcext:value-type="float">
            <text:p>0.6506</text:p>
          </table:table-cell>
          <table:table-cell office:value-type="float" office:value="0.688" calcext:value-type="float">
            <text:p>0.688</text:p>
          </table:table-cell>
          <table:table-cell office:value-type="float" office:value="0.6688" calcext:value-type="float">
            <text:p>0.6688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3488" calcext:value-type="float">
            <text:p>0.348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789" calcext:value-type="float">
            <text:p>0.2789</text:p>
          </table:table-cell>
          <table:table-cell office:value-type="float" office:value="0.3756" calcext:value-type="float">
            <text:p>0.3756</text:p>
          </table:table-cell>
          <table:table-cell office:value-type="float" office:value="0.3201" calcext:value-type="float">
            <text:p>0.3201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3147" calcext:value-type="float">
            <text:p>0.3147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374" calcext:value-type="float">
            <text:p>0.3374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828" calcext:value-type="float">
            <text:p>0.2828</text:p>
          </table:table-cell>
          <table:table-cell office:value-type="float" office:value="0.4019" calcext:value-type="float">
            <text:p>0.4019</text:p>
          </table:table-cell>
          <table:table-cell office:value-type="float" office:value="0.332" calcext:value-type="float">
            <text:p>0.332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751" calcext:value-type="float">
            <text:p>0.275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252" calcext:value-type="float">
            <text:p>0.252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117" calcext:value-type="float">
            <text:p>0.2117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2356" calcext:value-type="float">
            <text:p>0.2356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008" calcext:value-type="float">
            <text:p>0.2008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2367" calcext:value-type="float">
            <text:p>0.2367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4062" calcext:value-type="float">
            <text:p>0.4062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322" calcext:value-type="float">
            <text:p>0.4322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3771" calcext:value-type="float">
            <text:p>0.3771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187" calcext:value-type="float">
            <text:p>0.4187</text:p>
          </table:table-cell>
          <table:table-cell office:value-type="float" office:value="0.4308" calcext:value-type="float">
            <text:p>0.4308</text:p>
          </table:table-cell>
          <table:table-cell office:value-type="float" office:value="0.4247" calcext:value-type="float">
            <text:p>0.4247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156" calcext:value-type="float">
            <text:p>0.4156</text:p>
          </table:table-cell>
          <table:table-cell office:value-type="float" office:value="0.3973" calcext:value-type="float">
            <text:p>0.3973</text:p>
          </table:table-cell>
          <table:table-cell office:value-type="float" office:value="0.4062" calcext:value-type="float">
            <text:p>0.4062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1542" calcext:value-type="float">
            <text:p>0.1542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1289" calcext:value-type="float">
            <text:p>0.128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126" calcext:value-type="float">
            <text:p>0.12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1643" calcext:value-type="float">
            <text:p>0.1643</text:p>
          </table:table-cell>
          <table:table-cell office:value-type="float" office:value="0.1704" calcext:value-type="float">
            <text:p>0.170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892" calcext:value-type="float">
            <text:p>0.1892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197" calcext:value-type="float">
            <text:p>0.197</text:p>
          </table:table-cell>
          <table:table-cell office:value-type="float" office:value="0.1821" calcext:value-type="float">
            <text:p>0.1821</text:p>
          </table:table-cell>
          <table:table-cell office:value-type="float" office:value="0.1892" calcext:value-type="float">
            <text:p>0.1892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288" calcext:value-type="float">
            <text:p>0.2288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1576" calcext:value-type="float">
            <text:p>0.1576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1244" calcext:value-type="float">
            <text:p>0.1244</text:p>
          </table:table-cell>
          <table:table-cell office:value-type="float" office:value="0.1574" calcext:value-type="float">
            <text:p>0.1574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71" calcext:value-type="float">
            <text:p>0.1971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E3:.E13])" office:value-type="float" office:value="0.5053" calcext:value-type="float">
            <text:p>0.5053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K3:.K13])" office:value-type="float" office:value="0.491072727272727" calcext:value-type="float">
            <text:p>0.4911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Q3:.Q13])" office:value-type="float" office:value="0.501445454545455" calcext:value-type="float">
            <text:p>0.5014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W3:.W13])" office:value-type="float" office:value="0.513454545454545" calcext:value-type="float">
            <text:p>0.5135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E4:.E13])" office:value-type="float" office:value="0.45583" calcext:value-type="float">
            <text:p>0.4558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K4:.K13])" office:value-type="float" office:value="0.44018" calcext:value-type="float">
            <text:p>0.4402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Q4:.Q13])" office:value-type="float" office:value="0.45159" calcext:value-type="float">
            <text:p>0.4516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W4:.W13])" office:value-type="float" office:value="0.4648" calcext:value-type="float">
            <text:p>0.4648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E4:.E13]; [.F4:.F13])/SUM([.F4:.F13])" office:value-type="float" office:value="0.636155105158031" calcext:value-type="float">
            <text:p>0.6362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K4:.K13]; [.L4:.L13])/SUM([.L4:.L13])" office:value-type="float" office:value="0.630267213018447" calcext:value-type="float">
            <text:p>0.6303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Q4:.Q13]; [.R4:.R13])/SUM([.R4:.R13])" office:value-type="float" office:value="0.637197256491599" calcext:value-type="float">
            <text:p>0.6372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W4:.W13]; [.X4:.X13])/SUM([.X4:.X13])" office:value-type="float" office:value="0.644962278228175" calcext:value-type="float">
            <text:p>0.6450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321" calcext:value-type="percentage">
            <text:p>63.2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418" calcext:value-type="percentage">
            <text:p>64.2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488" calcext:value-type="percentage">
            <text:p>64.9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418" calcext:value-type="percentage">
            <text:p>64.2%</text:p>
          </table:table-cell>
          <table:table-cell/>
        </table:table-row>
        <table:table-row table:style-name="ro2">
          <table:table-cell table:number-columns-repeated="2"/>
          <table:table-cell table:style-name="ce149" table:number-columns-repeated="3"/>
          <table:table-cell table:number-columns-repeated="3"/>
          <table:table-cell table:style-name="ce149" table:number-columns-repeated="3"/>
          <table:table-cell table:number-columns-repeated="3"/>
          <table:table-cell table:style-name="ce149" table:number-columns-repeated="3"/>
          <table:table-cell table:number-columns-repeated="3"/>
          <table:table-cell table:style-name="ce149" table:number-columns-repeated="3"/>
          <table:table-cell/>
        </table:table-row>
        <table:table-row table:style-name="ro2"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3228" calcext:value-type="float">
            <text:p>0.3228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855" calcext:value-type="float">
            <text:p>0.2855</text:p>
          </table:table-cell>
          <table:table-cell office:value-type="float" office:value="0.4179" calcext:value-type="float">
            <text:p>0.4179</text:p>
          </table:table-cell>
          <table:table-cell office:value-type="float" office:value="0.3392" calcext:value-type="float">
            <text:p>0.3392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3194" calcext:value-type="float">
            <text:p>0.3194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37" calcext:value-type="float">
            <text:p>0.237</text:p>
          </table:table-cell>
          <table:table-cell office:value-type="float" office:value="0.4161" calcext:value-type="float">
            <text:p>0.4161</text:p>
          </table:table-cell>
          <table:table-cell office:value-type="float" office:value="0.302" calcext:value-type="float">
            <text:p>0.302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39" calcext:value-type="float">
            <text:p>0.839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7311" calcext:value-type="float">
            <text:p>0.7311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443" calcext:value-type="float">
            <text:p>0.8443</text:p>
          </table:table-cell>
          <table:table-cell office:value-type="float" office:value="0.7511" calcext:value-type="float">
            <text:p>0.7511</text:p>
          </table:table-cell>
          <table:table-cell office:value-type="float" office:value="0.795" calcext:value-type="float">
            <text:p>0.795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7492" calcext:value-type="float">
            <text:p>0.7492</text:p>
          </table:table-cell>
          <table:table-cell office:value-type="float" office:value="0.791" calcext:value-type="float">
            <text:p>0.791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6812" calcext:value-type="float">
            <text:p>0.6812</text:p>
          </table:table-cell>
          <table:table-cell office:value-type="float" office:value="0.7486" calcext:value-type="float">
            <text:p>0.7486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E20:.E21])" office:value-type="float" office:value="0.52695" calcext:value-type="float">
            <text:p>0.52695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K20:.K21])" office:value-type="float" office:value="0.5671" calcext:value-type="float">
            <text:p>0.5671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Q20:.Q21])" office:value-type="float" office:value="0.5552" calcext:value-type="float">
            <text:p>0.5552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W20:.W21])" office:value-type="float" office:value="0.5253" calcext:value-type="float">
            <text:p>0.5253</text:p>
          </table:table-cell>
          <table:table-cell/>
        </table:table-row>
        <table:table-row table:style-name="ro2"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151" calcext:value-type="percentage">
            <text:p>61.5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871" calcext:value-type="percentage">
            <text:p>68.7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803" calcext:value-type="percentage">
            <text:p>68.0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303" calcext:value-type="percentage">
            <text:p>63.0%</text:p>
          </table:table-cell>
          <table:table-cell table:style-name="ce160"/>
        </table:table-row>
        <table:table-row table:style-name="ro2">
          <table:table-cell/>
          <table:table-cell table:style-name="Default" table:number-columns-repeated="11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2">
          <table:table-cell/>
          <table:table-cell table:style-name="ce138" office:value-type="string" calcext:value-type="string" table:number-columns-spanned="5" table:number-rows-spanned="1">
            <text:p>Experiment 51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52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53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54</text:p>
          </table:table-cell>
          <table:covered-table-cell table:number-columns-repeated="3" table:style-name="ce145"/>
          <table:covered-table-cell table:style-name="ce157"/>
        </table:table-row>
        <table:table-row table:style-name="ro2"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556" calcext:value-type="float">
            <text:p>0.8556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63" calcext:value-type="float">
            <text:p>0.863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864" calcext:value-type="float">
            <text:p>0.864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651" calcext:value-type="float">
            <text:p>0.8651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8533" calcext:value-type="float">
            <text:p>0.8533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8499" calcext:value-type="float">
            <text:p>0.8499</text:p>
          </table:table-cell>
          <table:table-cell office:value-type="float" office:value="0.8598" calcext:value-type="float">
            <text:p>0.8598</text:p>
          </table:table-cell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7373" calcext:value-type="float">
            <text:p>0.7373</text:p>
          </table:table-cell>
          <table:table-cell office:value-type="float" office:value="0.743" calcext:value-type="float">
            <text:p>0.743</text:p>
          </table:table-cell>
          <table:table-cell office:value-type="float" office:value="0.7401" calcext:value-type="float">
            <text:p>0.7401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32" calcext:value-type="float">
            <text:p>0.7332</text:p>
          </table:table-cell>
          <table:table-cell office:value-type="float" office:value="0.7567" calcext:value-type="float">
            <text:p>0.7567</text:p>
          </table:table-cell>
          <table:table-cell office:value-type="float" office:value="0.7448" calcext:value-type="float">
            <text:p>0.744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69" calcext:value-type="float">
            <text:p>0.7369</text:p>
          </table:table-cell>
          <table:table-cell office:value-type="float" office:value="0.7449" calcext:value-type="float">
            <text:p>0.7449</text:p>
          </table:table-cell>
          <table:table-cell office:value-type="float" office:value="0.7409" calcext:value-type="float">
            <text:p>0.7409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18" calcext:value-type="float">
            <text:p>0.7318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69" calcext:value-type="float">
            <text:p>0.7269</text:p>
          </table:table-cell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5574" calcext:value-type="float">
            <text:p>0.5574</text:p>
          </table:table-cell>
          <table:table-cell office:value-type="float" office:value="0.4065" calcext:value-type="float">
            <text:p>0.4065</text:p>
          </table:table-cell>
          <table:table-cell office:value-type="float" office:value="0.4701" calcext:value-type="float">
            <text:p>0.4701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957" calcext:value-type="float">
            <text:p>0.5957</text:p>
          </table:table-cell>
          <table:table-cell office:value-type="float" office:value="0.4128" calcext:value-type="float">
            <text:p>0.4128</text:p>
          </table:table-cell>
          <table:table-cell office:value-type="float" office:value="0.4876" calcext:value-type="float">
            <text:p>0.4876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217" calcext:value-type="float">
            <text:p>0.5217</text:p>
          </table:table-cell>
          <table:table-cell office:value-type="float" office:value="0.5269" calcext:value-type="float">
            <text:p>0.5269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797" calcext:value-type="float">
            <text:p>0.5797</text:p>
          </table:table-cell>
          <table:table-cell office:value-type="float" office:value="0.4507" calcext:value-type="float">
            <text:p>0.4507</text:p>
          </table:table-cell>
          <table:table-cell office:value-type="float" office:value="0.5071" calcext:value-type="float">
            <text:p>0.5071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6708" calcext:value-type="float">
            <text:p>0.6708</text:p>
          </table:table-cell>
          <table:table-cell office:value-type="float" office:value="0.4745" calcext:value-type="float">
            <text:p>0.4745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4507" calcext:value-type="float">
            <text:p>0.450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4659" calcext:value-type="float">
            <text:p>0.465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7058" calcext:value-type="float">
            <text:p>0.7058</text:p>
          </table:table-cell>
          <table:table-cell office:value-type="float" office:value="0.3761" calcext:value-type="float">
            <text:p>0.3761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6725" calcext:value-type="float">
            <text:p>0.6725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7021" calcext:value-type="float">
            <text:p>0.7021</text:p>
          </table:table-cell>
          <table:table-cell office:value-type="float" office:value="0.6803" calcext:value-type="float">
            <text:p>0.6803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723" calcext:value-type="float">
            <text:p>0.6723</text:p>
          </table:table-cell>
          <table:table-cell office:value-type="float" office:value="0.6869" calcext:value-type="float">
            <text:p>0.6869</text:p>
          </table:table-cell>
          <table:table-cell office:value-type="float" office:value="0.6795" calcext:value-type="float">
            <text:p>0.6795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7128" calcext:value-type="float">
            <text:p>0.7128</text:p>
          </table:table-cell>
          <table:table-cell office:value-type="float" office:value="0.6804" calcext:value-type="float">
            <text:p>0.6804</text:p>
          </table:table-cell>
          <table:table-cell office:value-type="float" office:value="0.6962" calcext:value-type="float">
            <text:p>0.6962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3365" calcext:value-type="float">
            <text:p>0.3365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779" calcext:value-type="float">
            <text:p>0.2779</text:p>
          </table:table-cell>
          <table:table-cell office:value-type="float" office:value="0.4402" calcext:value-type="float">
            <text:p>0.4402</text:p>
          </table:table-cell>
          <table:table-cell office:value-type="float" office:value="0.3407" calcext:value-type="float">
            <text:p>0.340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541" calcext:value-type="float">
            <text:p>0.3541</text:p>
          </table:table-cell>
          <table:table-cell office:value-type="float" office:value="0.3274" calcext:value-type="float">
            <text:p>0.3274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834" calcext:value-type="float">
            <text:p>0.2834</text:p>
          </table:table-cell>
          <table:table-cell office:value-type="float" office:value="0.4617" calcext:value-type="float">
            <text:p>0.4617</text:p>
          </table:table-cell>
          <table:table-cell office:value-type="float" office:value="0.3512" calcext:value-type="float">
            <text:p>0.3512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1964" calcext:value-type="float">
            <text:p>0.1964</text:p>
          </table:table-cell>
          <table:table-cell office:value-type="float" office:value="0.3107" calcext:value-type="float">
            <text:p>0.3107</text:p>
          </table:table-cell>
          <table:table-cell office:value-type="float" office:value="0.2407" calcext:value-type="float">
            <text:p>0.2407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4068" calcext:value-type="float">
            <text:p>0.4068</text:p>
          </table:table-cell>
          <table:table-cell office:value-type="float" office:value="0.2384" calcext:value-type="float">
            <text:p>0.2384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273" calcext:value-type="float">
            <text:p>0.2273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24" calcext:value-type="float">
            <text:p>0.24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403" calcext:value-type="float">
            <text:p>0.2403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4143" calcext:value-type="float">
            <text:p>0.4143</text:p>
          </table:table-cell>
          <table:table-cell office:value-type="float" office:value="0.403" calcext:value-type="float">
            <text:p>0.403</text:p>
          </table:table-cell>
          <table:table-cell office:value-type="float" office:value="0.4086" calcext:value-type="float">
            <text:p>0.4086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3949" calcext:value-type="float">
            <text:p>0.3949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3862" calcext:value-type="float">
            <text:p>0.3862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3532" calcext:value-type="float">
            <text:p>0.3532</text:p>
          </table:table-cell>
          <table:table-cell office:value-type="float" office:value="0.3929" calcext:value-type="float">
            <text:p>0.3929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482" calcext:value-type="float">
            <text:p>0.4482</text:p>
          </table:table-cell>
          <table:table-cell office:value-type="float" office:value="0.2993" calcext:value-type="float">
            <text:p>0.2993</text:p>
          </table:table-cell>
          <table:table-cell office:value-type="float" office:value="0.3589" calcext:value-type="float">
            <text:p>0.3589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2211" calcext:value-type="float">
            <text:p>0.221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12" calcext:value-type="float">
            <text:p>0.112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105" calcext:value-type="float">
            <text:p>0.105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524" calcext:value-type="float">
            <text:p>0.1524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1126" calcext:value-type="float">
            <text:p>0.112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784" calcext:value-type="float">
            <text:p>0.1784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1419" calcext:value-type="float">
            <text:p>0.1419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1979" calcext:value-type="float">
            <text:p>0.1979</text:p>
          </table:table-cell>
          <table:table-cell office:value-type="float" office:value="0.1668" calcext:value-type="float">
            <text:p>0.1668</text:p>
          </table:table-cell>
          <table:table-cell office:value-type="float" office:value="0.181" calcext:value-type="float">
            <text:p>0.181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15" calcext:value-type="float">
            <text:p>0.215</text:p>
          </table:table-cell>
          <table:table-cell office:value-type="float" office:value="0.1334" calcext:value-type="float">
            <text:p>0.1334</text:p>
          </table:table-cell>
          <table:table-cell office:value-type="float" office:value="0.1647" calcext:value-type="float">
            <text:p>0.1647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2138" calcext:value-type="float">
            <text:p>0.2138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2072" calcext:value-type="float">
            <text:p>0.2072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E27:.E37])" office:value-type="float" office:value="0.499236363636364" calcext:value-type="float">
            <text:p>0.4992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K27:.K37])" office:value-type="float" office:value="0.496581818181818" calcext:value-type="float">
            <text:p>0.4966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Q27:.Q37])" office:value-type="float" office:value="0.504836363636364" calcext:value-type="float">
            <text:p>0.5048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W27:.W37])" office:value-type="float" office:value="0.496872727272727" calcext:value-type="float">
            <text:p>0.4969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E28:.E37])" office:value-type="float" office:value="0.44916" calcext:value-type="float">
            <text:p>0.4492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K28:.K37])" office:value-type="float" office:value="0.44624" calcext:value-type="float">
            <text:p>0.4462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Q28:.Q37])" office:value-type="float" office:value="0.45532" calcext:value-type="float">
            <text:p>0.4553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W28:.W37])" office:value-type="float" office:value="0.44656" calcext:value-type="float">
            <text:p>0.4466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E28:.E37]; [.F28:.F37])/SUM([.F28:.F37])" office:value-type="float" office:value="0.636466090941135" calcext:value-type="float">
            <text:p>0.6365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K28:.K37]; [.L28:.L37])/SUM([.L28:.L37])" office:value-type="float" office:value="0.637586311831747" calcext:value-type="float">
            <text:p>0.6376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Q28:.Q37]; [.R28:.R37])/SUM([.R28:.R37])" office:value-type="float" office:value="0.641087486781812" calcext:value-type="float">
            <text:p>0.6411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W28:.W37]; [.X28:.X37])/SUM([.X28:.X37])" office:value-type="float" office:value="0.632997561978616" calcext:value-type="float">
            <text:p>0.6330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431" calcext:value-type="percentage">
            <text:p>64.3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424" calcext:value-type="percentage">
            <text:p>64.2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403" calcext:value-type="percentage">
            <text:p>64.0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294" calcext:value-type="percentage">
            <text:p>62.9%</text:p>
          </table:table-cell>
          <table:table-cell/>
        </table:table-row>
        <table:table-row table:style-name="ro2">
          <table:table-cell table:number-columns-repeated="2"/>
          <table:table-cell table:style-name="ce149" table:number-columns-repeated="3"/>
          <table:table-cell table:number-columns-repeated="3"/>
          <table:table-cell table:style-name="ce149" table:number-columns-repeated="3"/>
          <table:table-cell table:number-columns-repeated="3"/>
          <table:table-cell table:style-name="ce149" table:number-columns-repeated="3"/>
          <table:table-cell table:number-columns-repeated="3"/>
          <table:table-cell table:style-name="ce149" table:number-columns-repeated="3"/>
          <table:table-cell/>
        </table:table-row>
        <table:table-row table:style-name="ro2"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567" calcext:value-type="float">
            <text:p>0.2567</text:p>
          </table:table-cell>
          <table:table-cell office:value-type="float" office:value="0.4862" calcext:value-type="float">
            <text:p>0.4862</text:p>
          </table:table-cell>
          <table:table-cell office:value-type="float" office:value="0.336" calcext:value-type="float">
            <text:p>0.336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4268" calcext:value-type="float">
            <text:p>0.4268</text:p>
          </table:table-cell>
          <table:table-cell office:value-type="float" office:value="0.3222" calcext:value-type="float">
            <text:p>0.3222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455" calcext:value-type="float">
            <text:p>0.2455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2857" calcext:value-type="float">
            <text:p>0.2857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571" calcext:value-type="float">
            <text:p>0.2571</text:p>
          </table:table-cell>
          <table:table-cell office:value-type="float" office:value="0.394" calcext:value-type="float">
            <text:p>0.394</text:p>
          </table:table-cell>
          <table:table-cell office:value-type="float" office:value="0.3111" calcext:value-type="float">
            <text:p>0.3111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665" calcext:value-type="float">
            <text:p>0.665</text:p>
          </table:table-cell>
          <table:table-cell office:value-type="float" office:value="0.7442" calcext:value-type="float">
            <text:p>0.7442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87" calcext:value-type="float">
            <text:p>0.8387</text:p>
          </table:table-cell>
          <table:table-cell office:value-type="float" office:value="0.7091" calcext:value-type="float">
            <text:p>0.7091</text:p>
          </table:table-cell>
          <table:table-cell office:value-type="float" office:value="0.7685" calcext:value-type="float">
            <text:p>0.7685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7503" calcext:value-type="float">
            <text:p>0.7503</text:p>
          </table:table-cell>
          <table:table-cell office:value-type="float" office:value="0.7869" calcext:value-type="float">
            <text:p>0.7869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7785" calcext:value-type="float">
            <text:p>0.7785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E44:.E45])" office:value-type="float" office:value="0.5401" calcext:value-type="float">
            <text:p>0.5401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K44:.K45])" office:value-type="float" office:value="0.54535" calcext:value-type="float">
            <text:p>0.54535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Q44:.Q45])" office:value-type="float" office:value="0.5363" calcext:value-type="float">
            <text:p>0.5363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W44:.W45])" office:value-type="float" office:value="0.5448" calcext:value-type="float">
            <text:p>0.5448</text:p>
          </table:table-cell>
          <table:table-cell/>
        </table:table-row>
        <table:table-row table:style-name="ro2"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306" calcext:value-type="percentage">
            <text:p>63.1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548" calcext:value-type="percentage">
            <text:p>65.5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717" calcext:value-type="percentage">
            <text:p>67.2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647" calcext:value-type="percentage">
            <text:p>66.5%</text:p>
          </table:table-cell>
          <table:table-cell table:style-name="ce160"/>
        </table:table-row>
      </table:table>
      <table:table table:name="Results_55_60" table:style-name="ta1">
        <table:table-column table:style-name="co21" table:default-cell-style-name="Default"/>
        <table:table-column table:style-name="co25" table:default-cell-style-name="ce141"/>
        <table:table-column table:style-name="co23" table:number-columns-repeated="3" table:default-cell-style-name="ce148"/>
        <table:table-column table:style-name="co23" table:default-cell-style-name="ce159"/>
        <table:table-column table:style-name="co21" table:default-cell-style-name="ce35"/>
        <table:table-column table:style-name="co25" table:default-cell-style-name="ce141"/>
        <table:table-column table:style-name="co23" table:number-columns-repeated="3" table:default-cell-style-name="ce148"/>
        <table:table-column table:style-name="co23" table:default-cell-style-name="ce159"/>
        <table:table-column table:style-name="co21" table:default-cell-style-name="Default"/>
        <table:table-column table:style-name="co25" table:default-cell-style-name="Default"/>
        <table:table-column table:style-name="co23" table:number-columns-repeated="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3" table:number-columns-repeated="4" table:default-cell-style-name="Default"/>
        <table:table-row table:style-name="ro2">
          <table:table-cell/>
          <table:table-cell table:style-name="ce138" office:value-type="string" calcext:value-type="string" table:number-columns-spanned="5" table:number-rows-spanned="1">
            <text:p>Experiment 55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56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57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58</text:p>
          </table:table-cell>
          <table:covered-table-cell table:number-columns-repeated="3" table:style-name="ce145"/>
          <table:covered-table-cell table:style-name="ce157"/>
        </table:table-row>
        <table:table-row table:style-name="ro2"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29890" calcext:value-type="float">
            <text:p>29890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table:style-name="ce35" office:value-type="float" office:value="0.8341" calcext:value-type="float">
            <text:p>0.8341</text:p>
          </table:table-cell>
          <table:table-cell table:style-name="ce35" office:value-type="float" office:value="0.8797" calcext:value-type="float">
            <text:p>0.8797</text:p>
          </table:table-cell>
          <table:table-cell table:style-name="ce35" office:value-type="float" office:value="0.8563" calcext:value-type="float">
            <text:p>0.8563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table:style-name="ce35" office:value-type="float" office:value="0.8431" calcext:value-type="float">
            <text:p>0.8431</text:p>
          </table:table-cell>
          <table:table-cell table:style-name="ce35" office:value-type="float" office:value="0.8694" calcext:value-type="float">
            <text:p>0.8694</text:p>
          </table:table-cell>
          <table:table-cell table:style-name="ce35" office:value-type="float" office:value="0.8561" calcext:value-type="float">
            <text:p>0.8561</text:p>
          </table:table-cell>
          <table:table-cell office:value-type="float" office:value="5537" calcext:value-type="float">
            <text:p>5537</text:p>
          </table:table-cell>
          <table:table-cell/>
          <table:table-cell table:style-name="ce141" office:value-type="string" calcext:value-type="string">
            <text:p>Question</text:p>
          </table:table-cell>
          <table:table-cell table:style-name="ce35" office:value-type="float" office:value="0.8077" calcext:value-type="float">
            <text:p>0.8077</text:p>
          </table:table-cell>
          <table:table-cell table:style-name="ce35" office:value-type="float" office:value="0.8405" calcext:value-type="float">
            <text:p>0.8405</text:p>
          </table:table-cell>
          <table:table-cell table:style-name="ce35" office:value-type="float" office:value="0.8238" calcext:value-type="float">
            <text:p>0.8238</text:p>
          </table:table-cell>
          <table:table-cell table:style-name="ce159" office:value-type="float" office:value="5537" calcext:value-type="float">
            <text:p>5537</text:p>
          </table:table-cell>
          <table:table-cell/>
          <table:table-cell table:style-name="ce141" office:value-type="string" calcext:value-type="string">
            <text:p>Question</text:p>
          </table:table-cell>
          <table:table-cell table:style-name="ce148" office:value-type="float" office:value="0.8029" calcext:value-type="float">
            <text:p>0.8029</text:p>
          </table:table-cell>
          <table:table-cell table:style-name="ce148" office:value-type="float" office:value="0.8833" calcext:value-type="float">
            <text:p>0.8833</text:p>
          </table:table-cell>
          <table:table-cell table:style-name="ce148" office:value-type="float" office:value="0.8412" calcext:value-type="float">
            <text:p>0.8412</text:p>
          </table:table-cell>
          <table:table-cell table:style-name="ce159"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table:style-name="ce35" office:value-type="float" office:value="0.7022" calcext:value-type="float">
            <text:p>0.7022</text:p>
          </table:table-cell>
          <table:table-cell table:style-name="ce35" office:value-type="float" office:value="0.7783" calcext:value-type="float">
            <text:p>0.7783</text:p>
          </table:table-cell>
          <table:table-cell table:style-name="ce35" office:value-type="float" office:value="0.7383" calcext:value-type="float">
            <text:p>0.7383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table:style-name="ce35" office:value-type="float" office:value="0.7382" calcext:value-type="float">
            <text:p>0.7382</text:p>
          </table:table-cell>
          <table:table-cell table:style-name="ce35" office:value-type="float" office:value="0.7321" calcext:value-type="float">
            <text:p>0.7321</text:p>
          </table:table-cell>
          <table:table-cell table:style-name="ce35" office:value-type="float" office:value="0.7351" calcext:value-type="float">
            <text:p>0.7351</text:p>
          </table:table-cell>
          <table:table-cell office:value-type="float" office:value="4587" calcext:value-type="float">
            <text:p>4587</text:p>
          </table:table-cell>
          <table:table-cell/>
          <table:table-cell table:style-name="ce141" office:value-type="string" calcext:value-type="string">
            <text:p>Answer</text:p>
          </table:table-cell>
          <table:table-cell table:style-name="ce35" office:value-type="float" office:value="0.7074" calcext:value-type="float">
            <text:p>0.7074</text:p>
          </table:table-cell>
          <table:table-cell table:style-name="ce35" office:value-type="float" office:value="0.6704" calcext:value-type="float">
            <text:p>0.6704</text:p>
          </table:table-cell>
          <table:table-cell table:style-name="ce35" office:value-type="float" office:value="0.6884" calcext:value-type="float">
            <text:p>0.6884</text:p>
          </table:table-cell>
          <table:table-cell table:style-name="ce159" office:value-type="float" office:value="4587" calcext:value-type="float">
            <text:p>4587</text:p>
          </table:table-cell>
          <table:table-cell/>
          <table:table-cell table:style-name="ce141" office:value-type="string" calcext:value-type="string">
            <text:p>Answer</text:p>
          </table:table-cell>
          <table:table-cell table:style-name="ce148" office:value-type="float" office:value="0.689" calcext:value-type="float">
            <text:p>0.6890</text:p>
          </table:table-cell>
          <table:table-cell table:style-name="ce148" office:value-type="float" office:value="0.7153" calcext:value-type="float">
            <text:p>0.7153</text:p>
          </table:table-cell>
          <table:table-cell table:style-name="ce148" office:value-type="float" office:value="0.7019" calcext:value-type="float">
            <text:p>0.7019</text:p>
          </table:table-cell>
          <table:table-cell table:style-name="ce159"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table:style-name="ce35" office:value-type="float" office:value="0.5861" calcext:value-type="float">
            <text:p>0.5861</text:p>
          </table:table-cell>
          <table:table-cell table:style-name="ce35" office:value-type="float" office:value="0.3465" calcext:value-type="float">
            <text:p>0.3465</text:p>
          </table:table-cell>
          <table:table-cell table:style-name="ce35" office:value-type="float" office:value="0.4355" calcext:value-type="float">
            <text:p>0.4355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table:style-name="ce35" office:value-type="float" office:value="0.55" calcext:value-type="float">
            <text:p>0.55</text:p>
          </table:table-cell>
          <table:table-cell table:style-name="ce35" office:value-type="float" office:value="0.4388" calcext:value-type="float">
            <text:p>0.4388</text:p>
          </table:table-cell>
          <table:table-cell table:style-name="ce35" office:value-type="float" office:value="0.4881" calcext:value-type="float">
            <text:p>0.4881</text:p>
          </table:table-cell>
          <table:table-cell office:value-type="float" office:value="1267" calcext:value-type="float">
            <text:p>1267</text:p>
          </table:table-cell>
          <table:table-cell/>
          <table:table-cell table:style-name="ce141" office:value-type="string" calcext:value-type="string">
            <text:p>Announcement</text:p>
          </table:table-cell>
          <table:table-cell table:style-name="ce35" office:value-type="float" office:value="0.475" calcext:value-type="float">
            <text:p>0.475</text:p>
          </table:table-cell>
          <table:table-cell table:style-name="ce35" office:value-type="float" office:value="0.3757" calcext:value-type="float">
            <text:p>0.3757</text:p>
          </table:table-cell>
          <table:table-cell table:style-name="ce35" office:value-type="float" office:value="0.4196" calcext:value-type="float">
            <text:p>0.4196</text:p>
          </table:table-cell>
          <table:table-cell table:style-name="ce159" office:value-type="float" office:value="1267" calcext:value-type="float">
            <text:p>1267</text:p>
          </table:table-cell>
          <table:table-cell/>
          <table:table-cell table:style-name="ce141" office:value-type="string" calcext:value-type="string">
            <text:p>Announcement</text:p>
          </table:table-cell>
          <table:table-cell table:style-name="ce148" office:value-type="float" office:value="0.4949" calcext:value-type="float">
            <text:p>0.4949</text:p>
          </table:table-cell>
          <table:table-cell table:style-name="ce148" office:value-type="float" office:value="0.4191" calcext:value-type="float">
            <text:p>0.4191</text:p>
          </table:table-cell>
          <table:table-cell table:style-name="ce148" office:value-type="float" office:value="0.4538" calcext:value-type="float">
            <text:p>0.4538</text:p>
          </table:table-cell>
          <table:table-cell table:style-name="ce159"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table:style-name="ce35" office:value-type="float" office:value="0.3439" calcext:value-type="float">
            <text:p>0.3439</text:p>
          </table:table-cell>
          <table:table-cell table:style-name="ce35" office:value-type="float" office:value="0.6708" calcext:value-type="float">
            <text:p>0.6708</text:p>
          </table:table-cell>
          <table:table-cell table:style-name="ce35" office:value-type="float" office:value="0.4547" calcext:value-type="float">
            <text:p>0.454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table:style-name="ce35" office:value-type="float" office:value="0.2498" calcext:value-type="float">
            <text:p>0.2498</text:p>
          </table:table-cell>
          <table:table-cell table:style-name="ce35" office:value-type="float" office:value="0.7757" calcext:value-type="float">
            <text:p>0.7757</text:p>
          </table:table-cell>
          <table:table-cell table:style-name="ce35" office:value-type="float" office:value="0.3779" calcext:value-type="float">
            <text:p>0.3779</text:p>
          </table:table-cell>
          <table:table-cell office:value-type="float" office:value="486" calcext:value-type="float">
            <text:p>486</text:p>
          </table:table-cell>
          <table:table-cell/>
          <table:table-cell table:style-name="ce141" office:value-type="string" calcext:value-type="string">
            <text:p>Agreement</text:p>
          </table:table-cell>
          <table:table-cell table:style-name="ce35" office:value-type="float" office:value="0.2379" calcext:value-type="float">
            <text:p>0.2379</text:p>
          </table:table-cell>
          <table:table-cell table:style-name="ce35" office:value-type="float" office:value="0.7407" calcext:value-type="float">
            <text:p>0.7407</text:p>
          </table:table-cell>
          <table:table-cell table:style-name="ce35" office:value-type="float" office:value="0.3602" calcext:value-type="float">
            <text:p>0.3602</text:p>
          </table:table-cell>
          <table:table-cell table:style-name="ce159" office:value-type="float" office:value="486" calcext:value-type="float">
            <text:p>486</text:p>
          </table:table-cell>
          <table:table-cell/>
          <table:table-cell table:style-name="ce141" office:value-type="string" calcext:value-type="string">
            <text:p>Agreement</text:p>
          </table:table-cell>
          <table:table-cell table:style-name="ce148" office:value-type="float" office:value="0.19" calcext:value-type="float">
            <text:p>0.1900</text:p>
          </table:table-cell>
          <table:table-cell table:style-name="ce148" office:value-type="float" office:value="0.7881" calcext:value-type="float">
            <text:p>0.7881</text:p>
          </table:table-cell>
          <table:table-cell table:style-name="ce148" office:value-type="float" office:value="0.3062" calcext:value-type="float">
            <text:p>0.3062</text:p>
          </table:table-cell>
          <table:table-cell table:style-name="ce159"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table:style-name="ce35" office:value-type="float" office:value="0.622" calcext:value-type="float">
            <text:p>0.622</text:p>
          </table:table-cell>
          <table:table-cell table:style-name="ce35" office:value-type="float" office:value="0.6793" calcext:value-type="float">
            <text:p>0.6793</text:p>
          </table:table-cell>
          <table:table-cell table:style-name="ce35" office:value-type="float" office:value="0.6494" calcext:value-type="float">
            <text:p>0.6494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table:style-name="ce35" office:value-type="float" office:value="0.7428" calcext:value-type="float">
            <text:p>0.7428</text:p>
          </table:table-cell>
          <table:table-cell table:style-name="ce35" office:value-type="float" office:value="0.5883" calcext:value-type="float">
            <text:p>0.5883</text:p>
          </table:table-cell>
          <table:table-cell table:style-name="ce35" office:value-type="float" office:value="0.6566" calcext:value-type="float">
            <text:p>0.6566</text:p>
          </table:table-cell>
          <table:table-cell office:value-type="float" office:value="923" calcext:value-type="float">
            <text:p>923</text:p>
          </table:table-cell>
          <table:table-cell/>
          <table:table-cell table:style-name="ce141" office:value-type="string" calcext:value-type="string">
            <text:p>Appreciation</text:p>
          </table:table-cell>
          <table:table-cell table:style-name="ce35" office:value-type="float" office:value="0.7268" calcext:value-type="float">
            <text:p>0.7268</text:p>
          </table:table-cell>
          <table:table-cell table:style-name="ce35" office:value-type="float" office:value="0.6111" calcext:value-type="float">
            <text:p>0.6111</text:p>
          </table:table-cell>
          <table:table-cell table:style-name="ce35" office:value-type="float" office:value="0.6639" calcext:value-type="float">
            <text:p>0.6639</text:p>
          </table:table-cell>
          <table:table-cell table:style-name="ce159" office:value-type="float" office:value="923" calcext:value-type="float">
            <text:p>923</text:p>
          </table:table-cell>
          <table:table-cell/>
          <table:table-cell table:style-name="ce141" office:value-type="string" calcext:value-type="string">
            <text:p>Appreciation</text:p>
          </table:table-cell>
          <table:table-cell table:style-name="ce148" office:value-type="float" office:value="0.7441" calcext:value-type="float">
            <text:p>0.7441</text:p>
          </table:table-cell>
          <table:table-cell table:style-name="ce148" office:value-type="float" office:value="0.5168" calcext:value-type="float">
            <text:p>0.5168</text:p>
          </table:table-cell>
          <table:table-cell table:style-name="ce148" office:value-type="float" office:value="0.61" calcext:value-type="float">
            <text:p>0.6100</text:p>
          </table:table-cell>
          <table:table-cell table:style-name="ce159"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table:style-name="ce35" office:value-type="float" office:value="0.301" calcext:value-type="float">
            <text:p>0.301</text:p>
          </table:table-cell>
          <table:table-cell table:style-name="ce35" office:value-type="float" office:value="0.3493" calcext:value-type="float">
            <text:p>0.3493</text:p>
          </table:table-cell>
          <table:table-cell table:style-name="ce35" office:value-type="float" office:value="0.3234" calcext:value-type="float">
            <text:p>0.3234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table:style-name="ce35" office:value-type="float" office:value="0.2299" calcext:value-type="float">
            <text:p>0.2299</text:p>
          </table:table-cell>
          <table:table-cell table:style-name="ce35" office:value-type="float" office:value="0.5813" calcext:value-type="float">
            <text:p>0.5813</text:p>
          </table:table-cell>
          <table:table-cell table:style-name="ce35" office:value-type="float" office:value="0.3295" calcext:value-type="float">
            <text:p>0.3295</text:p>
          </table:table-cell>
          <table:table-cell office:value-type="float" office:value="418" calcext:value-type="float">
            <text:p>418</text:p>
          </table:table-cell>
          <table:table-cell/>
          <table:table-cell table:style-name="ce141" office:value-type="string" calcext:value-type="string">
            <text:p>Disagreement</text:p>
          </table:table-cell>
          <table:table-cell table:style-name="ce35" office:value-type="float" office:value="0.1677" calcext:value-type="float">
            <text:p>0.1677</text:p>
          </table:table-cell>
          <table:table-cell table:style-name="ce35" office:value-type="float" office:value="0.6268" calcext:value-type="float">
            <text:p>0.6268</text:p>
          </table:table-cell>
          <table:table-cell table:style-name="ce35" office:value-type="float" office:value="0.2646" calcext:value-type="float">
            <text:p>0.2646</text:p>
          </table:table-cell>
          <table:table-cell table:style-name="ce159" office:value-type="float" office:value="418" calcext:value-type="float">
            <text:p>418</text:p>
          </table:table-cell>
          <table:table-cell/>
          <table:table-cell table:style-name="ce141" office:value-type="string" calcext:value-type="string">
            <text:p>Disagreement</text:p>
          </table:table-cell>
          <table:table-cell table:style-name="ce148" office:value-type="float" office:value="0.2225" calcext:value-type="float">
            <text:p>0.2225</text:p>
          </table:table-cell>
          <table:table-cell table:style-name="ce148" office:value-type="float" office:value="0.4641" calcext:value-type="float">
            <text:p>0.4641</text:p>
          </table:table-cell>
          <table:table-cell table:style-name="ce148" office:value-type="float" office:value="0.3008" calcext:value-type="float">
            <text:p>0.3008</text:p>
          </table:table-cell>
          <table:table-cell table:style-name="ce159"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table:style-name="ce35" office:value-type="float" office:value="0.267" calcext:value-type="float">
            <text:p>0.267</text:p>
          </table:table-cell>
          <table:table-cell table:style-name="ce35" office:value-type="float" office:value="0.2655" calcext:value-type="float">
            <text:p>0.2655</text:p>
          </table:table-cell>
          <table:table-cell table:style-name="ce35" office:value-type="float" office:value="0.2663" calcext:value-type="float">
            <text:p>0.2663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table:style-name="ce35" office:value-type="float" office:value="0.1615" calcext:value-type="float">
            <text:p>0.1615</text:p>
          </table:table-cell>
          <table:table-cell table:style-name="ce35" office:value-type="float" office:value="0.322" calcext:value-type="float">
            <text:p>0.322</text:p>
          </table:table-cell>
          <table:table-cell table:style-name="ce35" office:value-type="float" office:value="0.2151" calcext:value-type="float">
            <text:p>0.2151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141" office:value-type="string" calcext:value-type="string">
            <text:p>-ve Reaction</text:p>
          </table:table-cell>
          <table:table-cell table:style-name="ce35" office:value-type="float" office:value="0.0902" calcext:value-type="float">
            <text:p>0.0902</text:p>
          </table:table-cell>
          <table:table-cell table:style-name="ce35" office:value-type="float" office:value="0.5141" calcext:value-type="float">
            <text:p>0.5141</text:p>
          </table:table-cell>
          <table:table-cell table:style-name="ce35" office:value-type="float" office:value="0.1535" calcext:value-type="float">
            <text:p>0.1535</text:p>
          </table:table-cell>
          <table:table-cell table:style-name="ce159" office:value-type="float" office:value="177" calcext:value-type="float">
            <text:p>177</text:p>
          </table:table-cell>
          <table:table-cell/>
          <table:table-cell table:style-name="ce141" office:value-type="string" calcext:value-type="string">
            <text:p>-ve Reaction</text:p>
          </table:table-cell>
          <table:table-cell table:style-name="ce148" office:value-type="float" office:value="0.1222" calcext:value-type="float">
            <text:p>0.1222</text:p>
          </table:table-cell>
          <table:table-cell table:style-name="ce148" office:value-type="float" office:value="0.4068" calcext:value-type="float">
            <text:p>0.4068</text:p>
          </table:table-cell>
          <table:table-cell table:style-name="ce148" office:value-type="float" office:value="0.188" calcext:value-type="float">
            <text:p>0.1880</text:p>
          </table:table-cell>
          <table:table-cell table:style-name="ce159"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table:style-name="ce35" office:value-type="float" office:value="0.4415" calcext:value-type="float">
            <text:p>0.4415</text:p>
          </table:table-cell>
          <table:table-cell table:style-name="ce35" office:value-type="float" office:value="0.3994" calcext:value-type="float">
            <text:p>0.3994</text:p>
          </table:table-cell>
          <table:table-cell table:style-name="ce35" office:value-type="float" office:value="0.4194" calcext:value-type="float">
            <text:p>0.4194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table:style-name="ce35" office:value-type="float" office:value="0.4319" calcext:value-type="float">
            <text:p>0.4319</text:p>
          </table:table-cell>
          <table:table-cell table:style-name="ce35" office:value-type="float" office:value="0.294" calcext:value-type="float">
            <text:p>0.294</text:p>
          </table:table-cell>
          <table:table-cell table:style-name="ce35" office:value-type="float" office:value="0.3499" calcext:value-type="float">
            <text:p>0.3499</text:p>
          </table:table-cell>
          <table:table-cell office:value-type="float" office:value="1908" calcext:value-type="float">
            <text:p>1908</text:p>
          </table:table-cell>
          <table:table-cell/>
          <table:table-cell table:style-name="ce141" office:value-type="string" calcext:value-type="string">
            <text:p>Elaboration</text:p>
          </table:table-cell>
          <table:table-cell table:style-name="ce35" office:value-type="float" office:value="0.411" calcext:value-type="float">
            <text:p>0.411</text:p>
          </table:table-cell>
          <table:table-cell table:style-name="ce35" office:value-type="float" office:value="0.1562" calcext:value-type="float">
            <text:p>0.1562</text:p>
          </table:table-cell>
          <table:table-cell table:style-name="ce35" office:value-type="float" office:value="0.2264" calcext:value-type="float">
            <text:p>0.2264</text:p>
          </table:table-cell>
          <table:table-cell table:style-name="ce159" office:value-type="float" office:value="1908" calcext:value-type="float">
            <text:p>1908</text:p>
          </table:table-cell>
          <table:table-cell/>
          <table:table-cell table:style-name="ce141" office:value-type="string" calcext:value-type="string">
            <text:p>Elaboration</text:p>
          </table:table-cell>
          <table:table-cell table:style-name="ce148" office:value-type="float" office:value="0.4319" calcext:value-type="float">
            <text:p>0.4319</text:p>
          </table:table-cell>
          <table:table-cell table:style-name="ce148" office:value-type="float" office:value="0.2112" calcext:value-type="float">
            <text:p>0.2112</text:p>
          </table:table-cell>
          <table:table-cell table:style-name="ce148" office:value-type="float" office:value="0.2837" calcext:value-type="float">
            <text:p>0.2837</text:p>
          </table:table-cell>
          <table:table-cell table:style-name="ce159"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table:style-name="ce35" office:value-type="float" office:value="0.155" calcext:value-type="float">
            <text:p>0.155</text:p>
          </table:table-cell>
          <table:table-cell table:style-name="ce35" office:value-type="float" office:value="0.1893" calcext:value-type="float">
            <text:p>0.1893</text:p>
          </table:table-cell>
          <table:table-cell table:style-name="ce35" office:value-type="float" office:value="0.1704" calcext:value-type="float">
            <text:p>0.170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table:style-name="ce35" office:value-type="float" office:value="0.1944" calcext:value-type="float">
            <text:p>0.1944</text:p>
          </table:table-cell>
          <table:table-cell table:style-name="ce35" office:value-type="float" office:value="0.075" calcext:value-type="float">
            <text:p>0.075</text:p>
          </table:table-cell>
          <table:table-cell table:style-name="ce35" office:value-type="float" office:value="0.1082" calcext:value-type="float">
            <text:p>0.1082</text:p>
          </table:table-cell>
          <table:table-cell office:value-type="float" office:value="280" calcext:value-type="float">
            <text:p>280</text:p>
          </table:table-cell>
          <table:table-cell/>
          <table:table-cell table:style-name="ce141" office:value-type="string" calcext:value-type="string">
            <text:p>Humor</text:p>
          </table:table-cell>
          <table:table-cell table:style-name="ce35" office:value-type="float" office:value="0.0882" calcext:value-type="float">
            <text:p>0.0882</text:p>
          </table:table-cell>
          <table:table-cell table:style-name="ce35" office:value-type="float" office:value="0.0107" calcext:value-type="float">
            <text:p>0.0107</text:p>
          </table:table-cell>
          <table:table-cell table:style-name="ce35" office:value-type="float" office:value="0.0191" calcext:value-type="float">
            <text:p>0.0191</text:p>
          </table:table-cell>
          <table:table-cell table:style-name="ce159" office:value-type="float" office:value="280" calcext:value-type="float">
            <text:p>280</text:p>
          </table:table-cell>
          <table:table-cell/>
          <table:table-cell table:style-name="ce141" office:value-type="string" calcext:value-type="string">
            <text:p>Humor</text:p>
          </table:table-cell>
          <table:table-cell table:style-name="ce148" office:value-type="float" office:value="1" calcext:value-type="float">
            <text:p>1.0000</text:p>
          </table:table-cell>
          <table:table-cell table:style-name="ce148" office:value-type="float" office:value="0.0036" calcext:value-type="float">
            <text:p>0.0036</text:p>
          </table:table-cell>
          <table:table-cell table:style-name="ce148" office:value-type="float" office:value="0.0071" calcext:value-type="float">
            <text:p>0.0071</text:p>
          </table:table-cell>
          <table:table-cell table:style-name="ce159"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table:style-name="ce35" office:value-type="float" office:value="0.2033" calcext:value-type="float">
            <text:p>0.2033</text:p>
          </table:table-cell>
          <table:table-cell table:style-name="ce35" office:value-type="float" office:value="0.0938" calcext:value-type="float">
            <text:p>0.0938</text:p>
          </table:table-cell>
          <table:table-cell table:style-name="ce35" office:value-type="float" office:value="0.1284" calcext:value-type="float">
            <text:p>0.1284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table:style-name="ce35" office:value-type="float" office:value="0.2187" calcext:value-type="float">
            <text:p>0.2187</text:p>
          </table:table-cell>
          <table:table-cell table:style-name="ce35" office:value-type="float" office:value="0.1056" calcext:value-type="float">
            <text:p>0.1056</text:p>
          </table:table-cell>
          <table:table-cell table:style-name="ce35" office:value-type="float" office:value="0.1425" calcext:value-type="float">
            <text:p>0.1425</text:p>
          </table:table-cell>
          <table:table-cell office:value-type="float" office:value="1439" calcext:value-type="float">
            <text:p>1439</text:p>
          </table:table-cell>
          <table:table-cell/>
          <table:table-cell table:style-name="ce141" office:value-type="string" calcext:value-type="string">
            <text:p>Other</text:p>
          </table:table-cell>
          <table:table-cell table:style-name="ce35" office:value-type="float" office:value="0.1952" calcext:value-type="float">
            <text:p>0.1952</text:p>
          </table:table-cell>
          <table:table-cell table:style-name="ce35" office:value-type="float" office:value="0.0396" calcext:value-type="float">
            <text:p>0.0396</text:p>
          </table:table-cell>
          <table:table-cell table:style-name="ce35" office:value-type="float" office:value="0.0659" calcext:value-type="float">
            <text:p>0.0659</text:p>
          </table:table-cell>
          <table:table-cell table:style-name="ce159" office:value-type="float" office:value="1439" calcext:value-type="float">
            <text:p>1439</text:p>
          </table:table-cell>
          <table:table-cell/>
          <table:table-cell table:style-name="ce141" office:value-type="string" calcext:value-type="string">
            <text:p>Other</text:p>
          </table:table-cell>
          <table:table-cell table:style-name="ce148" office:value-type="float" office:value="0.2326" calcext:value-type="float">
            <text:p>0.2326</text:p>
          </table:table-cell>
          <table:table-cell table:style-name="ce148" office:value-type="float" office:value="0.0069" calcext:value-type="float">
            <text:p>0.0069</text:p>
          </table:table-cell>
          <table:table-cell table:style-name="ce148" office:value-type="float" office:value="0.0135" calcext:value-type="float">
            <text:p>0.0135</text:p>
          </table:table-cell>
          <table:table-cell table:style-name="ce159"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E3:.E13])" office:value-type="float" office:value="0.494736363636364" calcext:value-type="float">
            <text:p>0.4947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K3:.K13])" office:value-type="float" office:value="0.478090909090909" calcext:value-type="float">
            <text:p>0.4781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Q3:.Q13])" office:value-type="float" office:value="0.425945454545454" calcext:value-type="float">
            <text:p>0.4259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W3:.W13])" office:value-type="float" office:value="0.427836363636364" calcext:value-type="float">
            <text:p>0.4278</text:p>
          </table:table-cell>
          <table:table-cell table:style-name="ce159"/>
        </table:table-row>
        <table:table-row table:style-name="ro2">
          <table:table-cell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E4:.E13])" office:value-type="float" office:value="0.44421" calcext:value-type="float">
            <text:p>0.4442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K4:.K13])" office:value-type="float" office:value="0.4259" calcext:value-type="float">
            <text:p>0.4259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Q4:.Q13])" office:value-type="float" office:value="0.36854" calcext:value-type="float">
            <text:p>0.3685</text:p>
          </table:table-cell>
          <table:table-cell table:style-name="ce159"/>
          <table:table-cell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W4:.W13])" office:value-type="float" office:value="0.37062" calcext:value-type="float">
            <text:p>0.3706</text:p>
          </table:table-cell>
          <table:table-cell table:style-name="ce159"/>
        </table:table-row>
        <table:table-row table:style-name="ro2"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E4:.E13]; [.F4:.F13])/SUM([.F4:.F13])" office:value-type="float" office:value="0.629484502408648" calcext:value-type="float">
            <text:p>0.6295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K4:.K13]; [.L4:.L13])/SUM([.L4:.L13])" office:value-type="float" office:value="0.622665944072377" calcext:value-type="float">
            <text:p>0.6227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Q4:.Q13]; [.R4:.R13])/SUM([.R4:.R13])" office:value-type="float" office:value="0.570347967336388" calcext:value-type="float">
            <text:p>0.5703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W4:.W13]; [.X4:.X13])/SUM([.X4:.X13])" office:value-type="float" office:value="0.580770297262366" calcext:value-type="float">
            <text:p>0.5808</text:p>
          </table:table-cell>
          <table:table-cell table:style-name="ce159"/>
        </table:table-row>
        <table:table-row table:style-name="ro2"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448" calcext:value-type="percentage">
            <text:p>64.5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275" calcext:value-type="percentage">
            <text:p>62.8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5781" calcext:value-type="percentage">
            <text:p>57.8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018" calcext:value-type="percentage">
            <text:p>60.2%</text:p>
          </table:table-cell>
          <table:table-cell table:style-name="ce159"/>
        </table:table-row>
        <table:table-row table:style-name="ro2">
          <table:table-cell table:number-columns-repeated="2"/>
          <table:table-cell table:style-name="ce149" table:number-columns-repeated="3"/>
          <table:table-cell table:number-columns-repeated="3"/>
          <table:table-cell table:style-name="ce149" table:number-columns-repeated="3"/>
          <table:table-cell table:number-columns-repeated="2"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</table:table-row>
        <table:table-row table:style-name="ro2"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table:style-name="ce35" office:value-type="float" office:value="0.2439" calcext:value-type="float">
            <text:p>0.2439</text:p>
          </table:table-cell>
          <table:table-cell table:style-name="ce35" office:value-type="float" office:value="0.4419" calcext:value-type="float">
            <text:p>0.4419</text:p>
          </table:table-cell>
          <table:table-cell table:style-name="ce35" office:value-type="float" office:value="0.3143" calcext:value-type="float">
            <text:p>0.3143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table:style-name="ce35" office:value-type="float" office:value="0.254" calcext:value-type="float">
            <text:p>0.254</text:p>
          </table:table-cell>
          <table:table-cell table:style-name="ce35" office:value-type="float" office:value="0.394" calcext:value-type="float">
            <text:p>0.394</text:p>
          </table:table-cell>
          <table:table-cell table:style-name="ce35" office:value-type="float" office:value="0.3089" calcext:value-type="float">
            <text:p>0.3089</text:p>
          </table:table-cell>
          <table:table-cell office:value-type="float" office:value="1127" calcext:value-type="float">
            <text:p>1127</text:p>
          </table:table-cell>
          <table:table-cell/>
          <table:table-cell table:style-name="ce141" office:value-type="string" calcext:value-type="string">
            <text:p>Short &lt;8</text:p>
          </table:table-cell>
          <table:table-cell table:style-name="ce35" office:value-type="float" office:value="0.2435" calcext:value-type="float">
            <text:p>0.2435</text:p>
          </table:table-cell>
          <table:table-cell table:style-name="ce35" office:value-type="float" office:value="0.3576" calcext:value-type="float">
            <text:p>0.3576</text:p>
          </table:table-cell>
          <table:table-cell table:style-name="ce35" office:value-type="float" office:value="0.2897" calcext:value-type="float">
            <text:p>0.2897</text:p>
          </table:table-cell>
          <table:table-cell table:style-name="ce159" office:value-type="float" office:value="1127" calcext:value-type="float">
            <text:p>1127</text:p>
          </table:table-cell>
          <table:table-cell/>
          <table:table-cell table:style-name="ce141" office:value-type="string" calcext:value-type="string">
            <text:p>Short &lt;8</text:p>
          </table:table-cell>
          <table:table-cell table:style-name="ce35" office:value-type="float" office:value="0.2774" calcext:value-type="float">
            <text:p>0.2774</text:p>
          </table:table-cell>
          <table:table-cell table:style-name="ce35" office:value-type="float" office:value="0.4241" calcext:value-type="float">
            <text:p>0.4241</text:p>
          </table:table-cell>
          <table:table-cell table:style-name="ce35" office:value-type="float" office:value="0.3354" calcext:value-type="float">
            <text:p>0.3354</text:p>
          </table:table-cell>
          <table:table-cell table:style-name="ce159"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table:style-name="ce35" office:value-type="float" office:value="0.8354" calcext:value-type="float">
            <text:p>0.8354</text:p>
          </table:table-cell>
          <table:table-cell table:style-name="ce35" office:value-type="float" office:value="0.6741" calcext:value-type="float">
            <text:p>0.6741</text:p>
          </table:table-cell>
          <table:table-cell table:style-name="ce35" office:value-type="float" office:value="0.7461" calcext:value-type="float">
            <text:p>0.7461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table:style-name="ce35" office:value-type="float" office:value="0.8341" calcext:value-type="float">
            <text:p>0.8341</text:p>
          </table:table-cell>
          <table:table-cell table:style-name="ce35" office:value-type="float" office:value="0.7247" calcext:value-type="float">
            <text:p>0.7247</text:p>
          </table:table-cell>
          <table:table-cell table:style-name="ce35" office:value-type="float" office:value="0.7756" calcext:value-type="float">
            <text:p>0.7756</text:p>
          </table:table-cell>
          <table:table-cell office:value-type="float" office:value="4737" calcext:value-type="float">
            <text:p>4737</text:p>
          </table:table-cell>
          <table:table-cell/>
          <table:table-cell table:style-name="ce141" office:value-type="string" calcext:value-type="string">
            <text:p>Long &gt;=8</text:p>
          </table:table-cell>
          <table:table-cell table:style-name="ce35" office:value-type="float" office:value="0.828" calcext:value-type="float">
            <text:p>0.828</text:p>
          </table:table-cell>
          <table:table-cell table:style-name="ce35" office:value-type="float" office:value="0.7357" calcext:value-type="float">
            <text:p>0.7357</text:p>
          </table:table-cell>
          <table:table-cell table:style-name="ce35" office:value-type="float" office:value="0.7791" calcext:value-type="float">
            <text:p>0.7791</text:p>
          </table:table-cell>
          <table:table-cell table:style-name="ce159" office:value-type="float" office:value="4737" calcext:value-type="float">
            <text:p>4737</text:p>
          </table:table-cell>
          <table:table-cell/>
          <table:table-cell table:style-name="ce141" office:value-type="string" calcext:value-type="string">
            <text:p>Long &gt;=8</text:p>
          </table:table-cell>
          <table:table-cell table:style-name="ce35" office:value-type="float" office:value="0.8433" calcext:value-type="float">
            <text:p>0.8433</text:p>
          </table:table-cell>
          <table:table-cell table:style-name="ce35" office:value-type="float" office:value="0.7372" calcext:value-type="float">
            <text:p>0.7372</text:p>
          </table:table-cell>
          <table:table-cell table:style-name="ce35" office:value-type="float" office:value="0.7867" calcext:value-type="float">
            <text:p>0.7867</text:p>
          </table:table-cell>
          <table:table-cell table:style-name="ce159"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E20:.E21])" office:value-type="float" office:value="0.5302" calcext:value-type="float">
            <text:p>0.5302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K20:.K21])" office:value-type="float" office:value="0.54225" calcext:value-type="float">
            <text:p>0.54225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Q20:.Q21])" office:value-type="float" office:value="0.5344" calcext:value-type="float">
            <text:p>0.5344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W20:.W21])" office:value-type="float" office:value="0.56105" calcext:value-type="float">
            <text:p>0.56105</text:p>
          </table:table-cell>
          <table:table-cell table:style-name="ce159"/>
        </table:table-row>
        <table:table-row table:style-name="ro2"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294" calcext:value-type="percentage">
            <text:p>62.9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612" calcext:value-type="percentage">
            <text:p>66.1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63" calcext:value-type="percentage">
            <text:p>66.3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77" calcext:value-type="percentage">
            <text:p>67.7%</text:p>
          </table:table-cell>
          <table:table-cell table:style-name="ce160"/>
        </table:table-row>
        <table:table-row table:style-name="ro2">
          <table:table-cell/>
          <table:table-cell table:style-name="Default" table:number-columns-repeated="11"/>
          <table:table-cell table:number-columns-repeated="12"/>
        </table:table-row>
        <table:table-row table:style-name="ro2">
          <table:table-cell/>
          <table:table-cell table:style-name="ce138" office:value-type="string" calcext:value-type="string" table:number-columns-spanned="5" table:number-rows-spanned="1">
            <text:p>Experiment 59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60</text:p>
          </table:table-cell>
          <table:covered-table-cell table:number-columns-repeated="3" table:style-name="ce145"/>
          <table:covered-table-cell table:style-name="ce157"/>
          <table:table-cell table:number-columns-repeated="12"/>
        </table:table-row>
        <table:table-row table:style-name="ro2"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office:value-type="float" office:value="0.6372" calcext:value-type="float">
            <text:p>0.6372</text:p>
          </table:table-cell>
          <table:table-cell office:value-type="float" office:value="1" calcext:value-type="float">
            <text:p>1.0000</text:p>
          </table:table-cell>
          <table:table-cell office:value-type="float" office:value="0.7784" calcext:value-type="float">
            <text:p>0.7784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office:value-type="float" office:value="0.6372" calcext:value-type="float">
            <text:p>0.6372</text:p>
          </table:table-cell>
          <table:table-cell office:value-type="float" office:value="1" calcext:value-type="float">
            <text:p>1.0000</text:p>
          </table:table-cell>
          <table:table-cell office:value-type="float" office:value="0.7784" calcext:value-type="float">
            <text:p>0.7784</text:p>
          </table:table-cell>
          <table:table-cell office:value-type="float" office:value="29890" calcext:value-type="float">
            <text:p>2989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5537" calcext:value-type="float">
            <text:p>5537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4587" calcext:value-type="float">
            <text:p>4587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1267" calcext:value-type="float">
            <text:p>1267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486" calcext:value-type="float">
            <text:p>486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923" calcext:value-type="float">
            <text:p>923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418" calcext:value-type="float">
            <text:p>418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177" calcext:value-type="float">
            <text:p>177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1908" calcext:value-type="float">
            <text:p>1908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280" calcext:value-type="float">
            <text:p>28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1439" calcext:value-type="float">
            <text:p>1439</text:p>
          </table:table-cell>
          <table:table-cell table:number-columns-repeated="12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number-columns-repeated="2"/>
          <table:table-cell table:formula="of:=AVERAGE([.E27:.E37])" office:value-type="float" office:value="0.0707636363636364" calcext:value-type="float">
            <text:p>0.0708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K27:.K37])" office:value-type="float" office:value="0.0707636363636364" calcext:value-type="float">
            <text:p>0.0708</text:p>
          </table:table-cell>
          <table:table-cell table:number-columns-repeated="13"/>
        </table:table-row>
        <table:table-row table:style-name="ro2">
          <table:table-cell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E28:.E37])" office:value-type="float" office:value="0" calcext:value-type="float">
            <text:p>0.0000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K28:.K37])" office:value-type="float" office:value="0" calcext:value-type="float">
            <text:p>0.0000</text:p>
          </table:table-cell>
          <table:table-cell table:number-columns-repeated="13"/>
        </table:table-row>
        <table:table-row table:style-name="ro2"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E28:.E37]; [.F28:.F37])/SUM([.F28:.F37])" office:value-type="float" office:value="0" calcext:value-type="float">
            <text:p>0.0000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K28:.K37]; [.L28:.L37])/SUM([.L28:.L37])" office:value-type="float" office:value="0" calcext:value-type="float">
            <text:p>0.0000</text:p>
          </table:table-cell>
          <table:table-cell table:number-columns-repeated="13"/>
        </table:table-row>
        <table:table-row table:style-name="ro2"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" calcext:value-type="percentage">
            <text:p>0.0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" calcext:value-type="percentage">
            <text:p>0.0%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ce149" table:number-columns-repeated="3"/>
          <table:table-cell table:number-columns-repeated="3"/>
          <table:table-cell table:style-name="ce149" table:number-columns-repeated="3"/>
          <table:table-cell table:number-columns-repeated="13"/>
        </table:table-row>
        <table:table-row table:style-name="ro2"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1127" calcext:value-type="float">
            <text:p>1127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078" calcext:value-type="float">
            <text:p>0.8078</text:p>
          </table:table-cell>
          <table:table-cell office:value-type="float" office:value="1" calcext:value-type="float">
            <text:p>1.0000</text:p>
          </table:table-cell>
          <table:table-cell office:value-type="float" office:value="0.8937" calcext:value-type="float">
            <text:p>0.8937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078" calcext:value-type="float">
            <text:p>0.8078</text:p>
          </table:table-cell>
          <table:table-cell office:value-type="float" office:value="1" calcext:value-type="float">
            <text:p>1.0000</text:p>
          </table:table-cell>
          <table:table-cell office:value-type="float" office:value="0.8937" calcext:value-type="float">
            <text:p>0.8937</text:p>
          </table:table-cell>
          <table:table-cell office:value-type="float" office:value="4737" calcext:value-type="float">
            <text:p>4737</text:p>
          </table:table-cell>
          <table:table-cell table:number-columns-repeated="12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E44:.E45])" office:value-type="float" office:value="0.44685" calcext:value-type="float">
            <text:p>0.44685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K44:.K45])" office:value-type="float" office:value="0.44685" calcext:value-type="float">
            <text:p>0.44685</text:p>
          </table:table-cell>
          <table:table-cell table:number-columns-repeated="13"/>
        </table:table-row>
        <table:table-row table:style-name="ro2"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8078" calcext:value-type="percentage">
            <text:p>80.8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8078" calcext:value-type="percentage">
            <text:p>80.8%</text:p>
          </table:table-cell>
          <table:table-cell table:style-name="ce160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12:06:47.219161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5:13:44.980153917</meta:creation-date>
    <dc:date>2020-12-23T12:09:40.096061032</dc:date>
    <meta:editing-duration>P1DT22H24M34S</meta:editing-duration>
    <meta:editing-cycles>145</meta:editing-cycles>
    <meta:generator>LibreOffice/6.4.6.2$Linux_X86_64 LibreOffice_project/40$Build-2</meta:generator>
    <meta:document-statistic meta:table-count="8" meta:cell-count="5886" meta:object-count="0"/>
  </office:meta>
</office:document-meta>
</file>